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1" svg:font-family="Consolas, Inconsolata, Courier, monospace"/>
    <style:font-face style:name="Consolas" svg:font-family="Consolas, Inconsolata, Courier, monospace, 'PingFang SC', 'Microsoft YaHei', sans-serif"/>
    <style:font-face style:name="Lato" svg:font-family="Lato, apple-system, 'SF UI Text', Arial, 'PingFang SC', 'Hiragino Sans GB', 'Microsoft YaHei', 'WenQuanYi Micro Hei', sans-serif"/>
    <style:font-face style:name="inherit" svg:font-family="inherit"/>
    <style:font-face style:name="oswaldbook" svg:font-family="oswaldbook,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margin-left="0in" fo:margin-right="0in" fo:margin-top="0.0835in" fo:margin-bottom="0.1665in" style:contextual-spacing="false" style:line-height-at-least="0.3752in" fo:orphans="2" fo:widows="2" fo:text-indent="0in" style:auto-text-indent="false" fo:padding="0in" fo:border="none"/>
      <style:text-properties fo:font-variant="normal" fo:text-transform="none" fo:color="#4f4f4f" loext:opacity="100%" style:font-name="oswaldbook" fo:font-size="21pt" fo:letter-spacing="normal" fo:font-style="normal" fo:font-weight="bold" loext:padding="0in" loext:border="none"/>
    </style:style>
    <style:style style:name="P2" style:family="paragraph" style:parent-style-name="Heading_20_2">
      <style:text-properties fo:font-variant="normal" fo:text-transform="none" fo:color="#3d3d3d" loext:opacity="100%" style:font-name="oswaldbook" fo:letter-spacing="normal" fo:font-style="normal" fo:font-weight="normal"/>
    </style:style>
    <style:style style:name="P3" style:family="paragraph" style:parent-style-name="Heading_20_2">
      <style:paragraph-properties fo:margin-left="0in" fo:margin-right="0in" fo:margin-top="0.0835in" fo:margin-bottom="0.1665in" style:contextual-spacing="false" style:line-height-at-least="0.3335in" fo:orphans="2" fo:widows="2" fo:text-indent="0in" style:auto-text-indent="false" fo:padding="0in" fo:border="none"/>
      <style:text-properties fo:font-variant="normal" fo:text-transform="none" fo:color="#4f4f4f" loext:opacity="100%" style:font-name="oswaldbook" fo:font-size="18pt" fo:letter-spacing="normal" fo:font-style="normal" fo:font-weight="bold" loext:padding="0in" loext:border="none"/>
    </style:style>
    <style:style style:name="P4" style:family="paragraph" style:parent-style-name="Heading_20_3">
      <style:paragraph-properties fo:margin-left="0in" fo:margin-right="0in" fo:margin-top="0.0835in" fo:margin-bottom="0.1665in" style:contextual-spacing="false" style:line-height-at-least="0.3126in" fo:orphans="2" fo:widows="2" fo:text-indent="0in" style:auto-text-indent="false" fo:padding="0in" fo:border="none"/>
      <style:text-properties fo:font-variant="normal" fo:text-transform="none" fo:color="#4f4f4f" loext:opacity="100%" style:font-name="oswaldbook" fo:font-size="16.5pt" fo:font-style="normal" fo:font-weight="bold" loext:padding="0in" loext:border="none"/>
    </style:style>
    <style:style style:name="P5" style:family="paragraph" style:parent-style-name="Heading_20_3">
      <style:paragraph-properties fo:margin-left="0in" fo:margin-right="0in" fo:margin-top="0.0835in" fo:margin-bottom="0.1665in" style:contextual-spacing="false" style:line-height-at-least="0.3126in" fo:orphans="2" fo:widows="2" fo:text-indent="0in" style:auto-text-indent="false" fo:padding="0in" fo:border="none"/>
      <style:text-properties fo:font-variant="normal" fo:text-transform="none" fo:color="#4f4f4f" loext:opacity="100%" style:font-name="oswaldbook" fo:font-size="16.5pt" fo:letter-spacing="normal" fo:font-style="normal" fo:font-weight="bold" loext:padding="0in" loext:border="none"/>
    </style:style>
    <style:style style:name="P6" style:family="paragraph" style:parent-style-name="Heading_20_4">
      <style:paragraph-properties fo:margin-left="0in" fo:margin-right="0in" fo:margin-top="0.0835in" fo:margin-bottom="0.1665in" style:contextual-spacing="false" style:line-height-at-least="0.2917in" fo:orphans="2" fo:widows="2" fo:text-indent="0in" style:auto-text-indent="false" fo:padding="0in" fo:border="none"/>
      <style:text-properties fo:font-variant="normal" fo:text-transform="none" fo:color="#4f4f4f" loext:opacity="100%" style:font-name="oswaldbook" fo:font-size="15pt" fo:letter-spacing="normal" fo:font-style="normal" fo:font-weight="bold" loext:padding="0in" loext:border="none"/>
    </style:style>
    <style:style style:name="P7" style:family="paragraph" style:parent-style-name="Heading_20_5">
      <style:paragraph-properties fo:margin-left="0in" fo:margin-right="0in" fo:margin-top="0.0835in" fo:margin-bottom="0.1665in" style:contextual-spacing="false" style:line-height-at-least="0.2709in" fo:orphans="2" fo:widows="2" fo:text-indent="0in" style:auto-text-indent="false" fo:padding="0in" fo:border="none"/>
      <style:text-properties fo:font-variant="normal" fo:text-transform="none" fo:color="#4f4f4f" loext:opacity="100%" style:font-name="oswaldbook" fo:font-size="13.5pt" fo:letter-spacing="normal" fo:font-style="normal" fo:font-weight="bold" loext:padding="0in" loext:border="none"/>
    </style:style>
    <style:style style:name="P8" style:family="paragraph" style:parent-style-name="Horizontal_20_Line">
      <style:paragraph-properties fo:margin-top="0in" fo:margin-bottom="0in" style:contextual-spacing="false" fo:orphans="2" fo:widows="2"/>
    </style:style>
    <style:style style:name="P9" style:family="paragraph" style:parent-style-name="Preformatted_20_Text">
      <loext:graphic-properties draw:fill="solid" draw:fill-color="#282c34" draw:opacity="100%"/>
      <style:paragraph-properties fo:margin-left="0in" fo:margin-right="0in" fo:margin-top="0in" fo:margin-bottom="0.25in" style:contextual-spacing="false" style:line-height-at-least="0.2291in" fo:orphans="2" fo:widows="2" fo:text-indent="0in" style:auto-text-indent="false" fo:background-color="#282c34" fo:padding="0in" fo:border="none"/>
    </style:style>
    <style:style style:name="P10" style:family="paragraph" style:parent-style-name="Preformatted_20_Text">
      <loext:graphic-properties draw:fill="solid" draw:fill-color="#282c34" draw:opacity="100%"/>
      <style:paragraph-properties fo:margin-top="0in" fo:margin-bottom="0.25in" style:contextual-spacing="false" style:line-height-at-least="0.2291in" fo:orphans="2" fo:widows="2" fo:background-color="#282c34" fo:padding="0in" fo:border="none"/>
    </style:style>
    <style:style style:name="P11" style:family="paragraph" style:parent-style-name="Preformatted_20_Text">
      <loext:graphic-properties draw:fill="solid" draw:fill-color="#282c34" draw:opacity="100%"/>
      <style:paragraph-properties fo:margin-top="0in" fo:margin-bottom="0.25in" style:contextual-spacing="false" style:line-height-at-least="0.2291in" fo:orphans="2" fo:widows="2" fo:background-color="#282c34" fo:padding="0in" fo:border="none"/>
      <style:text-properties fo:font-variant="normal" fo:text-transform="none" fo:color="#000000" loext:opacity="100%" style:font-name="Consolas1" fo:font-size="10.5pt" fo:letter-spacing="normal" fo:font-style="normal" fo:font-weight="normal" loext:padding="0in" loext:border="none"/>
    </style:style>
    <style:style style:name="P1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letter-spacing="normal" loext:padding="0in" loext:border="none"/>
    </style:style>
    <style:style style:name="P13" style:family="paragraph" style:parent-style-name="Text_20_body">
      <style:paragraph-properties fo:margin-left="0in" fo:margin-right="0in" fo:margin-top="0in" fo:margin-bottom="0in" style:contextual-spacing="false" fo:orphans="2" fo:widows="2" fo:text-indent="0in" style:auto-text-indent="false"/>
    </style:style>
    <style:style style:name="P14" style:family="paragraph" style:parent-style-name="Text_20_body">
      <style:paragraph-properties fo:margin-left="0in" fo:margin-right="0in" fo:margin-top="0in" fo:margin-bottom="0.1665in" style:contextual-spacing="false" style:line-height-at-least="0.2709in" fo:text-align="justify" style:justify-single-word="false" fo:orphans="2" fo:widows="2" fo:text-indent="0in" style:auto-text-indent="false" fo:padding="0in" fo:border="none"/>
      <style:text-properties fo:font-variant="normal" fo:text-transform="none" fo:color="#4f4f4f" loext:opacity="100%" style:font-name="inherit" fo:font-size="12pt" fo:letter-spacing="normal" fo:font-style="normal" fo:font-weight="normal" loext:padding="0in" loext:border="none"/>
    </style:style>
    <style:style style:name="P15" style:family="paragraph" style:parent-style-name="Text_20_body">
      <style:paragraph-properties fo:margin-left="0in" fo:margin-right="0in" fo:margin-top="0in" fo:margin-bottom="0.1665in" style:contextual-spacing="false" style:line-height-at-least="0.2709in" fo:text-align="justify" style:justify-single-word="false" fo:orphans="2" fo:widows="2" fo:text-indent="0in" style:auto-text-indent="false" fo:padding="0in" fo:border="none"/>
    </style:style>
    <style:style style:name="P16" style:family="paragraph" style:parent-style-name="Text_20_body" style:list-style-name="L1">
      <style:paragraph-properties fo:margin-left="0.25in" fo:margin-right="0in" fo:margin-top="0.0835in" fo:margin-bottom="0in" style:contextual-spacing="false" fo:line-height="160%" fo:orphans="2" fo:widows="2" fo:text-indent="0in" style:auto-text-indent="false" fo:padding="0in" fo:border="none"/>
    </style:style>
    <style:style style:name="P17" style:family="paragraph" style:parent-style-name="Text_20_body" style:list-style-name="L2">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18" style:family="paragraph" style:parent-style-name="Text_20_body" style:list-style-name="L3">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19" style:family="paragraph" style:parent-style-name="Text_20_body" style:list-style-name="L5">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0" style:family="paragraph" style:parent-style-name="Text_20_body" style:list-style-name="L6">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1" style:family="paragraph" style:parent-style-name="Text_20_body" style:list-style-name="L10">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2" style:family="paragraph" style:parent-style-name="Text_20_body" style:list-style-name="L11">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3" style:family="paragraph" style:parent-style-name="Text_20_body" style:list-style-name="L12">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4" style:family="paragraph" style:parent-style-name="Text_20_body" style:list-style-name="L13">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fo:letter-spacing="normal" loext:padding="0in" loext:border="none"/>
    </style:style>
    <style:style style:name="P25" style:family="paragraph" style:parent-style-name="Text_20_body" style:list-style-name="L4">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style:font-name="inherit" fo:letter-spacing="normal" fo:font-style="normal" fo:font-weight="normal" loext:padding="0in" loext:border="none"/>
    </style:style>
    <style:style style:name="P26" style:family="paragraph" style:parent-style-name="Text_20_body" style:list-style-name="L6">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style:font-name="inherit" fo:letter-spacing="normal" fo:font-style="normal" fo:font-weight="normal" loext:padding="0in" loext:border="none"/>
    </style:style>
    <style:style style:name="P27" style:family="paragraph" style:parent-style-name="Text_20_body" style:list-style-name="L7">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style:font-name="inherit" fo:letter-spacing="normal" fo:font-style="normal" fo:font-weight="normal" loext:padding="0in" loext:border="none"/>
    </style:style>
    <style:style style:name="P28" style:family="paragraph" style:parent-style-name="Text_20_body" style:list-style-name="L8">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style:font-name="inherit" fo:letter-spacing="normal" fo:font-style="normal" fo:font-weight="normal" loext:padding="0in" loext:border="none"/>
    </style:style>
    <style:style style:name="P29" style:family="paragraph" style:parent-style-name="Text_20_body" style:list-style-name="L9">
      <style:paragraph-properties fo:margin-left="0.3335in" fo:margin-right="0in" fo:margin-top="0.0835in" fo:margin-bottom="0in" style:contextual-spacing="false" fo:line-height="160%" fo:orphans="2" fo:widows="2" fo:text-indent="0in" style:auto-text-indent="false" fo:padding="0in" fo:border="none"/>
      <style:text-properties fo:font-variant="normal" fo:text-transform="none" style:font-name="inherit" fo:letter-spacing="normal" fo:font-style="normal" fo:font-weight="normal" loext:padding="0in" loext:border="none"/>
    </style:style>
    <style:style style:name="T1" style:family="text">
      <style:text-properties style:font-name="inherit" fo:font-style="normal" fo:font-weight="normal"/>
    </style:style>
    <style:style style:name="T2" style:family="text">
      <style:text-properties fo:font-variant="normal" fo:text-transform="none" fo:color="#4ea1db" loext:opacity="100%" style:text-line-through-style="none" style:text-line-through-type="none" style:font-name="inherit" fo:font-size="12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abb2bf" loext:opacity="100%" style:font-name="Consolas1" fo:font-size="10.5pt" fo:letter-spacing="normal" fo:font-style="normal" fo:font-weight="bold" fo:background-color="#282c34" loext:char-shading-value="0" loext:padding="0in" loext:border="none"/>
    </style:style>
    <style:style style:name="T4" style:family="text">
      <style:text-properties fo:font-variant="normal" fo:text-transform="none" fo:color="#abb2bf" loext:opacity="100%" fo:letter-spacing="normal" fo:background-color="#282c34" loext:char-shading-value="0" loext:padding="0in" loext:border="none"/>
    </style:style>
    <style:style style:name="T5" style:family="text">
      <style:text-properties fo:font-variant="normal" fo:text-transform="none" fo:color="#669900" loext:opacity="100%" style:font-name="Consolas" fo:font-size="10.5pt" fo:letter-spacing="normal" fo:font-style="normal" fo:font-weight="normal" fo:background-color="#282c34" loext:char-shading-value="0" loext:padding="0in" loext:border="none"/>
    </style:style>
    <style:style style:name="T6" style:family="text">
      <style:text-properties fo:font-variant="normal" fo:text-transform="none" fo:color="#999999" loext:opacity="100%" style:font-name="Consolas" fo:font-size="10.5pt" fo:letter-spacing="normal" fo:font-style="normal" fo:font-weight="normal" fo:background-color="#282c34" loext:char-shading-value="0" loext:padding="0in" loext:border="none"/>
    </style:style>
    <style:style style:name="T7" style:family="text">
      <style:text-properties fo:font-variant="normal" fo:text-transform="none" fo:color="#c678dd" loext:opacity="100%" style:font-name="Consolas" fo:font-size="10.5pt" fo:letter-spacing="normal" fo:font-style="normal" fo:font-weight="normal" fo:background-color="#282c34" loext:char-shading-value="0" loext:padding="0in" loext:border="none"/>
    </style:style>
    <style:style style:name="T8" style:family="text">
      <style:text-properties fo:font-variant="normal" fo:text-transform="none" fo:color="#4f4f4f" loext:opacity="100%" style:font-name="inherit" fo:font-size="12pt" fo:letter-spacing="normal" fo:font-style="normal" fo:font-weight="normal" loext:padding="0in" loext:border="none"/>
    </style:style>
    <style:style style:name="T9" style:family="text">
      <style:text-properties fo:font-variant="normal" fo:text-transform="none" fo:color="#4f4f4f" loext:opacity="100%" fo:letter-spacing="normal" style:font-name-asian="inherit" style:font-size-asian="12pt" style:font-style-asian="normal" style:font-weight-asian="normal" loext:padding="0in" loext:border="none"/>
    </style:style>
    <style:style style:name="T10" style:family="text">
      <style:text-properties fo:font-variant="normal" fo:text-transform="none" fo:color="#61aeee" loext:opacity="100%" style:font-name="Consolas" fo:font-size="10.5pt" fo:letter-spacing="normal" fo:font-style="normal" fo:font-weight="normal" fo:background-color="#282c34" loext:char-shading-value="0" loext:padding="0in" loext:border="none"/>
    </style:style>
    <style:style style:name="T11" style:family="text">
      <style:text-properties fo:font-variant="normal" fo:text-transform="none" fo:color="#5c6370" loext:opacity="100%" style:font-name="Consolas" fo:font-size="10.5pt" fo:letter-spacing="normal" fo:font-style="italic" fo:font-weight="normal" fo:background-color="#282c34" loext:char-shading-value="0" loext:padding="0in" loext:border="none"/>
    </style:style>
    <style:style style:name="T12" style:family="text">
      <style:text-properties fo:font-variant="normal" fo:text-transform="none" fo:color="#98c379" loext:opacity="100%" style:font-name="Consolas" fo:font-size="10.5pt" fo:letter-spacing="normal" fo:font-style="normal" fo:font-weight="normal" fo:background-color="#282c34" loext:char-shading-value="0" loext:padding="0in" loext:border="none"/>
    </style:style>
    <style:style style:name="T13" style:family="text">
      <style:text-properties fo:font-variant="normal" fo:text-transform="none" fo:color="#56b6c2" loext:opacity="100%" style:font-name="Consolas" fo:font-size="10.5pt" fo:letter-spacing="normal" fo:font-style="normal" fo:font-weight="normal" fo:background-color="#282c34" loext:char-shading-value="0" loext:padding="0in" loext:border="none"/>
    </style:style>
    <style:style style:name="T14" style:family="text">
      <style:text-properties style:font-name-asian="inherit" style:font-style-asian="normal" style:font-weight-asian="normal"/>
    </style:style>
    <style:style style:name="fr1"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Описание параметра Python-Django settings.py</text:h>
      <text:section text:style-name="Sect1" text:name="contentaboveads">
        <text:p text:style-name="P12"><draw:frame draw:style-name="fr1" draw:name="Object1" text:anchor-type="as-char" svg:width="0.0161in" svg:height="0.0161in" draw:z-index="0"><draw:floating-frame/></draw:frame></text:p>
      </text:section>
      <text:section text:style-name="Sect1" text:name="article_content">
        <text:p text:style-name="P13"/>
        <text:section text:style-name="Sect1" text:name="content_views">
          <text:h text:style-name="P4" text:outline-level="3">Каталог статей</text:h>
          <text:list xml:id="list1361338256" text:style-name="L1">
            <text:list-item>
              <text:p text:style-name="P16"><text:a xlink:type="simple" xlink:href="https://russianblogs.com/article/7569926909/#_2" text:style-name="Internet_20_link" text:visited-style-name="Visited_20_Internet_20_Link"><text:span text:style-name="T2">Настроить</text:span></text:a></text:p>
              <text:list>
                <text:list-item>
                  <text:p text:style-name="P16"><text:a xlink:type="simple" xlink:href="https://russianblogs.com/article/7569926909/#1_9" text:style-name="Internet_20_link" text:visited-style-name="Visited_20_Internet_20_Link"><text:span text:style-name="T2">1. Основные настройки</text:span></text:a></text:p>
                  <text:list>
                    <text:list-item>
                      <text:p text:style-name="P16"><text:a xlink:type="simple" xlink:href="https://russianblogs.com/article/7569926909/#ABSOLUTE_URL_OVERRIDES_13" text:style-name="Internet_20_link" text:visited-style-name="Visited_20_Internet_20_Link"><text:span text:style-name="T2">ABSOLUTE_URL_OVERRIDES</text:span></text:a></text:p>
                    </text:list-item>
                    <text:list-item>
                      <text:p text:style-name="P16"><text:a xlink:type="simple" xlink:href="https://russianblogs.com/article/7569926909/#ADMINS_30" text:style-name="Internet_20_link" text:visited-style-name="Visited_20_Internet_20_Link"><text:span text:style-name="T2">ADMINS</text:span></text:a></text:p>
                    </text:list-item>
                    <text:list-item>
                      <text:p text:style-name="P16"><text:a xlink:type="simple" xlink:href="https://russianblogs.com/article/7569926909/#ALLOWED_HOSTS_42" text:style-name="Internet_20_link" text:visited-style-name="Visited_20_Internet_20_Link"><text:span text:style-name="T2">ALLOWED_HOSTS</text:span></text:a></text:p>
                    </text:list-item>
                    <text:list-item>
                      <text:p text:style-name="P16"><text:a xlink:type="simple" xlink:href="https://russianblogs.com/article/7569926909/#APPEND_SLASH_69" text:style-name="Internet_20_link" text:visited-style-name="Visited_20_Internet_20_Link"><text:span text:style-name="T2">APPEND_SLASH</text:span></text:a></text:p>
                    </text:list-item>
                    <text:list-item>
                      <text:p text:style-name="P16"><text:a xlink:type="simple" xlink:href="https://russianblogs.com/article/7569926909/#CACHES_79" text:style-name="Internet_20_link" text:visited-style-name="Visited_20_Internet_20_Link"><text:span text:style-name="T2">CACHES</text:span></text:a></text:p>
                      <text:list>
                        <text:list-item>
                          <text:p text:style-name="P16"><text:a xlink:type="simple" xlink:href="https://russianblogs.com/article/7569926909/#BACKEND_97" text:style-name="Internet_20_link" text:visited-style-name="Visited_20_Internet_20_Link"><text:span text:style-name="T2">BACKEND</text:span></text:a></text:p>
                        </text:list-item>
                        <text:list-item>
                          <text:p text:style-name="P16"><text:a xlink:type="simple" xlink:href="https://russianblogs.com/article/7569926909/#KEY_FUNCTION_114" text:style-name="Internet_20_link" text:visited-style-name="Visited_20_Internet_20_Link"><text:span text:style-name="T2">KEY_FUNCTION</text:span></text:a></text:p>
                        </text:list-item>
                        <text:list-item>
                          <text:p text:style-name="P16"><text:a xlink:type="simple" xlink:href="https://russianblogs.com/article/7569926909/#KEY_PREFIX_129" text:style-name="Internet_20_link" text:visited-style-name="Visited_20_Internet_20_Link"><text:span text:style-name="T2">KEY_PREFIX</text:span></text:a></text:p>
                        </text:list-item>
                        <text:list-item>
                          <text:p text:style-name="P16"><text:a xlink:type="simple" xlink:href="https://russianblogs.com/article/7569926909/#LOCATION_139" text:style-name="Internet_20_link" text:visited-style-name="Visited_20_Internet_20_Link"><text:span text:style-name="T2">LOCATION</text:span></text:a></text:p>
                        </text:list-item>
                        <text:list-item>
                          <text:p text:style-name="P16"><text:a xlink:type="simple" xlink:href="https://russianblogs.com/article/7569926909/#OPTIONS_156" text:style-name="Internet_20_link" text:visited-style-name="Visited_20_Internet_20_Link"><text:span text:style-name="T2">OPTIONS</text:span></text:a></text:p>
                        </text:list-item>
                        <text:list-item>
                          <text:p text:style-name="P16"><text:a xlink:type="simple" xlink:href="https://russianblogs.com/article/7569926909/#TIMEOUT_166" text:style-name="Internet_20_link" text:visited-style-name="Visited_20_Internet_20_Link"><text:span text:style-name="T2">TIMEOUT</text:span></text:a></text:p>
                        </text:list-item>
                        <text:list-item>
                          <text:p text:style-name="P16"><text:a xlink:type="simple" xlink:href="https://russianblogs.com/article/7569926909/#VERSION_174" text:style-name="Internet_20_link" text:visited-style-name="Visited_20_Internet_20_Link"><text:span text:style-name="T2">VERSION</text:span></text:a></text:p>
                        </text:list-item>
                      </text:list>
                    </text:list-item>
                    <text:list-item>
                      <text:p text:style-name="P16"><text:a xlink:type="simple" xlink:href="https://russianblogs.com/article/7569926909/#CACHE_MIDDLEWARE_ALIAS_184" text:style-name="Internet_20_link" text:visited-style-name="Visited_20_Internet_20_Link"><text:span text:style-name="T2">CACHE_MIDDLEWARE_ALIAS</text:span></text:a></text:p>
                    </text:list-item>
                    <text:list-item>
                      <text:p text:style-name="P16"><text:a xlink:type="simple" xlink:href="https://russianblogs.com/article/7569926909/#CACHE_MIDDLEWARE_KEY_PREFIX_192" text:style-name="Internet_20_link" text:visited-style-name="Visited_20_Internet_20_Link"><text:span text:style-name="T2">CACHE_MIDDLEWARE_KEY_PREFIX</text:span></text:a></text:p>
                    </text:list-item>
                    <text:list-item>
                      <text:p text:style-name="P16"><text:a xlink:type="simple" xlink:href="https://russianblogs.com/article/7569926909/#CACHE_MIDDLEWARE_SECONDS_202" text:style-name="Internet_20_link" text:visited-style-name="Visited_20_Internet_20_Link"><text:span text:style-name="T2">CACHE_MIDDLEWARE_SECONDS</text:span></text:a></text:p>
                    </text:list-item>
                    <text:list-item>
                      <text:p text:style-name="P16"><text:a xlink:type="simple" xlink:href="https://russianblogs.com/article/7569926909/#CSRF_COOKIE_AGE_212" text:style-name="Internet_20_link" text:visited-style-name="Visited_20_Internet_20_Link"><text:span text:style-name="T2">CSRF_COOKIE_AGE</text:span></text:a></text:p>
                    </text:list-item>
                    <text:list-item>
                      <text:p text:style-name="P16"><text:a xlink:type="simple" xlink:href="https://russianblogs.com/article/7569926909/#CSRF_COOKIE_DOMAIN_224" text:style-name="Internet_20_link" text:visited-style-name="Visited_20_Internet_20_Link"><text:span text:style-name="T2">CSRF_COOKIE_DOMAIN</text:span></text:a></text:p>
                    </text:list-item>
                    <text:list-item>
                      <text:p text:style-name="P16"><text:a xlink:type="simple" xlink:href="https://russianblogs.com/article/7569926909/#CSRF_COOKIE_HTTPONLY_234" text:style-name="Internet_20_link" text:visited-style-name="Visited_20_Internet_20_Link"><text:span text:style-name="T2">CSRF_COOKIE_HTTPONLY</text:span></text:a></text:p>
                    </text:list-item>
                    <text:list-item>
                      <text:p text:style-name="P16"><text:soft-page-break/><text:a xlink:type="simple" xlink:href="https://russianblogs.com/article/7569926909/#CSRF_COOKIE_NAME_250" text:style-name="Internet_20_link" text:visited-style-name="Visited_20_Internet_20_Link"><text:span text:style-name="T2">CSRF_COOKIE_NAME</text:span></text:a></text:p>
                    </text:list-item>
                    <text:list-item>
                      <text:p text:style-name="P16"><text:a xlink:type="simple" xlink:href="https://russianblogs.com/article/7569926909/#CSRF_COOKIE_PATH_258" text:style-name="Internet_20_link" text:visited-style-name="Visited_20_Internet_20_Link"><text:span text:style-name="T2">CSRF_COOKIE_PATH</text:span></text:a></text:p>
                    </text:list-item>
                    <text:list-item>
                      <text:p text:style-name="P16"><text:a xlink:type="simple" xlink:href="https://russianblogs.com/article/7569926909/#CSRF_COOKIE_SECURE_268" text:style-name="Internet_20_link" text:visited-style-name="Visited_20_Internet_20_Link"><text:span text:style-name="T2">CSRF_COOKIE_SECURE</text:span></text:a></text:p>
                    </text:list-item>
                    <text:list-item>
                      <text:p text:style-name="P16"><text:a xlink:type="simple" xlink:href="https://russianblogs.com/article/7569926909/#CSRF_USE_SESSIONS_276" text:style-name="Internet_20_link" text:visited-style-name="Visited_20_Internet_20_Link"><text:span text:style-name="T2">CSRF_USE_SESSIONS</text:span></text:a></text:p>
                    </text:list-item>
                    <text:list-item>
                      <text:p text:style-name="P16"><text:a xlink:type="simple" xlink:href="https://russianblogs.com/article/7569926909/#CSRF_FAILURE_VIEW_290" text:style-name="Internet_20_link" text:visited-style-name="Visited_20_Internet_20_Link"><text:span text:style-name="T2">CSRF_FAILURE_VIEW</text:span></text:a></text:p>
                    </text:list-item>
                    <text:list-item>
                      <text:p text:style-name="P16"><text:a xlink:type="simple" xlink:href="https://russianblogs.com/article/7569926909/#CSRF_HEADER_NAME_307" text:style-name="Internet_20_link" text:visited-style-name="Visited_20_Internet_20_Link"><text:span text:style-name="T2">CSRF_HEADER_NAME</text:span></text:a></text:p>
                    </text:list-item>
                    <text:list-item>
                      <text:p text:style-name="P16"><text:a xlink:type="simple" xlink:href="https://russianblogs.com/article/7569926909/#CSRF_TRUSTED_ORIGINS_317" text:style-name="Internet_20_link" text:visited-style-name="Visited_20_Internet_20_Link"><text:span text:style-name="T2">CSRF_TRUSTED_ORIGINS</text:span></text:a></text:p>
                    </text:list-item>
                    <text:list-item>
                      <text:p text:style-name="P16"><text:a xlink:type="simple" xlink:href="https://russianblogs.com/article/7569926909/#DATABASES_325" text:style-name="Internet_20_link" text:visited-style-name="Visited_20_Internet_20_Link"><text:span text:style-name="T2">DATABASES</text:span></text:a></text:p>
                      <text:list>
                        <text:list-item>
                          <text:p text:style-name="P16"><text:a xlink:type="simple" xlink:href="https://russianblogs.com/article/7569926909/#ATOMIC_REQUESTS_363" text:style-name="Internet_20_link" text:visited-style-name="Visited_20_Internet_20_Link"><text:span text:style-name="T2">ATOMIC_REQUESTS</text:span></text:a></text:p>
                        </text:list-item>
                        <text:list-item>
                          <text:p text:style-name="P16"><text:a xlink:type="simple" xlink:href="https://russianblogs.com/article/7569926909/#AUTOCOMMIT_371" text:style-name="Internet_20_link" text:visited-style-name="Visited_20_Internet_20_Link"><text:span text:style-name="T2">AUTOCOMMIT</text:span></text:a></text:p>
                        </text:list-item>
                        <text:list-item>
                          <text:p text:style-name="P16"><text:a xlink:type="simple" xlink:href="https://russianblogs.com/article/7569926909/#ENGINE_379" text:style-name="Internet_20_link" text:visited-style-name="Visited_20_Internet_20_Link"><text:span text:style-name="T2">ENGINE</text:span></text:a></text:p>
                        </text:list-item>
                        <text:list-item>
                          <text:p text:style-name="P16"><text:a xlink:type="simple" xlink:href="https://russianblogs.com/article/7569926909/#HOST_394" text:style-name="Internet_20_link" text:visited-style-name="Visited_20_Internet_20_Link"><text:span text:style-name="T2">HOST</text:span></text:a></text:p>
                        </text:list-item>
                        <text:list-item>
                          <text:p text:style-name="P16"><text:a xlink:type="simple" xlink:href="https://russianblogs.com/article/7569926909/#NAME_412" text:style-name="Internet_20_link" text:visited-style-name="Visited_20_Internet_20_Link"><text:span text:style-name="T2">NAME</text:span></text:a></text:p>
                        </text:list-item>
                        <text:list-item>
                          <text:p text:style-name="P16"><text:a xlink:type="simple" xlink:href="https://russianblogs.com/article/7569926909/#CONN_MAX_AGE_420" text:style-name="Internet_20_link" text:visited-style-name="Visited_20_Internet_20_Link"><text:span text:style-name="T2">CONN_MAX_AGE</text:span></text:a></text:p>
                        </text:list-item>
                        <text:list-item>
                          <text:p text:style-name="P16"><text:a xlink:type="simple" xlink:href="https://russianblogs.com/article/7569926909/#OPTIONS_428" text:style-name="Internet_20_link" text:visited-style-name="Visited_20_Internet_20_Link"><text:span text:style-name="T2">OPTIONS</text:span></text:a></text:p>
                        </text:list-item>
                        <text:list-item>
                          <text:p text:style-name="P16"><text:a xlink:type="simple" xlink:href="https://russianblogs.com/article/7569926909/#PASSWORD_438" text:style-name="Internet_20_link" text:visited-style-name="Visited_20_Internet_20_Link"><text:span text:style-name="T2">PASSWORD</text:span></text:a></text:p>
                        </text:list-item>
                        <text:list-item>
                          <text:p text:style-name="P16"><text:a xlink:type="simple" xlink:href="https://russianblogs.com/article/7569926909/#PORT_446" text:style-name="Internet_20_link" text:visited-style-name="Visited_20_Internet_20_Link"><text:span text:style-name="T2">PORT</text:span></text:a></text:p>
                        </text:list-item>
                        <text:list-item>
                          <text:p text:style-name="P16"><text:a xlink:type="simple" xlink:href="https://russianblogs.com/article/7569926909/#TIME_ZONE_454" text:style-name="Internet_20_link" text:visited-style-name="Visited_20_Internet_20_Link"><text:span text:style-name="T2">TIME_ZONE</text:span></text:a></text:p>
                        </text:list-item>
                        <text:list-item>
                          <text:p text:style-name="P16"><text:a xlink:type="simple" xlink:href="https://russianblogs.com/article/7569926909/#DISABLE_SERVER_SIDE_CURSORS_470" text:style-name="Internet_20_link" text:visited-style-name="Visited_20_Internet_20_Link"><text:span text:style-name="T2">DISABLE_SERVER_SIDE_CURSORS</text:span></text:a></text:p>
                        </text:list-item>
                        <text:list-item>
                          <text:p text:style-name="P16"><text:a xlink:type="simple" xlink:href="https://russianblogs.com/article/7569926909/#USER_484" text:style-name="Internet_20_link" text:visited-style-name="Visited_20_Internet_20_Link"><text:span text:style-name="T2">USER</text:span></text:a></text:p>
                        </text:list-item>
                        <text:list-item>
                          <text:p text:style-name="P16"><text:a xlink:type="simple" xlink:href="https://russianblogs.com/article/7569926909/#TEST_492" text:style-name="Internet_20_link" text:visited-style-name="Visited_20_Internet_20_Link"><text:span text:style-name="T2">TEST</text:span></text:a></text:p>
                          <text:list>
                            <text:list-item>
                              <text:p text:style-name="P16"><text:a xlink:type="simple" xlink:href="https://russianblogs.com/article/7569926909/#CHARSET_517" text:style-name="Internet_20_link" text:visited-style-name="Visited_20_Internet_20_Link"><text:span text:style-name="T2">CHARSET</text:span></text:a></text:p>
                            </text:list-item>
                            <text:list-item>
                              <text:p text:style-name="P16"><text:a xlink:type="simple" xlink:href="https://russianblogs.com/article/7569926909/#COLLATION_527" text:style-name="Internet_20_link" text:visited-style-name="Visited_20_Internet_20_Link"><text:span text:style-name="T2">COLLATION</text:span></text:a></text:p>
                            </text:list-item>
                            <text:list-item>
                              <text:p text:style-name="P16"><text:a xlink:type="simple" xlink:href="https://russianblogs.com/article/7569926909/#DEPENDENCIES_537" text:style-name="Internet_20_link" text:visited-style-name="Visited_20_Internet_20_Link"><text:span text:style-name="T2">DEPENDENCIES</text:span></text:a></text:p>
                            </text:list-item>
                            <text:list-item>
                              <text:p text:style-name="P16"><text:soft-page-break/><text:a xlink:type="simple" xlink:href="https://russianblogs.com/article/7569926909/#MIRROR_545" text:style-name="Internet_20_link" text:visited-style-name="Visited_20_Internet_20_Link"><text:span text:style-name="T2">MIRROR</text:span></text:a></text:p>
                            </text:list-item>
                            <text:list-item>
                              <text:p text:style-name="P16"><text:a xlink:type="simple" xlink:href="https://russianblogs.com/article/7569926909/#NAME_555" text:style-name="Internet_20_link" text:visited-style-name="Visited_20_Internet_20_Link"><text:span text:style-name="T2">NAME</text:span></text:a></text:p>
                            </text:list-item>
                            <text:list-item>
                              <text:p text:style-name="P16"><text:a xlink:type="simple" xlink:href="https://russianblogs.com/article/7569926909/#SERIALIZE_567" text:style-name="Internet_20_link" text:visited-style-name="Visited_20_Internet_20_Link"><text:span text:style-name="T2">SERIALIZE</text:span></text:a></text:p>
                            </text:list-item>
                            <text:list-item>
                              <text:p text:style-name="P16"><text:a xlink:type="simple" xlink:href="https://russianblogs.com/article/7569926909/#TEMPLATE_573" text:style-name="Internet_20_link" text:visited-style-name="Visited_20_Internet_20_Link"><text:span text:style-name="T2">TEMPLATE</text:span></text:a></text:p>
                            </text:list-item>
                            <text:list-item>
                              <text:p text:style-name="P16"><text:a xlink:type="simple" xlink:href="https://russianblogs.com/article/7569926909/#CREATE_DB_585" text:style-name="Internet_20_link" text:visited-style-name="Visited_20_Internet_20_Link"><text:span text:style-name="T2">CREATE_DB</text:span></text:a></text:p>
                            </text:list-item>
                            <text:list-item>
                              <text:p text:style-name="P16"><text:a xlink:type="simple" xlink:href="https://russianblogs.com/article/7569926909/#CREATE_USER_595" text:style-name="Internet_20_link" text:visited-style-name="Visited_20_Internet_20_Link"><text:span text:style-name="T2">CREATE_USER</text:span></text:a></text:p>
                            </text:list-item>
                            <text:list-item>
                              <text:p text:style-name="P16"><text:a xlink:type="simple" xlink:href="https://russianblogs.com/article/7569926909/#USER_605" text:style-name="Internet_20_link" text:visited-style-name="Visited_20_Internet_20_Link"><text:span text:style-name="T2">USER</text:span></text:a></text:p>
                            </text:list-item>
                            <text:list-item>
                              <text:p text:style-name="P16"><text:a xlink:type="simple" xlink:href="https://russianblogs.com/article/7569926909/#PASSWORD_615" text:style-name="Internet_20_link" text:visited-style-name="Visited_20_Internet_20_Link"><text:span text:style-name="T2">PASSWORD</text:span></text:a></text:p>
                            </text:list-item>
                            <text:list-item>
                              <text:p text:style-name="P16"><text:a xlink:type="simple" xlink:href="https://russianblogs.com/article/7569926909/#TBLSPACE_630" text:style-name="Internet_20_link" text:visited-style-name="Visited_20_Internet_20_Link"><text:span text:style-name="T2">TBLSPACE</text:span></text:a></text:p>
                            </text:list-item>
                            <text:list-item>
                              <text:p text:style-name="P16"><text:a xlink:type="simple" xlink:href="https://russianblogs.com/article/7569926909/#TBLSPACE_TMP_640" text:style-name="Internet_20_link" text:visited-style-name="Visited_20_Internet_20_Link"><text:span text:style-name="T2">TBLSPACE_TMP</text:span></text:a></text:p>
                            </text:list-item>
                            <text:list-item>
                              <text:p text:style-name="P16"><text:a xlink:type="simple" xlink:href="https://russianblogs.com/article/7569926909/#DATAFILE_650" text:style-name="Internet_20_link" text:visited-style-name="Visited_20_Internet_20_Link"><text:span text:style-name="T2">DATAFILE</text:span></text:a></text:p>
                            </text:list-item>
                            <text:list-item>
                              <text:p text:style-name="P16"><text:a xlink:type="simple" xlink:href="https://russianblogs.com/article/7569926909/#DATAFILE_TMP_660" text:style-name="Internet_20_link" text:visited-style-name="Visited_20_Internet_20_Link"><text:span text:style-name="T2">DATAFILE_TMP</text:span></text:a></text:p>
                            </text:list-item>
                            <text:list-item>
                              <text:p text:style-name="P16"><text:a xlink:type="simple" xlink:href="https://russianblogs.com/article/7569926909/#DATAFILE_MAXSIZE_670" text:style-name="Internet_20_link" text:visited-style-name="Visited_20_Internet_20_Link"><text:span text:style-name="T2">DATAFILE_MAXSIZE</text:span></text:a></text:p>
                            </text:list-item>
                            <text:list-item>
                              <text:p text:style-name="P16"><text:a xlink:type="simple" xlink:href="https://russianblogs.com/article/7569926909/#DATAFILE_TMP_MAXSIZE_680" text:style-name="Internet_20_link" text:visited-style-name="Visited_20_Internet_20_Link"><text:span text:style-name="T2">DATAFILE_TMP_MAXSIZE</text:span></text:a></text:p>
                            </text:list-item>
                            <text:list-item>
                              <text:p text:style-name="P16"><text:a xlink:type="simple" xlink:href="https://russianblogs.com/article/7569926909/#DATAFILE_SIZE_690" text:style-name="Internet_20_link" text:visited-style-name="Visited_20_Internet_20_Link"><text:span text:style-name="T2">DATAFILE_SIZE</text:span></text:a></text:p>
                            </text:list-item>
                            <text:list-item>
                              <text:p text:style-name="P16"><text:a xlink:type="simple" xlink:href="https://russianblogs.com/article/7569926909/#DATAFILE_TMP_SIZE_704" text:style-name="Internet_20_link" text:visited-style-name="Visited_20_Internet_20_Link"><text:span text:style-name="T2">DATAFILE_TMP_SIZE</text:span></text:a></text:p>
                            </text:list-item>
                            <text:list-item>
                              <text:p text:style-name="P16"><text:a xlink:type="simple" xlink:href="https://russianblogs.com/article/7569926909/#DATAFILE_EXTSIZE_718" text:style-name="Internet_20_link" text:visited-style-name="Visited_20_Internet_20_Link"><text:span text:style-name="T2">DATAFILE_EXTSIZE</text:span></text:a></text:p>
                            </text:list-item>
                            <text:list-item>
                              <text:p text:style-name="P16"><text:a xlink:type="simple" xlink:href="https://russianblogs.com/article/7569926909/#DATAFILE_TMP_EXTSIZE_730" text:style-name="Internet_20_link" text:visited-style-name="Visited_20_Internet_20_Link"><text:span text:style-name="T2">DATAFILE_TMP_EXTSIZE</text:span></text:a></text:p>
                            </text:list-item>
                          </text:list>
                        </text:list-item>
                      </text:list>
                    </text:list-item>
                    <text:list-item>
                      <text:p text:style-name="P16"><text:a xlink:type="simple" xlink:href="https://russianblogs.com/article/7569926909/#DATA_UPLOAD_MAX_MEMORY_SIZE_741" text:style-name="Internet_20_link" text:visited-style-name="Visited_20_Internet_20_Link"><text:span text:style-name="T2">DATA_UPLOAD_MAX_MEMORY_SIZE</text:span></text:a></text:p>
                    </text:list-item>
                    <text:list-item>
                      <text:p text:style-name="P16"><text:a xlink:type="simple" xlink:href="https://russianblogs.com/article/7569926909/#DATA_UPLOAD_MAX_NUMBER_FIELDS_753" text:style-name="Internet_20_link" text:visited-style-name="Visited_20_Internet_20_Link"><text:span text:style-name="T2">DATA_UPLOAD_MAX_NUMBER_FIELDS</text:span></text:a></text:p>
                    </text:list-item>
                    <text:list-item>
                      <text:p text:style-name="P16"><text:a xlink:type="simple" xlink:href="https://russianblogs.com/article/7569926909/#DATABASE_ROUTERS_763" text:style-name="Internet_20_link" text:visited-style-name="Visited_20_Internet_20_Link"><text:span text:style-name="T2">DATABASE_ROUTERS</text:span></text:a></text:p>
                    </text:list-item>
                    <text:list-item>
                      <text:p text:style-name="P16"><text:a xlink:type="simple" xlink:href="https://russianblogs.com/article/7569926909/#DATE_FORMAT_773" text:style-name="Internet_20_link" text:visited-style-name="Visited_20_Internet_20_Link"><text:span text:style-name="T2">DATE_FORMAT</text:span></text:a></text:p>
                    </text:list-item>
                    <text:list-item>
                      <text:p text:style-name="P16"><text:a xlink:type="simple" xlink:href="https://russianblogs.com/article/7569926909/#DATE_INPUT_FORMATS_783" text:style-name="Internet_20_link" text:visited-style-name="Visited_20_Internet_20_Link"><text:span text:style-name="T2">DATE_INPUT_FORMATS</text:span></text:a></text:p>
                    </text:list-item>
                    <text:list-item>
                      <text:p text:style-name="P16"><text:a xlink:type="simple" xlink:href="https://russianblogs.com/article/7569926909/#DATETIME_FORMAT_805" text:style-name="Internet_20_link" text:visited-style-name="Visited_20_Internet_20_Link"><text:span text:style-name="T2">DATETIME_FORMAT</text:span></text:a></text:p>
                    </text:list-item>
                    <text:list-item>
                      <text:p text:style-name="P16"><text:soft-page-break/><text:a xlink:type="simple" xlink:href="https://russianblogs.com/article/7569926909/#DATETIME_INPUT_FORMATS_815" text:style-name="Internet_20_link" text:visited-style-name="Visited_20_Internet_20_Link"><text:span text:style-name="T2">DATETIME_INPUT_FORMATS</text:span></text:a></text:p>
                    </text:list-item>
                    <text:list-item>
                      <text:p text:style-name="P16"><text:a xlink:type="simple" xlink:href="https://russianblogs.com/article/7569926909/#DEBUG_844" text:style-name="Internet_20_link" text:visited-style-name="Visited_20_Internet_20_Link"><text:span text:style-name="T2">DEBUG</text:span></text:a></text:p>
                    </text:list-item>
                    <text:list-item>
                      <text:p text:style-name="P16"><text:a xlink:type="simple" xlink:href="https://russianblogs.com/article/7569926909/#DEBUG_PROPAGATE_EXCEPTIONS_879" text:style-name="Internet_20_link" text:visited-style-name="Visited_20_Internet_20_Link"><text:span text:style-name="T2">DEBUG_PROPAGATE_EXCEPTIONS</text:span></text:a></text:p>
                    </text:list-item>
                    <text:list-item>
                      <text:p text:style-name="P16"><text:a xlink:type="simple" xlink:href="https://russianblogs.com/article/7569926909/#DECIMAL_SEPARATOR_889" text:style-name="Internet_20_link" text:visited-style-name="Visited_20_Internet_20_Link"><text:span text:style-name="T2">DECIMAL_SEPARATOR</text:span></text:a></text:p>
                    </text:list-item>
                    <text:list-item>
                      <text:p text:style-name="P16"><text:a xlink:type="simple" xlink:href="https://russianblogs.com/article/7569926909/#DEFAULT_CHARSET_901" text:style-name="Internet_20_link" text:visited-style-name="Visited_20_Internet_20_Link"><text:span text:style-name="T2">DEFAULT_CHARSET</text:span></text:a></text:p>
                    </text:list-item>
                    <text:list-item>
                      <text:p text:style-name="P16"><text:a xlink:type="simple" xlink:href="https://russianblogs.com/article/7569926909/#DEFAULT_CONTENT_TYPE_909" text:style-name="Internet_20_link" text:visited-style-name="Visited_20_Internet_20_Link"><text:span text:style-name="T2">DEFAULT_CONTENT_TYPE</text:span></text:a></text:p>
                    </text:list-item>
                    <text:list-item>
                      <text:p text:style-name="P16"><text:a xlink:type="simple" xlink:href="https://russianblogs.com/article/7569926909/#DEFAULT_EXCEPTION_REPORTER_FILTER_923" text:style-name="Internet_20_link" text:visited-style-name="Visited_20_Internet_20_Link"><text:span text:style-name="T2">DEFAULT_EXCEPTION_REPORTER_FILTER</text:span></text:a></text:p>
                    </text:list-item>
                    <text:list-item>
                      <text:p text:style-name="P16"><text:a xlink:type="simple" xlink:href="https://russianblogs.com/article/7569926909/#DEFAULT_FILE_STORAGE_931" text:style-name="Internet_20_link" text:visited-style-name="Visited_20_Internet_20_Link"><text:span text:style-name="T2">DEFAULT_FILE_STORAGE</text:span></text:a></text:p>
                    </text:list-item>
                    <text:list-item>
                      <text:p text:style-name="P16"><text:a xlink:type="simple" xlink:href="https://russianblogs.com/article/7569926909/#DEFAULT_FROM_EMAIL_939" text:style-name="Internet_20_link" text:visited-style-name="Visited_20_Internet_20_Link"><text:span text:style-name="T2">DEFAULT_FROM_EMAIL</text:span></text:a></text:p>
                    </text:list-item>
                    <text:list-item>
                      <text:p text:style-name="P16"><text:a xlink:type="simple" xlink:href="https://russianblogs.com/article/7569926909/#DEFAULT_INDEX_TABLESPACE_947" text:style-name="Internet_20_link" text:visited-style-name="Visited_20_Internet_20_Link"><text:span text:style-name="T2">DEFAULT_INDEX_TABLESPACE</text:span></text:a></text:p>
                    </text:list-item>
                    <text:list-item>
                      <text:p text:style-name="P16"><text:a xlink:type="simple" xlink:href="https://russianblogs.com/article/7569926909/#DEFAULT_TABLESPACE_955" text:style-name="Internet_20_link" text:visited-style-name="Visited_20_Internet_20_Link"><text:span text:style-name="T2">DEFAULT_TABLESPACE</text:span></text:a></text:p>
                    </text:list-item>
                    <text:list-item>
                      <text:p text:style-name="P16"><text:a xlink:type="simple" xlink:href="https://russianblogs.com/article/7569926909/#DISALLOWED_USER_AGENTS_963" text:style-name="Internet_20_link" text:visited-style-name="Visited_20_Internet_20_Link"><text:span text:style-name="T2">DISALLOWED_USER_AGENTS</text:span></text:a></text:p>
                    </text:list-item>
                    <text:list-item>
                      <text:p text:style-name="P16"><text:a xlink:type="simple" xlink:href="https://russianblogs.com/article/7569926909/#EMAIL_BACKEND_971" text:style-name="Internet_20_link" text:visited-style-name="Visited_20_Internet_20_Link"><text:span text:style-name="T2">EMAIL_BACKEND</text:span></text:a></text:p>
                    </text:list-item>
                    <text:list-item>
                      <text:p text:style-name="P16"><text:a xlink:type="simple" xlink:href="https://russianblogs.com/article/7569926909/#EMAIL_FILE_PATH_979" text:style-name="Internet_20_link" text:visited-style-name="Visited_20_Internet_20_Link"><text:span text:style-name="T2">EMAIL_FILE_PATH</text:span></text:a></text:p>
                    </text:list-item>
                    <text:list-item>
                      <text:p text:style-name="P16"><text:a xlink:type="simple" xlink:href="https://russianblogs.com/article/7569926909/#EMAIL_HOST_987" text:style-name="Internet_20_link" text:visited-style-name="Visited_20_Internet_20_Link"><text:span text:style-name="T2">EMAIL_HOST</text:span></text:a></text:p>
                    </text:list-item>
                    <text:list-item>
                      <text:p text:style-name="P16"><text:a xlink:type="simple" xlink:href="https://russianblogs.com/article/7569926909/#EMAIL_HOST_PASSWORD_997" text:style-name="Internet_20_link" text:visited-style-name="Visited_20_Internet_20_Link"><text:span text:style-name="T2">EMAIL_HOST_PASSWORD</text:span></text:a></text:p>
                    </text:list-item>
                    <text:list-item>
                      <text:p text:style-name="P16"><text:a xlink:type="simple" xlink:href="https://russianblogs.com/article/7569926909/#EMAIL_HOST_USER_1007" text:style-name="Internet_20_link" text:visited-style-name="Visited_20_Internet_20_Link"><text:span text:style-name="T2">EMAIL_HOST_USER</text:span></text:a></text:p>
                    </text:list-item>
                    <text:list-item>
                      <text:p text:style-name="P16"><text:a xlink:type="simple" xlink:href="https://russianblogs.com/article/7569926909/#EMAIL_PORT_1017" text:style-name="Internet_20_link" text:visited-style-name="Visited_20_Internet_20_Link"><text:span text:style-name="T2">EMAIL_PORT</text:span></text:a></text:p>
                    </text:list-item>
                    <text:list-item>
                      <text:p text:style-name="P16"><text:a xlink:type="simple" xlink:href="https://russianblogs.com/article/7569926909/#EMAIL_SUBJECT_PREFIX_1025" text:style-name="Internet_20_link" text:visited-style-name="Visited_20_Internet_20_Link"><text:span text:style-name="T2">EMAIL_SUBJECT_PREFIX</text:span></text:a></text:p>
                    </text:list-item>
                    <text:list-item>
                      <text:p text:style-name="P16"><text:a xlink:type="simple" xlink:href="https://russianblogs.com/article/7569926909/#EMAIL_USE_LOCALTIME_1033" text:style-name="Internet_20_link" text:visited-style-name="Visited_20_Internet_20_Link"><text:span text:style-name="T2">EMAIL_USE_LOCALTIME</text:span></text:a></text:p>
                    </text:list-item>
                    <text:list-item>
                      <text:p text:style-name="P16"><text:a xlink:type="simple" xlink:href="https://russianblogs.com/article/7569926909/#EMAIL_USE_TLS_1045" text:style-name="Internet_20_link" text:visited-style-name="Visited_20_Internet_20_Link"><text:span text:style-name="T2">EMAIL_USE_TLS</text:span></text:a></text:p>
                    </text:list-item>
                    <text:list-item>
                      <text:p text:style-name="P16"><text:a xlink:type="simple" xlink:href="https://russianblogs.com/article/7569926909/#EMAIL_USE_SSL_1053" text:style-name="Internet_20_link" text:visited-style-name="Visited_20_Internet_20_Link"><text:span text:style-name="T2">EMAIL_USE_SSL</text:span></text:a></text:p>
                    </text:list-item>
                    <text:list-item>
                      <text:p text:style-name="P16"><text:a xlink:type="simple" xlink:href="https://russianblogs.com/article/7569926909/#EMAIL_SSL_CERTFILE_1063" text:style-name="Internet_20_link" text:visited-style-name="Visited_20_Internet_20_Link"><text:span text:style-name="T2">EMAIL_SSL_CERTFILE</text:span></text:a></text:p>
                    </text:list-item>
                    <text:list-item>
                      <text:p text:style-name="P16"><text:a xlink:type="simple" xlink:href="https://russianblogs.com/article/7569926909/#EMAIL_SSL_KEYFILE_1071" text:style-name="Internet_20_link" text:visited-style-name="Visited_20_Internet_20_Link"><text:span text:style-name="T2">EMAIL_SSL_KEYFILE</text:span></text:a></text:p>
                    </text:list-item>
                    <text:list-item>
                      <text:p text:style-name="P16"><text:soft-page-break/><text:a xlink:type="simple" xlink:href="https://russianblogs.com/article/7569926909/#EMAIL_TIMEOUT_1081" text:style-name="Internet_20_link" text:visited-style-name="Visited_20_Internet_20_Link"><text:span text:style-name="T2">EMAIL_TIMEOUT</text:span></text:a></text:p>
                    </text:list-item>
                    <text:list-item>
                      <text:p text:style-name="P16"><text:a xlink:type="simple" xlink:href="https://russianblogs.com/article/7569926909/#FILE_CHARSET_1089" text:style-name="Internet_20_link" text:visited-style-name="Visited_20_Internet_20_Link"><text:span text:style-name="T2">FILE_CHARSET</text:span></text:a></text:p>
                    </text:list-item>
                    <text:list-item>
                      <text:p text:style-name="P16"><text:a xlink:type="simple" xlink:href="https://russianblogs.com/article/7569926909/#FILE_UPLOAD_HANDLERS_1097" text:style-name="Internet_20_link" text:visited-style-name="Visited_20_Internet_20_Link"><text:span text:style-name="T2">FILE_UPLOAD_HANDLERS</text:span></text:a></text:p>
                    </text:list-item>
                    <text:list-item>
                      <text:p text:style-name="P16"><text:a xlink:type="simple" xlink:href="https://russianblogs.com/article/7569926909/#FILE_UPLOAD_MAX_MEMORY_SIZE_1114" text:style-name="Internet_20_link" text:visited-style-name="Visited_20_Internet_20_Link"><text:span text:style-name="T2">FILE_UPLOAD_MAX_MEMORY_SIZE</text:span></text:a></text:p>
                    </text:list-item>
                    <text:list-item>
                      <text:p text:style-name="P16"><text:a xlink:type="simple" xlink:href="https://russianblogs.com/article/7569926909/#FILE_UPLOAD_DIRECTORY_PERMISSIONS_1124" text:style-name="Internet_20_link" text:visited-style-name="Visited_20_Internet_20_Link"><text:span text:style-name="T2">FILE_UPLOAD_DIRECTORY_PERMISSIONS</text:span></text:a></text:p>
                    </text:list-item>
                    <text:list-item>
                      <text:p text:style-name="P16"><text:a xlink:type="simple" xlink:href="https://russianblogs.com/article/7569926909/#FILE_UPLOAD_PERMISSIONS_1136" text:style-name="Internet_20_link" text:visited-style-name="Visited_20_Internet_20_Link"><text:span text:style-name="T2">FILE_UPLOAD_PERMISSIONS</text:span></text:a></text:p>
                    </text:list-item>
                    <text:list-item>
                      <text:p text:style-name="P16"><text:a xlink:type="simple" xlink:href="https://russianblogs.com/article/7569926909/#FILE_UPLOAD_TEMP_DIR_1158" text:style-name="Internet_20_link" text:visited-style-name="Visited_20_Internet_20_Link"><text:span text:style-name="T2">FILE_UPLOAD_TEMP_DIR</text:span></text:a></text:p>
                    </text:list-item>
                    <text:list-item>
                      <text:p text:style-name="P16"><text:a xlink:type="simple" xlink:href="https://russianblogs.com/article/7569926909/#FIRST_DAY_OF_WEEK_1168" text:style-name="Internet_20_link" text:visited-style-name="Visited_20_Internet_20_Link"><text:span text:style-name="T2">FIRST_DAY_OF_WEEK</text:span></text:a></text:p>
                    </text:list-item>
                    <text:list-item>
                      <text:p text:style-name="P16"><text:a xlink:type="simple" xlink:href="https://russianblogs.com/article/7569926909/#FIXTURE_DIRS_1178" text:style-name="Internet_20_link" text:visited-style-name="Visited_20_Internet_20_Link"><text:span text:style-name="T2">FIXTURE_DIRS</text:span></text:a></text:p>
                    </text:list-item>
                    <text:list-item>
                      <text:p text:style-name="P16"><text:a xlink:type="simple" xlink:href="https://russianblogs.com/article/7569926909/#FORCE_SCRIPT_NAME_1190" text:style-name="Internet_20_link" text:visited-style-name="Visited_20_Internet_20_Link"><text:span text:style-name="T2">FORCE_SCRIPT_NAME</text:span></text:a></text:p>
                    </text:list-item>
                    <text:list-item>
                      <text:p text:style-name="P16"><text:a xlink:type="simple" xlink:href="https://russianblogs.com/article/7569926909/#FORM_RENDERER_1198" text:style-name="Internet_20_link" text:visited-style-name="Visited_20_Internet_20_Link"><text:span text:style-name="T2">FORM_RENDERER</text:span></text:a></text:p>
                    </text:list-item>
                    <text:list-item>
                      <text:p text:style-name="P16"><text:a xlink:type="simple" xlink:href="https://russianblogs.com/article/7569926909/#FORMAT_MODULE_PATH_1210" text:style-name="Internet_20_link" text:visited-style-name="Visited_20_Internet_20_Link"><text:span text:style-name="T2">FORMAT_MODULE_PATH</text:span></text:a></text:p>
                    </text:list-item>
                    <text:list-item>
                      <text:p text:style-name="P16"><text:a xlink:type="simple" xlink:href="https://russianblogs.com/article/7569926909/#IGNORABLE_404_URLS_1257" text:style-name="Internet_20_link" text:visited-style-name="Visited_20_Internet_20_Link"><text:span text:style-name="T2">IGNORABLE_404_URLS</text:span></text:a></text:p>
                    </text:list-item>
                    <text:list-item>
                      <text:p text:style-name="P16"><text:a xlink:type="simple" xlink:href="https://russianblogs.com/article/7569926909/#INSTALLED_APPS_1267" text:style-name="Internet_20_link" text:visited-style-name="Visited_20_Internet_20_Link"><text:span text:style-name="T2">INSTALLED_APPS</text:span></text:a></text:p>
                    </text:list-item>
                    <text:list-item>
                      <text:p text:style-name="P16"><text:a xlink:type="simple" xlink:href="https://russianblogs.com/article/7569926909/#INTERNAL_IPS_1298" text:style-name="Internet_20_link" text:visited-style-name="Visited_20_Internet_20_Link"><text:span text:style-name="T2">INTERNAL_IPS</text:span></text:a></text:p>
                    </text:list-item>
                    <text:list-item>
                      <text:p text:style-name="P16"><text:a xlink:type="simple" xlink:href="https://russianblogs.com/article/7569926909/#LANGUAGE_CODE_1310" text:style-name="Internet_20_link" text:visited-style-name="Visited_20_Internet_20_Link"><text:span text:style-name="T2">LANGUAGE_CODE</text:span></text:a></text:p>
                    </text:list-item>
                    <text:list-item>
                      <text:p text:style-name="P16"><text:a xlink:type="simple" xlink:href="https://russianblogs.com/article/7569926909/#LANGUAGE_COOKIE_AGE_1327" text:style-name="Internet_20_link" text:visited-style-name="Visited_20_Internet_20_Link"><text:span text:style-name="T2">LANGUAGE_COOKIE_AGE</text:span></text:a></text:p>
                    </text:list-item>
                    <text:list-item>
                      <text:p text:style-name="P16"><text:a xlink:type="simple" xlink:href="https://russianblogs.com/article/7569926909/#LANGUAGE_COOKIE_DOMAIN_1335" text:style-name="Internet_20_link" text:visited-style-name="Visited_20_Internet_20_Link"><text:span text:style-name="T2">LANGUAGE_COOKIE_DOMAIN</text:span></text:a></text:p>
                    </text:list-item>
                    <text:list-item>
                      <text:p text:style-name="P16"><text:a xlink:type="simple" xlink:href="https://russianblogs.com/article/7569926909/#LANGUAGE_COOKIE_NAME_1345" text:style-name="Internet_20_link" text:visited-style-name="Visited_20_Internet_20_Link"><text:span text:style-name="T2">LANGUAGE_COOKIE_NAME</text:span></text:a></text:p>
                    </text:list-item>
                    <text:list-item>
                      <text:p text:style-name="P16"><text:a xlink:type="simple" xlink:href="https://russianblogs.com/article/7569926909/#LANGUAGE_COOKIE_PATH_1353" text:style-name="Internet_20_link" text:visited-style-name="Visited_20_Internet_20_Link"><text:span text:style-name="T2">LANGUAGE_COOKIE_PATH</text:span></text:a></text:p>
                    </text:list-item>
                    <text:list-item>
                      <text:p text:style-name="P16"><text:a xlink:type="simple" xlink:href="https://russianblogs.com/article/7569926909/#LANGUAGES_1365" text:style-name="Internet_20_link" text:visited-style-name="Visited_20_Internet_20_Link"><text:span text:style-name="T2">LANGUAGES</text:span></text:a></text:p>
                    </text:list-item>
                    <text:list-item>
                      <text:p text:style-name="P16"><text:a xlink:type="simple" xlink:href="https://russianblogs.com/article/7569926909/#LOCALE_PATHS_1388" text:style-name="Internet_20_link" text:visited-style-name="Visited_20_Internet_20_Link"><text:span text:style-name="T2">LOCALE_PATHS</text:span></text:a></text:p>
                    </text:list-item>
                    <text:list-item>
                      <text:p text:style-name="P16"><text:a xlink:type="simple" xlink:href="https://russianblogs.com/article/7569926909/#LOGGING_1407" text:style-name="Internet_20_link" text:visited-style-name="Visited_20_Internet_20_Link"><text:span text:style-name="T2">LOGGING</text:span></text:a></text:p>
                    </text:list-item>
                    <text:list-item>
                      <text:p text:style-name="P16"><text:a xlink:type="simple" xlink:href="https://russianblogs.com/article/7569926909/#LOGGING_CONFIG_1419" text:style-name="Internet_20_link" text:visited-style-name="Visited_20_Internet_20_Link"><text:span text:style-name="T2">LOGGING_CONFIG</text:span></text:a></text:p>
                    </text:list-item>
                    <text:list-item>
                      <text:p text:style-name="P16"><text:soft-page-break/><text:a xlink:type="simple" xlink:href="https://russianblogs.com/article/7569926909/#MANAGERS_1429" text:style-name="Internet_20_link" text:visited-style-name="Visited_20_Internet_20_Link"><text:span text:style-name="T2">MANAGERS</text:span></text:a></text:p>
                    </text:list-item>
                    <text:list-item>
                      <text:p text:style-name="P16"><text:a xlink:type="simple" xlink:href="https://russianblogs.com/article/7569926909/#MEDIA_ROOT_1437" text:style-name="Internet_20_link" text:visited-style-name="Visited_20_Internet_20_Link"><text:span text:style-name="T2">MEDIA_ROOT</text:span></text:a></text:p>
                    </text:list-item>
                    <text:list-item>
                      <text:p text:style-name="P16"><text:a xlink:type="simple" xlink:href="https://russianblogs.com/article/7569926909/#MEDIA_URL_1455" text:style-name="Internet_20_link" text:visited-style-name="Visited_20_Internet_20_Link"><text:span text:style-name="T2">MEDIA_URL</text:span></text:a></text:p>
                    </text:list-item>
                    <text:list-item>
                      <text:p text:style-name="P16"><text:a xlink:type="simple" xlink:href="https://russianblogs.com/article/7569926909/#MIDDLEWARE_1480" text:style-name="Internet_20_link" text:visited-style-name="Visited_20_Internet_20_Link"><text:span text:style-name="T2">MIDDLEWARE</text:span></text:a></text:p>
                    </text:list-item>
                    <text:list-item>
                      <text:p text:style-name="P16"><text:a xlink:type="simple" xlink:href="https://russianblogs.com/article/7569926909/#MIGRATION_MODULES_1488" text:style-name="Internet_20_link" text:visited-style-name="Visited_20_Internet_20_Link"><text:span text:style-name="T2">MIGRATION_MODULES</text:span></text:a></text:p>
                    </text:list-item>
                    <text:list-item>
                      <text:p text:style-name="P16"><text:a xlink:type="simple" xlink:href="https://russianblogs.com/article/7569926909/#MONTH_DAY_FORMAT_1508" text:style-name="Internet_20_link" text:visited-style-name="Visited_20_Internet_20_Link"><text:span text:style-name="T2">MONTH_DAY_FORMAT</text:span></text:a></text:p>
                    </text:list-item>
                    <text:list-item>
                      <text:p text:style-name="P16"><text:a xlink:type="simple" xlink:href="https://russianblogs.com/article/7569926909/#NUMBER_GROUPING_1522" text:style-name="Internet_20_link" text:visited-style-name="Visited_20_Internet_20_Link"><text:span text:style-name="T2">NUMBER_GROUPING</text:span></text:a></text:p>
                    </text:list-item>
                    <text:list-item>
                      <text:p text:style-name="P16"><text:a xlink:type="simple" xlink:href="https://russianblogs.com/article/7569926909/#PREPEND_WWW_1549" text:style-name="Internet_20_link" text:visited-style-name="Visited_20_Internet_20_Link"><text:span text:style-name="T2">PREPEND_WWW</text:span></text:a></text:p>
                    </text:list-item>
                    <text:list-item>
                      <text:p text:style-name="P16"><text:a xlink:type="simple" xlink:href="https://russianblogs.com/article/7569926909/#ROOT_URLCONF_1557" text:style-name="Internet_20_link" text:visited-style-name="Visited_20_Internet_20_Link"><text:span text:style-name="T2">ROOT_URLCONF</text:span></text:a></text:p>
                    </text:list-item>
                    <text:list-item>
                      <text:p text:style-name="P16"><text:a xlink:type="simple" xlink:href="https://russianblogs.com/article/7569926909/#SECRET_KEY_1565" text:style-name="Internet_20_link" text:visited-style-name="Visited_20_Internet_20_Link"><text:span text:style-name="T2">SECRET_KEY</text:span></text:a></text:p>
                    </text:list-item>
                    <text:list-item>
                      <text:p text:style-name="P16"><text:a xlink:type="simple" xlink:href="https://russianblogs.com/article/7569926909/#SECURE_BROWSER_XSS_FILTER_1602" text:style-name="Internet_20_link" text:visited-style-name="Visited_20_Internet_20_Link"><text:span text:style-name="T2">SECURE_BROWSER_XSS_FILTER</text:span></text:a></text:p>
                    </text:list-item>
                    <text:list-item>
                      <text:p text:style-name="P16"><text:a xlink:type="simple" xlink:href="https://russianblogs.com/article/7569926909/#SECURE_CONTENT_TYPE_NOSNIFF_1610" text:style-name="Internet_20_link" text:visited-style-name="Visited_20_Internet_20_Link"><text:span text:style-name="T2">SECURE_CONTENT_TYPE_NOSNIFF</text:span></text:a></text:p>
                    </text:list-item>
                    <text:list-item>
                      <text:p text:style-name="P16"><text:a xlink:type="simple" xlink:href="https://russianblogs.com/article/7569926909/#SECURE_HSTS_INCLUDE_SUBDOMAINS_1618" text:style-name="Internet_20_link" text:visited-style-name="Visited_20_Internet_20_Link"><text:span text:style-name="T2">SECURE_HSTS_INCLUDE_SUBDOMAINS</text:span></text:a></text:p>
                    </text:list-item>
                    <text:list-item>
                      <text:p text:style-name="P16"><text:a xlink:type="simple" xlink:href="https://russianblogs.com/article/7569926909/#SECURE_HSTS_PRELOAD_1632" text:style-name="Internet_20_link" text:visited-style-name="Visited_20_Internet_20_Link"><text:span text:style-name="T2">SECURE_HSTS_PRELOAD</text:span></text:a></text:p>
                    </text:list-item>
                    <text:list-item>
                      <text:p text:style-name="P16"><text:a xlink:type="simple" xlink:href="https://russianblogs.com/article/7569926909/#SECURE_HSTS_SECONDS_1644" text:style-name="Internet_20_link" text:visited-style-name="Visited_20_Internet_20_Link"><text:span text:style-name="T2">SECURE_HSTS_SECONDS</text:span></text:a></text:p>
                    </text:list-item>
                    <text:list-item>
                      <text:p text:style-name="P16"><text:a xlink:type="simple" xlink:href="https://russianblogs.com/article/7569926909/#SECURE_PROXY_SSL_HEADER_1658" text:style-name="Internet_20_link" text:visited-style-name="Visited_20_Internet_20_Link"><text:span text:style-name="T2">SECURE_PROXY_SSL_HEADER</text:span></text:a></text:p>
                    </text:list-item>
                    <text:list-item>
                      <text:p text:style-name="P16"><text:a xlink:type="simple" xlink:href="https://russianblogs.com/article/7569926909/#SECURE_REDIRECT_EXEMPT_1695" text:style-name="Internet_20_link" text:visited-style-name="Visited_20_Internet_20_Link"><text:span text:style-name="T2">SECURE_REDIRECT_EXEMPT</text:span></text:a></text:p>
                    </text:list-item>
                    <text:list-item>
                      <text:p text:style-name="P16"><text:a xlink:type="simple" xlink:href="https://russianblogs.com/article/7569926909/#SECURE_SSL_HOST_1703" text:style-name="Internet_20_link" text:visited-style-name="Visited_20_Internet_20_Link"><text:span text:style-name="T2">SECURE_SSL_HOST</text:span></text:a></text:p>
                    </text:list-item>
                    <text:list-item>
                      <text:p text:style-name="P16"><text:a xlink:type="simple" xlink:href="https://russianblogs.com/article/7569926909/#SECURE_SSL_REDIRECT_1711" text:style-name="Internet_20_link" text:visited-style-name="Visited_20_Internet_20_Link"><text:span text:style-name="T2">SECURE_SSL_REDIRECT</text:span></text:a></text:p>
                    </text:list-item>
                    <text:list-item>
                      <text:p text:style-name="P16"><text:a xlink:type="simple" xlink:href="https://russianblogs.com/article/7569926909/#SERIALIZATION_MODULES_1725" text:style-name="Internet_20_link" text:visited-style-name="Visited_20_Internet_20_Link"><text:span text:style-name="T2">SERIALIZATION_MODULES</text:span></text:a></text:p>
                    </text:list-item>
                    <text:list-item>
                      <text:p text:style-name="P16"><text:a xlink:type="simple" xlink:href="https://russianblogs.com/article/7569926909/#SERVER_EMAIL_1737" text:style-name="Internet_20_link" text:visited-style-name="Visited_20_Internet_20_Link"><text:span text:style-name="T2">SERVER_EMAIL</text:span></text:a></text:p>
                    </text:list-item>
                    <text:list-item>
                      <text:p text:style-name="P16"><text:a xlink:type="simple" xlink:href="https://russianblogs.com/article/7569926909/#SHORT_DATE_FORMAT_1750" text:style-name="Internet_20_link" text:visited-style-name="Visited_20_Internet_20_Link"><text:span text:style-name="T2">SHORT_DATE_FORMAT</text:span></text:a></text:p>
                    </text:list-item>
                    <text:list-item>
                      <text:p text:style-name="P16"><text:a xlink:type="simple" xlink:href="https://russianblogs.com/article/7569926909/#SHORT_DATETIME_FORMAT_1760" text:style-name="Internet_20_link" text:visited-style-name="Visited_20_Internet_20_Link"><text:span text:style-name="T2">SHORT_DATETIME_FORMAT</text:span></text:a></text:p>
                    </text:list-item>
                    <text:list-item>
                      <text:p text:style-name="P16"><text:a xlink:type="simple" xlink:href="https://russianblogs.com/article/7569926909/#SIGNING_BACKEND_1770" text:style-name="Internet_20_link" text:visited-style-name="Visited_20_Internet_20_Link"><text:span text:style-name="T2">SIGNING_BACKEND</text:span></text:a></text:p>
                    </text:list-item>
                    <text:list-item>
                      <text:p text:style-name="P16"><text:soft-page-break/><text:a xlink:type="simple" xlink:href="https://russianblogs.com/article/7569926909/#SILENCED_SYSTEM_CHECKS_1780" text:style-name="Internet_20_link" text:visited-style-name="Visited_20_Internet_20_Link"><text:span text:style-name="T2">SILENCED_SYSTEM_CHECKS</text:span></text:a></text:p>
                    </text:list-item>
                    <text:list-item>
                      <text:p text:style-name="P16"><text:a xlink:type="simple" xlink:href="https://russianblogs.com/article/7569926909/#TEMPLATES_1790" text:style-name="Internet_20_link" text:visited-style-name="Visited_20_Internet_20_Link"><text:span text:style-name="T2">TEMPLATES</text:span></text:a></text:p>
                      <text:list>
                        <text:list-item>
                          <text:p text:style-name="P16"><text:a xlink:type="simple" xlink:href="https://russianblogs.com/article/7569926909/#BACKEND_1811" text:style-name="Internet_20_link" text:visited-style-name="Visited_20_Internet_20_Link"><text:span text:style-name="T2">BACKEND</text:span></text:a></text:p>
                        </text:list-item>
                        <text:list-item>
                          <text:p text:style-name="P16"><text:a xlink:type="simple" xlink:href="https://russianblogs.com/article/7569926909/#NAME_1824" text:style-name="Internet_20_link" text:visited-style-name="Visited_20_Internet_20_Link"><text:span text:style-name="T2">NAME</text:span></text:a></text:p>
                        </text:list-item>
                        <text:list-item>
                          <text:p text:style-name="P16"><text:a xlink:type="simple" xlink:href="https://russianblogs.com/article/7569926909/#DIRS_1834" text:style-name="Internet_20_link" text:visited-style-name="Visited_20_Internet_20_Link"><text:span text:style-name="T2">DIRS</text:span></text:a></text:p>
                        </text:list-item>
                        <text:list-item>
                          <text:p text:style-name="P16"><text:a xlink:type="simple" xlink:href="https://russianblogs.com/article/7569926909/#APP_DIRS_1842" text:style-name="Internet_20_link" text:visited-style-name="Visited_20_Internet_20_Link"><text:span text:style-name="T2">APP_DIRS</text:span></text:a></text:p>
                        </text:list-item>
                        <text:list-item>
                          <text:p text:style-name="P16"><text:a xlink:type="simple" xlink:href="https://russianblogs.com/article/7569926909/#OPTIONS_1856" text:style-name="Internet_20_link" text:visited-style-name="Visited_20_Internet_20_Link"><text:span text:style-name="T2">OPTIONS</text:span></text:a></text:p>
                        </text:list-item>
                      </text:list>
                    </text:list-item>
                    <text:list-item>
                      <text:p text:style-name="P16"><text:a xlink:type="simple" xlink:href="https://russianblogs.com/article/7569926909/#TEST_RUNNER_1864" text:style-name="Internet_20_link" text:visited-style-name="Visited_20_Internet_20_Link"><text:span text:style-name="T2">TEST_RUNNER</text:span></text:a></text:p>
                    </text:list-item>
                    <text:list-item>
                      <text:p text:style-name="P16"><text:a xlink:type="simple" xlink:href="https://russianblogs.com/article/7569926909/#TEST_NON_SERIALIZED_APPS_1872" text:style-name="Internet_20_link" text:visited-style-name="Visited_20_Internet_20_Link"><text:span text:style-name="T2">TEST_NON_SERIALIZED_APPS</text:span></text:a></text:p>
                    </text:list-item>
                    <text:list-item>
                      <text:p text:style-name="P16"><text:a xlink:type="simple" xlink:href="https://russianblogs.com/article/7569926909/#THOUSAND_SEPARATOR_1882" text:style-name="Internet_20_link" text:visited-style-name="Visited_20_Internet_20_Link"><text:span text:style-name="T2">THOUSAND_SEPARATOR</text:span></text:a></text:p>
                    </text:list-item>
                    <text:list-item>
                      <text:p text:style-name="P16"><text:a xlink:type="simple" xlink:href="https://russianblogs.com/article/7569926909/#TIME_FORMAT_1894" text:style-name="Internet_20_link" text:visited-style-name="Visited_20_Internet_20_Link"><text:span text:style-name="T2">TIME_FORMAT</text:span></text:a></text:p>
                    </text:list-item>
                    <text:list-item>
                      <text:p text:style-name="P16"><text:a xlink:type="simple" xlink:href="https://russianblogs.com/article/7569926909/#TIME_INPUT_FORMATS_1904" text:style-name="Internet_20_link" text:visited-style-name="Visited_20_Internet_20_Link"><text:span text:style-name="T2">TIME_INPUT_FORMATS</text:span></text:a></text:p>
                    </text:list-item>
                    <text:list-item>
                      <text:p text:style-name="P16"><text:a xlink:type="simple" xlink:href="https://russianblogs.com/article/7569926909/#TIME_ZONE_1924" text:style-name="Internet_20_link" text:visited-style-name="Visited_20_Internet_20_Link"><text:span text:style-name="T2">TIME_ZONE</text:span></text:a></text:p>
                    </text:list-item>
                    <text:list-item>
                      <text:p text:style-name="P16"><text:a xlink:type="simple" xlink:href="https://russianblogs.com/article/7569926909/#USE_ETAGS_1950" text:style-name="Internet_20_link" text:visited-style-name="Visited_20_Internet_20_Link"><text:span text:style-name="T2">USE_ETAGS</text:span></text:a></text:p>
                    </text:list-item>
                    <text:list-item>
                      <text:p text:style-name="P16"><text:a xlink:type="simple" xlink:href="https://russianblogs.com/article/7569926909/#USE_I18N_1964" text:style-name="Internet_20_link" text:visited-style-name="Visited_20_Internet_20_Link"><text:span text:style-name="T2">USE_I18N</text:span></text:a></text:p>
                    </text:list-item>
                    <text:list-item>
                      <text:p text:style-name="P16"><text:a xlink:type="simple" xlink:href="https://russianblogs.com/article/7569926909/#USE_L10N_1980" text:style-name="Internet_20_link" text:visited-style-name="Visited_20_Internet_20_Link"><text:span text:style-name="T2">USE_L10N</text:span></text:a></text:p>
                    </text:list-item>
                    <text:list-item>
                      <text:p text:style-name="P16"><text:a xlink:type="simple" xlink:href="https://russianblogs.com/article/7569926909/#USE_THOUSAND_SEPARATOR_1996" text:style-name="Internet_20_link" text:visited-style-name="Visited_20_Internet_20_Link"><text:span text:style-name="T2">USE_THOUSAND_SEPARATOR</text:span></text:a></text:p>
                    </text:list-item>
                    <text:list-item>
                      <text:p text:style-name="P16"><text:a xlink:type="simple" xlink:href="https://russianblogs.com/article/7569926909/#USE_TZ_2006" text:style-name="Internet_20_link" text:visited-style-name="Visited_20_Internet_20_Link"><text:span text:style-name="T2">USE_TZ</text:span></text:a></text:p>
                    </text:list-item>
                    <text:list-item>
                      <text:p text:style-name="P16"><text:a xlink:type="simple" xlink:href="https://russianblogs.com/article/7569926909/#USE_X_FORWARDED_HOST_2022" text:style-name="Internet_20_link" text:visited-style-name="Visited_20_Internet_20_Link"><text:span text:style-name="T2">USE_X_FORWARDED_HOST</text:span></text:a></text:p>
                    </text:list-item>
                    <text:list-item>
                      <text:p text:style-name="P16"><text:a xlink:type="simple" xlink:href="https://russianblogs.com/article/7569926909/#USE_X_FORWARDED_PORT_2032" text:style-name="Internet_20_link" text:visited-style-name="Visited_20_Internet_20_Link"><text:span text:style-name="T2">USE_X_FORWARDED_PORT</text:span></text:a></text:p>
                    </text:list-item>
                    <text:list-item>
                      <text:p text:style-name="P16"><text:a xlink:type="simple" xlink:href="https://russianblogs.com/article/7569926909/#WSGI_APPLICATION_2042" text:style-name="Internet_20_link" text:visited-style-name="Visited_20_Internet_20_Link"><text:span text:style-name="T2">WSGI_APPLICATION</text:span></text:a></text:p>
                    </text:list-item>
                    <text:list-item>
                      <text:p text:style-name="P16"><text:a xlink:type="simple" xlink:href="https://russianblogs.com/article/7569926909/#YEAR_MONTH_FORMAT_2052" text:style-name="Internet_20_link" text:visited-style-name="Visited_20_Internet_20_Link"><text:span text:style-name="T2">YEAR_MONTH_FORMAT</text:span></text:a></text:p>
                    </text:list-item>
                    <text:list-item>
                      <text:p text:style-name="P16"><text:a xlink:type="simple" xlink:href="https://russianblogs.com/article/7569926909/#X_FRAME_OPTIONS_2066" text:style-name="Internet_20_link" text:visited-style-name="Visited_20_Internet_20_Link"><text:span text:style-name="T2">X_FRAME_OPTIONS</text:span></text:a></text:p>
                    </text:list-item>
                  </text:list>
                </text:list-item>
                <text:list-item>
                  <text:p text:style-name="P16"><text:a xlink:type="simple" xlink:href="https://russianblogs.com/article/7569926909/#2_2074" text:style-name="Internet_20_link" text:visited-style-name="Visited_20_Internet_20_Link"><text:span text:style-name="T2">2. Проверка</text:span></text:a></text:p>
                  <text:list>
                    <text:list-item>
                      <text:p text:style-name="P16"><text:soft-page-break/><text:a xlink:type="simple" xlink:href="https://russianblogs.com/article/7569926909/#AUTHENTICATION_BACKENDS_2080" text:style-name="Internet_20_link" text:visited-style-name="Visited_20_Internet_20_Link"><text:span text:style-name="T2">AUTHENTICATION_BACKENDS</text:span></text:a></text:p>
                    </text:list-item>
                    <text:list-item>
                      <text:p text:style-name="P16"><text:a xlink:type="simple" xlink:href="https://russianblogs.com/article/7569926909/#AUTH_USER_MODEL_2088" text:style-name="Internet_20_link" text:visited-style-name="Visited_20_Internet_20_Link"><text:span text:style-name="T2">AUTH_USER_MODEL</text:span></text:a></text:p>
                    </text:list-item>
                    <text:list-item>
                      <text:p text:style-name="P16"><text:a xlink:type="simple" xlink:href="https://russianblogs.com/article/7569926909/#LOGIN_REDIRECT_URL_2102" text:style-name="Internet_20_link" text:visited-style-name="Visited_20_Internet_20_Link"><text:span text:style-name="T2">LOGIN_REDIRECT_URL</text:span></text:a></text:p>
                    </text:list-item>
                    <text:list-item>
                      <text:p text:style-name="P16"><text:a xlink:type="simple" xlink:href="https://russianblogs.com/article/7569926909/#LOGIN_URL_2114" text:style-name="Internet_20_link" text:visited-style-name="Visited_20_Internet_20_Link"><text:span text:style-name="T2">LOGIN_URL</text:span></text:a></text:p>
                    </text:list-item>
                    <text:list-item>
                      <text:p text:style-name="P16"><text:a xlink:type="simple" xlink:href="https://russianblogs.com/article/7569926909/#LOGOUT_REDIRECT_URL_2124" text:style-name="Internet_20_link" text:visited-style-name="Visited_20_Internet_20_Link"><text:span text:style-name="T2">LOGOUT_REDIRECT_URL</text:span></text:a></text:p>
                    </text:list-item>
                    <text:list-item>
                      <text:p text:style-name="P16"><text:a xlink:type="simple" xlink:href="https://russianblogs.com/article/7569926909/#PASSWORD_RESET_TIMEOUT_DAYS_2136" text:style-name="Internet_20_link" text:visited-style-name="Visited_20_Internet_20_Link"><text:span text:style-name="T2">PASSWORD_RESET_TIMEOUT_DAYS</text:span></text:a></text:p>
                    </text:list-item>
                    <text:list-item>
                      <text:p text:style-name="P16"><text:a xlink:type="simple" xlink:href="https://russianblogs.com/article/7569926909/#PASSWORD_HASHERS_2144" text:style-name="Internet_20_link" text:visited-style-name="Visited_20_Internet_20_Link"><text:span text:style-name="T2">PASSWORD_HASHERS</text:span></text:a></text:p>
                    </text:list-item>
                    <text:list-item>
                      <text:p text:style-name="P16"><text:a xlink:type="simple" xlink:href="https://russianblogs.com/article/7569926909/#AUTH_PASSWORD_VALIDATORS_2162" text:style-name="Internet_20_link" text:visited-style-name="Visited_20_Internet_20_Link"><text:span text:style-name="T2">AUTH_PASSWORD_VALIDATORS</text:span></text:a></text:p>
                    </text:list-item>
                  </text:list>
                </text:list-item>
                <text:list-item>
                  <text:p text:style-name="P16"><text:a xlink:type="simple" xlink:href="https://russianblogs.com/article/7569926909/#3_2170" text:style-name="Internet_20_link" text:visited-style-name="Visited_20_Internet_20_Link"><text:span text:style-name="T2">3. Сообщение</text:span></text:a></text:p>
                  <text:list>
                    <text:list-item>
                      <text:p text:style-name="P16"><text:a xlink:type="simple" xlink:href="https://russianblogs.com/article/7569926909/#MESSAGE_LEVEL_2176" text:style-name="Internet_20_link" text:visited-style-name="Visited_20_Internet_20_Link"><text:span text:style-name="T2">MESSAGE_LEVEL</text:span></text:a></text:p>
                    </text:list-item>
                    <text:list-item>
                      <text:p text:style-name="P16"><text:a xlink:type="simple" xlink:href="https://russianblogs.com/article/7569926909/#MESSAGE_STORAGE_2195" text:style-name="Internet_20_link" text:visited-style-name="Visited_20_Internet_20_Link"><text:span text:style-name="T2">MESSAGE_STORAGE</text:span></text:a></text:p>
                    </text:list-item>
                    <text:list-item>
                      <text:p text:style-name="P16"><text:a xlink:type="simple" xlink:href="https://russianblogs.com/article/7569926909/#MESSAGE_TAGS_2211" text:style-name="Internet_20_link" text:visited-style-name="Visited_20_Internet_20_Link"><text:span text:style-name="T2">MESSAGE_TAGS</text:span></text:a></text:p>
                    </text:list-item>
                  </text:list>
                </text:list-item>
                <text:list-item>
                  <text:p text:style-name="P16"><text:a xlink:type="simple" xlink:href="https://russianblogs.com/article/7569926909/#4_2240" text:style-name="Internet_20_link" text:visited-style-name="Visited_20_Internet_20_Link"><text:span text:style-name="T2">4. Разговор</text:span></text:a></text:p>
                  <text:list>
                    <text:list-item>
                      <text:p text:style-name="P16"><text:a xlink:type="simple" xlink:href="https://russianblogs.com/article/7569926909/#SESSION_CACHE_ALIAS_2246" text:style-name="Internet_20_link" text:visited-style-name="Visited_20_Internet_20_Link"><text:span text:style-name="T2">SESSION_CACHE_ALIAS</text:span></text:a></text:p>
                    </text:list-item>
                    <text:list-item>
                      <text:p text:style-name="P16"><text:a xlink:type="simple" xlink:href="https://russianblogs.com/article/7569926909/#SESSION_COOKIE_AGE_2254" text:style-name="Internet_20_link" text:visited-style-name="Visited_20_Internet_20_Link"><text:span text:style-name="T2">SESSION_COOKIE_AGE</text:span></text:a></text:p>
                    </text:list-item>
                    <text:list-item>
                      <text:p text:style-name="P16"><text:a xlink:type="simple" xlink:href="https://russianblogs.com/article/7569926909/#SESSION_COOKIE_DOMAIN_2262" text:style-name="Internet_20_link" text:visited-style-name="Visited_20_Internet_20_Link"><text:span text:style-name="T2">SESSION_COOKIE_DOMAIN</text:span></text:a></text:p>
                    </text:list-item>
                    <text:list-item>
                      <text:p text:style-name="P16"><text:a xlink:type="simple" xlink:href="https://russianblogs.com/article/7569926909/#SESSION_COOKIE_HTTPONLY_2274" text:style-name="Internet_20_link" text:visited-style-name="Visited_20_Internet_20_Link"><text:span text:style-name="T2">SESSION_COOKIE_HTTPONLY</text:span></text:a></text:p>
                    </text:list-item>
                    <text:list-item>
                      <text:p text:style-name="P16"><text:a xlink:type="simple" xlink:href="https://russianblogs.com/article/7569926909/#SESSION_COOKIE_NAME_2286" text:style-name="Internet_20_link" text:visited-style-name="Visited_20_Internet_20_Link"><text:span text:style-name="T2">SESSION_COOKIE_NAME</text:span></text:a></text:p>
                    </text:list-item>
                    <text:list-item>
                      <text:p text:style-name="P16"><text:a xlink:type="simple" xlink:href="https://russianblogs.com/article/7569926909/#SESSION_COOKIE_PATH_2294" text:style-name="Internet_20_link" text:visited-style-name="Visited_20_Internet_20_Link"><text:span text:style-name="T2">SESSION_COOKIE_PATH</text:span></text:a></text:p>
                    </text:list-item>
                    <text:list-item>
                      <text:p text:style-name="P16"><text:a xlink:type="simple" xlink:href="https://russianblogs.com/article/7569926909/#SESSION_COOKIE_SECURE_2304" text:style-name="Internet_20_link" text:visited-style-name="Visited_20_Internet_20_Link"><text:span text:style-name="T2">SESSION_COOKIE_SECURE</text:span></text:a></text:p>
                    </text:list-item>
                    <text:list-item>
                      <text:p text:style-name="P16"><text:a xlink:type="simple" xlink:href="https://russianblogs.com/article/7569926909/#SESSION_ENGINE_2314" text:style-name="Internet_20_link" text:visited-style-name="Visited_20_Internet_20_Link"><text:span text:style-name="T2">SESSION_ENGINE</text:span></text:a></text:p>
                    </text:list-item>
                    <text:list-item>
                      <text:p text:style-name="P16"><text:a xlink:type="simple" xlink:href="https://russianblogs.com/article/7569926909/#SESSION_EXPIRE_AT_BROWSER_CLOSE_2330" text:style-name="Internet_20_link" text:visited-style-name="Visited_20_Internet_20_Link"><text:span text:style-name="T2">SESSION_EXPIRE_AT_BROWSER_CLOSE</text:span></text:a></text:p>
                    </text:list-item>
                    <text:list-item>
                      <text:p text:style-name="P16"><text:a xlink:type="simple" xlink:href="https://russianblogs.com/article/7569926909/#SESSION_FILE_PATH_2338" text:style-name="Internet_20_link" text:visited-style-name="Visited_20_Internet_20_Link"><text:span text:style-name="T2">SESSION_FILE_PATH</text:span></text:a></text:p>
                    </text:list-item>
                    <text:list-item>
                      <text:p text:style-name="P16"><text:a xlink:type="simple" xlink:href="https://russianblogs.com/article/7569926909/#SESSION_SAVE_EVERY_REQUEST_2346" text:style-name="Internet_20_link" text:visited-style-name="Visited_20_Internet_20_Link"><text:span text:style-name="T2">SESSION_SAVE_EVERY_REQUEST</text:span></text:a></text:p>
                    </text:list-item>
                    <text:list-item>
                      <text:p text:style-name="P16"><text:soft-page-break/><text:a xlink:type="simple" xlink:href="https://russianblogs.com/article/7569926909/#SESSION_SERIALIZER_2354" text:style-name="Internet_20_link" text:visited-style-name="Visited_20_Internet_20_Link"><text:span text:style-name="T2">SESSION_SERIALIZER</text:span></text:a></text:p>
                    </text:list-item>
                  </text:list>
                </text:list-item>
                <text:list-item>
                  <text:p text:style-name="P16"><text:a xlink:type="simple" xlink:href="https://russianblogs.com/article/7569926909/#5_2367" text:style-name="Internet_20_link" text:visited-style-name="Visited_20_Internet_20_Link"><text:span text:style-name="T2">5. Веб-сайт</text:span></text:a></text:p>
                  <text:list>
                    <text:list-item>
                      <text:p text:style-name="P16"><text:a xlink:type="simple" xlink:href="https://russianblogs.com/article/7569926909/#SITE_ID_2373" text:style-name="Internet_20_link" text:visited-style-name="Visited_20_Internet_20_Link"><text:span text:style-name="T2">SITE_ID</text:span></text:a></text:p>
                    </text:list-item>
                  </text:list>
                </text:list-item>
                <text:list-item>
                  <text:p text:style-name="P16"><text:a xlink:type="simple" xlink:href="https://russianblogs.com/article/7569926909/#6_2381" text:style-name="Internet_20_link" text:visited-style-name="Visited_20_Internet_20_Link"><text:span text:style-name="T2">6. Статические файлы</text:span></text:a></text:p>
                  <text:list>
                    <text:list-item>
                      <text:p text:style-name="P16"><text:a xlink:type="simple" xlink:href="https://russianblogs.com/article/7569926909/#STATIC_ROOT_2387" text:style-name="Internet_20_link" text:visited-style-name="Visited_20_Internet_20_Link"><text:span text:style-name="T2">STATIC_ROOT</text:span></text:a></text:p>
                    </text:list-item>
                    <text:list-item>
                      <text:p text:style-name="P16"><text:a xlink:type="simple" xlink:href="https://russianblogs.com/article/7569926909/#STATIC_URL_2407" text:style-name="Internet_20_link" text:visited-style-name="Visited_20_Internet_20_Link"><text:span text:style-name="T2">STATIC_URL</text:span></text:a></text:p>
                    </text:list-item>
                    <text:list-item>
                      <text:p text:style-name="P16"><text:a xlink:type="simple" xlink:href="https://russianblogs.com/article/7569926909/#STATICFILES_DIRS_2423" text:style-name="Internet_20_link" text:visited-style-name="Visited_20_Internet_20_Link"><text:span text:style-name="T2">STATICFILES_DIRS</text:span></text:a></text:p>
                      <text:list>
                        <text:list-item>
                          <text:p text:style-name="P16"><text:a xlink:type="simple" xlink:href="https://russianblogs.com/article/7569926909/#_2443" text:style-name="Internet_20_link" text:visited-style-name="Visited_20_Internet_20_Link"><text:span text:style-name="T2">Префикс (необязательно)</text:span></text:a></text:p>
                        </text:list-item>
                      </text:list>
                    </text:list-item>
                    <text:list-item>
                      <text:p text:style-name="P16"><text:a xlink:type="simple" xlink:href="https://russianblogs.com/article/7569926909/#STATICFILES_FINDERS_2473" text:style-name="Internet_20_link" text:visited-style-name="Visited_20_Internet_20_Link"><text:span text:style-name="T2">STATICFILES_FINDERS</text:span></text:a></text:p>
                    </text:list-item>
                  </text:list>
                </text:list-item>
              </text:list>
            </text:list-item>
          </text:list>
          <text:h text:style-name="P1" text:outline-level="1"><text:bookmark text:name="_2"/>Настроить</text:h>
          <text:p text:style-name="P9"><text:span text:style-name="Source_20_Text"><text:span text:style-name="T3">предостережение <text:s text:c="4"/></text:span></text:span></text:p>
          <text:p text:style-name="P10"><text:span text:style-name="Source_20_Text"><text:span text:style-name="T4"><text:s/></text:span></text:span><text:span text:style-name="Source_20_Text"><text:span text:style-name="T3">Будьте осторожны при переопределении настроек, особенно если значением по умолчанию является непустой список или словарь, например STATICFILES_FINDERS. Обязательно сохраните компоненты, необходимые для функций Django, которые вы хотите использовать.</text:span></text:span></text:p>
          <text:p text:style-name="P11">12</text:p>
          <text:h text:style-name="P3" text:outline-level="2"><text:bookmark text:name="1_9"/>1. Основные настройки</text:h>
          <text:p text:style-name="P14">Это список настроек, доступных в ядре Django, и их значений по умолчанию. Настройки, предоставляемые приложением contrib, перечислены ниже, за ними следует предметный указатель основных настроек. Вводный материал см. В руководстве по настройке темы.</text:p>
          <text:h text:style-name="P5" text:outline-level="3"><text:bookmark text:name="ABSOLUTE_URL_OVERRIDES_13"/>ABSOLUTE_URL_OVERRIDES</text:h>
          <text:p text:style-name="P14">Значение по умолчанию: ({} пустой словарь)</text:p>
          <text:p text:style-name="P14"><text:soft-page-break/>Строка «app_label.model_name» отображается в словарь функции, которая получает объект модели и возвращает его URL. Это способ вставки или переопределения метода get_absolute_url () для каждой установки. пример:</text:p>
          <text:p text:style-name="P9"><text:span text:style-name="Source_20_Text"><text:span text:style-name="T3">ABSOLUTE_URL_OVERRID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blogs.weblog'</text:span></text:span><text:span text:style-name="Source_20_Text"><text:span text:style-name="T6">:</text:span></text:span><text:span text:style-name="Source_20_Text"><text:span text:style-name="T3"> </text:span></text:span><text:span text:style-name="Source_20_Text"><text:span text:style-name="T7">lambda</text:span></text:span><text:span text:style-name="Source_20_Text"><text:span text:style-name="T3"> o</text:span></text:span><text:span text:style-name="Source_20_Text"><text:span text:style-name="T6">:</text:span></text:span><text:span text:style-name="Source_20_Text"><text:span text:style-name="T3"> </text:span></text:span><text:span text:style-name="Source_20_Text"><text:span text:style-name="T5">"/blogs/%s/"</text:span></text:span><text:span text:style-name="Source_20_Text"><text:span text:style-name="T3"> </text:span></text:span><text:span text:style-name="Source_20_Text"><text:span text:style-name="T5">%</text:span></text:span><text:span text:style-name="Source_20_Text"><text:span text:style-name="T3"> o</text:span></text:span><text:span text:style-name="Source_20_Text"><text:span text:style-name="T6">.</text:span></text:span><text:span text:style-name="Source_20_Text"><text:span text:style-name="T3">slug</text:span></text:span><text:span text:style-name="Source_20_Text"><text:span text:style-name="T6">,</text:span></text:span></text:p>
          <text:p text:style-name="P10"><text:span text:style-name="Source_20_Text"><text:span text:style-name="T4"><text:s text:c="4"/></text:span></text:span><text:span text:style-name="Source_20_Text"><text:span text:style-name="T5">'news.story'</text:span></text:span><text:span text:style-name="Source_20_Text"><text:span text:style-name="T6">:</text:span></text:span><text:span text:style-name="Source_20_Text"><text:span text:style-name="T3"> </text:span></text:span><text:span text:style-name="Source_20_Text"><text:span text:style-name="T7">lambda</text:span></text:span><text:span text:style-name="Source_20_Text"><text:span text:style-name="T3"> o</text:span></text:span><text:span text:style-name="Source_20_Text"><text:span text:style-name="T6">:</text:span></text:span><text:span text:style-name="Source_20_Text"><text:span text:style-name="T3"> </text:span></text:span><text:span text:style-name="Source_20_Text"><text:span text:style-name="T5">"/stories/%s/%s/"</text:span></text:span><text:span text:style-name="Source_20_Text"><text:span text:style-name="T3">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o</text:span></text:span><text:span text:style-name="Source_20_Text"><text:span text:style-name="T6">.</text:span></text:span><text:span text:style-name="Source_20_Text"><text:span text:style-name="T3">pub_year</text:span></text:span><text:span text:style-name="Source_20_Text"><text:span text:style-name="T6">,</text:span></text:span><text:span text:style-name="Source_20_Text"><text:span text:style-name="T3"> o</text:span></text:span><text:span text:style-name="Source_20_Text"><text:span text:style-name="T6">.</text:span></text:span><text:span text:style-name="Source_20_Text"><text:span text:style-name="T3">slug</text:span></text:span><text:span text:style-name="Source_20_Text"><text:span text:style-name="T6">),</text:span></text:span></text:p>
          <text:p text:style-name="P10"><text:span text:style-name="Source_20_Text"><text:span text:style-name="T6">}</text:span></text:span></text:p>
          <text:p text:style-name="P11">1234</text:p>
          <text:p text:style-name="P14">Обратите внимание, что независимо от фактического имени класса модели, имя модели, используемое в этом параметре, должно быть в нижнем регистре.</text:p>
          <text:p text:style-name="P8"/>
          <text:h text:style-name="P5" text:outline-level="3"><text:bookmark text:name="ADMINS_30"/>ADMINS</text:h>
          <text:p text:style-name="P14">Значение по умолчанию: ([] список)</text:p>
          <text:p text:style-name="P14">Получите список всех людей, уведомленных об ошибках кода. Когда DEBUG = False и AdminEmailHandler настроены в LOGGING (завершено по умолчанию), в электронных письмах Django содержатся сведения об исключениях, поднятых этими людьми в цикле запроса / ответа.</text:p>
          <text:p text:style-name="P14">Каждый элемент в списке должен быть кортежем (полное имя, адрес электронной почты). пример:</text:p>
          <text:p text:style-name="P9"><text:span text:style-name="Source_20_Text"><text:span text:style-name="T6">[(</text:span></text:span><text:span text:style-name="Source_20_Text"><text:span text:style-name="T5">'John'</text:span></text:span><text:span text:style-name="Source_20_Text"><text:span text:style-name="T6">,</text:span></text:span><text:span text:style-name="Source_20_Text"><text:span text:style-name="T3"> </text:span></text:span><text:span text:style-name="Source_20_Text"><text:span text:style-name="T5">'john@example.com'</text:span></text:span><text:span text:style-name="Source_20_Text"><text:span text:style-name="T6">),</text:span></text:span><text:span text:style-name="Source_20_Text"><text:span text:style-name="T3"> </text:span></text:span><text:span text:style-name="Source_20_Text"><text:span text:style-name="T6">(</text:span></text:span><text:span text:style-name="Source_20_Text"><text:span text:style-name="T5">'Mary'</text:span></text:span><text:span text:style-name="Source_20_Text"><text:span text:style-name="T6">,</text:span></text:span><text:span text:style-name="Source_20_Text"><text:span text:style-name="T3"> </text:span></text:span><text:span text:style-name="Source_20_Text"><text:span text:style-name="T5">'mary@example.com'</text:span></text:span><text:span text:style-name="Source_20_Text"><text:span text:style-name="T6">)]</text:span></text:span></text:p>
          <text:p text:style-name="P11">1</text:p>
          <text:h text:style-name="P5" text:outline-level="3"><text:bookmark text:name="ALLOWED_HOSTS_42"/>ALLOWED_HOSTS</text:h>
          <text:p text:style-name="P14">Значение по умолчанию: ([] список)</text:p>
          <text:p text:style-name="P14"><text:soft-page-break/>Список строк, представляющих имя хоста / домена, которое может предоставить этот сайт Django. Это мера безопасности для предотвращения атак на заголовки хоста HTTP, даже во многих, казалось бы, безопасных конфигурациях веб-серверов.</text:p>
          <text:p text:style-name="P15"><text:span text:style-name="T8">Значения в этом списке могут быть полностью определенными именами (например, ’</text:span><text:a xlink:type="simple" xlink:href="http://www.example.com/" office:target-frame-name="_blank" xlink:show="new" text:style-name="Internet_20_link" text:visited-style-name="Visited_20_Internet_20_Link"><text:span text:style-name="T2">www.example.com</text:span></text:a><text:span text:style-name="T8">’), В этом случае они будут точно соответствовать заголовку Host запроса (без учета регистра, за исключением порта). Значение в начале абзаца можно использовать как подстановочный знак поддомена: ". Example.com" будет соответствовать</text:span><text:a xlink:type="simple" xlink:href="http://example.com/" office:target-frame-name="_blank" xlink:show="new" text:style-name="Internet_20_link" text:visited-style-name="Visited_20_Internet_20_Link"><text:span text:style-name="T2">example.com</text:span></text:a><text:span text:style-name="T8">, Www.example.com и любые другие поддомены</text:span><text:a xlink:type="simple" xlink:href="http://example.com/" office:target-frame-name="_blank" xlink:show="new" text:style-name="Internet_20_link" text:visited-style-name="Visited_20_Internet_20_Link"><text:span text:style-name="T2">example.com</text:span></text:a><text:span text:style-name="T8">. Значение '*' будет соответствовать чему угодно; в этом случае вы несете ответственность за обеспечение собственной проверки заголовка Host (возможно, в промежуточном программном обеспечении; если это так, это ПО промежуточного слоя MIDDLEWARE должно быть указано первым).</text:span></text:p>
          <text:p text:style-name="P14">Django также позволяет указывать полное доменное имя (FQDN) для любой записи. Некоторые браузеры включают в заголовок Host конечную точку, которую Django удаляет при проверке хоста.</text:p>
          <text:p text:style-name="P14">Если заголовок Host (или X-Forwarded-Host, если USE_X_FORWARDED_HOST включен) не соответствует ни одному из значений в этом списке, метод django.http.HttpRequest.get_host () вызовет SuspiciousOperation.</text:p>
          <text:p text:style-name="P14">Когда DEBUGis True и ALLOWED_HOSTS пусты, хост будет проверен. [‘Localhost’, ‘127.0.0.1’, ‘[:: 1]’]</text:p>
          <text:p text:style-name="P14">ALLOWED_HOSTS также проверяется при запуске теста.</text:p>
          <text:p text:style-name="P14">Эта проверка применяется только к get_host (); если ваш код Host напрямую обращается к заголовку из request.META, эта защита безопасности обходится.</text:p>
          <text:p text:style-name="P9"><text:span text:style-name="Source_20_Text"><text:span text:style-name="T3">Изменения в Django 1.11:</text:span></text:span></text:p>
          <text:p text:style-name="P10"><text:span text:style-name="Source_20_Text"><text:span text:style-name="T4"><text:s/></text:span></text:span><text:span text:style-name="Source_20_Text"><text:span text:style-name="T3">В старой версии ALLOWED_HOSTS не проверялся при запуске теста.</text:span></text:span></text:p>
          <text:p text:style-name="P10"><text:soft-page-break/></text:p>
          <text:p text:style-name="P10"><text:span text:style-name="Source_20_Text"><text:span text:style-name="T4"><text:s/></text:span></text:span><text:span text:style-name="Source_20_Text"><text:span text:style-name="T3">В старой версии ALLOWED_HOSTS не проверял, соответствует ли DEBUG = True. Это также изменилось в Django 1.10.3, 1.9.11 и 1.8.16, чтобы предотвратить атаки повторного связывания DNS.</text:span></text:span></text:p>
          <text:p text:style-name="P11">1234</text:p>
          <text:p text:style-name="P8"/>
          <text:h text:style-name="P5" text:outline-level="3"><text:bookmark text:name="APPEND_SLASH_69"/>APPEND_SLASH</text:h>
          <text:p text:style-name="P14">По умолчанию: True</text:p>
          <text:p text:style-name="P14">Если установлено значение True, если URL-адрес запроса не соответствует ни одному шаблону в URLconf и не заканчивается косой чертой, HTTP-перенаправление будет выполнено на тот же URL-адрес с добавленной косой чертой. Обратите внимание, что перенаправление может привести к потере любых данных, отправленных в запросе POST.</text:p>
          <text:p text:style-name="P14">Параметр APPEND_SLASH используется только при установленном CommonMiddleware (см. Middleware). См. Также PREPEND_WWW.</text:p>
          <text:p text:style-name="P8"/>
          <text:h text:style-name="P5" text:outline-level="3"><text:bookmark text:name="CACHES_79"/>CACHE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defaul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8"/></text:span></text:span><text:span text:style-name="Source_20_Text"><text:span text:style-name="T5">'BACKEND'</text:span></text:span><text:span text:style-name="Source_20_Text"><text:span text:style-name="T6">:</text:span></text:span><text:span text:style-name="Source_20_Text"><text:span text:style-name="T3"> </text:span></text:span><text:span text:style-name="Source_20_Text"><text:span text:style-name="T5">'django.core.cache.backends.locmem.LocMemCache'</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6">}</text:span></text:span></text:p>
          <text:p text:style-name="P11">12345</text:p>
          <text:p text:style-name="P14"><text:soft-page-break/>Словарь, содержащий все кешированные настройки для использования с Django. Это вложенный словарь, содержимое которого сопоставляет псевдонимы кэша со словарем, содержащим единственный параметр кеширования.</text:p>
          <text:p text:style-name="P14">Параметр CACHES должен настраивать кеш по умолчанию; вы также можете указать любое количество дополнительных кешей. Если вы используете бэкэнд кеша, отличный от кеша локальной памяти, или вам нужно определить несколько кешей, есть другие варианты. Доступны следующие варианты кэширования.</text:p>
          <text:p text:style-name="P8"/>
          <text:h text:style-name="P6" text:outline-level="4"><text:bookmark text:name="BACKEND_97"/>BACKEND</text:h>
          <text:p text:style-name="P14">Значение по умолчанию: ('' Пустая строка)</text:p>
          <text:p text:style-name="P14">Используемый бэкэнд кеша. Бэкэнд встроенного кеша:</text:p>
          <text:list xml:id="list1330332165" text:style-name="L2">
            <text:list-item>
              <text:p text:style-name="P17">‘<text:span text:style-name="T1">django.core.cache.backends.db.DatabaseCache’</text:span></text:p>
            </text:list-item>
            <text:list-item>
              <text:p text:style-name="P17">‘<text:span text:style-name="T1">django.core.cache.backends.dummy.DummyCache’</text:span></text:p>
            </text:list-item>
            <text:list-item>
              <text:p text:style-name="P17">‘<text:span text:style-name="T1">django.core.cache.backends.filebased.FileBasedCache’</text:span></text:p>
            </text:list-item>
            <text:list-item>
              <text:p text:style-name="P17">‘<text:span text:style-name="T1">django.core.cache.backends.locmem.LocMemCache’</text:span></text:p>
            </text:list-item>
            <text:list-item>
              <text:p text:style-name="P17">‘<text:span text:style-name="T1">django.core.cache.backends.memcached.MemcachedCache’</text:span></text:p>
            </text:list-item>
            <text:list-item>
              <text:p text:style-name="P17">‘<text:span text:style-name="T1">django.core.cache.backends.memcached.PyLibMCCache’</text:span></text:p>
            </text:list-item>
          </text:list>
          <text:p text:style-name="P14">Вы можете использовать серверную часть кеша, не включенную в Django, установив BACKEND на полный путь к классу внутренней части кеша (т.е. mypackage.backends.whatever.WhateverCache).</text:p>
          <text:p text:style-name="P8"/>
          <text:h text:style-name="P6" text:outline-level="4"><text:bookmark text:name="KEY_FUNCTION_114"/>KEY_FUNCTION</text:h>
          <text:p text:style-name="P14">Строка, содержащая пунктирный путь к функции (или любой вызываемой функции), используемой для определения того, как префикс, версия и ключ объединяются в окончательный ключ кеша. Реализация по умолчанию эквивалентна функции:</text:p>
          <text:p text:style-name="P9"><text:soft-page-break/><text:span text:style-name="Source_20_Text"><text:span text:style-name="T7">def</text:span></text:span><text:span text:style-name="Source_20_Text"><text:span text:style-name="T3"> </text:span></text:span><text:span text:style-name="Source_20_Text"><text:span text:style-name="T10">make_key</text:span></text:span><text:span text:style-name="Source_20_Text"><text:span text:style-name="T6">(</text:span></text:span><text:span text:style-name="Source_20_Text"><text:span text:style-name="T3">key</text:span></text:span><text:span text:style-name="Source_20_Text"><text:span text:style-name="T6">,</text:span></text:span><text:span text:style-name="Source_20_Text"><text:span text:style-name="T3"> key_prefix</text:span></text:span><text:span text:style-name="Source_20_Text"><text:span text:style-name="T6">,</text:span></text:span><text:span text:style-name="Source_20_Text"><text:span text:style-name="T3"> version</text:span></text:span><text:span text:style-name="Source_20_Text"><text:span text:style-name="T6">):</text:span></text:span></text:p>
          <text:p text:style-name="P10"><text:span text:style-name="Source_20_Text"><text:span text:style-name="T4"><text:s text:c="4"/></text:span></text:span><text:span text:style-name="Source_20_Text"><text:span text:style-name="T7">return</text:span></text:span><text:span text:style-name="Source_20_Text"><text:span text:style-name="T3"> </text:span></text:span><text:span text:style-name="Source_20_Text"><text:span text:style-name="T5">':'</text:span></text:span><text:span text:style-name="Source_20_Text"><text:span text:style-name="T6">.</text:span></text:span><text:span text:style-name="Source_20_Text"><text:span text:style-name="T3">join</text:span></text:span><text:span text:style-name="Source_20_Text"><text:span text:style-name="T6">([</text:span></text:span><text:span text:style-name="Source_20_Text"><text:span text:style-name="T3">key_prefix</text:span></text:span><text:span text:style-name="Source_20_Text"><text:span text:style-name="T6">,</text:span></text:span><text:span text:style-name="Source_20_Text"><text:span text:style-name="T3"> </text:span></text:span><text:span text:style-name="Source_20_Text"><text:span text:style-name="T5">str</text:span></text:span><text:span text:style-name="Source_20_Text"><text:span text:style-name="T6">(</text:span></text:span><text:span text:style-name="Source_20_Text"><text:span text:style-name="T3">version</text:span></text:span><text:span text:style-name="Source_20_Text"><text:span text:style-name="T6">),</text:span></text:span><text:span text:style-name="Source_20_Text"><text:span text:style-name="T3"> key</text:span></text:span><text:span text:style-name="Source_20_Text"><text:span text:style-name="T6">])</text:span></text:span></text:p>
          <text:p text:style-name="P11">12</text:p>
          <text:p text:style-name="P14">Вы можете использовать любую ключевую функцию по своему усмотрению, если она имеет такую ​​же сигнатуру параметра.</text:p>
          <text:p text:style-name="P14">Для получения дополнительной информации см. Документацию по кешу.</text:p>
          <text:p text:style-name="P8"/>
          <text:h text:style-name="P6" text:outline-level="4"><text:bookmark text:name="KEY_PREFIX_129"/>KEY_PREFIX</text:h>
          <text:p text:style-name="P14">Значение по умолчанию: ('' Пустая строка)</text:p>
          <text:p text:style-name="P14">Строка, которая будет автоматически включена (предварительно добавлена ​​по умолчанию) во все ключи кеша, используемые сервером Django.</text:p>
          <text:p text:style-name="P14">Для получения дополнительной информации см. Документацию по кешу.</text:p>
          <text:p text:style-name="P8"/>
          <text:h text:style-name="P6" text:outline-level="4"><text:bookmark text:name="LOCATION_139"/>LOCATION</text:h>
          <text:p text:style-name="P14">Значение по умолчанию: ('' Пустая строка)</text:p>
          <text:p text:style-name="P14">Расположение кеша, который будет использоваться. Это может быть каталог кэша файловой системы, хост и порт сервера memcache или просто идентифицирующее имя кеша локальной памяти. Например:</text:p>
          <text:p text:style-name="P9"><text:span text:style-name="Source_20_Text"><text:span text:style-name="T3">CACH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defaul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8"/></text:span></text:span><text:span text:style-name="Source_20_Text"><text:span text:style-name="T5">'BACKEND'</text:span></text:span><text:span text:style-name="Source_20_Text"><text:span text:style-name="T6">:</text:span></text:span><text:span text:style-name="Source_20_Text"><text:span text:style-name="T3"> </text:span></text:span><text:span text:style-name="Source_20_Text"><text:span text:style-name="T5">'django.core.cache.backends.filebased.FileBasedCache'</text:span></text:span><text:span text:style-name="Source_20_Text"><text:span text:style-name="T6">,</text:span></text:span></text:p>
          <text:p text:style-name="P10"><text:span text:style-name="Source_20_Text"><text:span text:style-name="T4"><text:s text:c="8"/></text:span></text:span><text:span text:style-name="Source_20_Text"><text:span text:style-name="T5">'LOCATION'</text:span></text:span><text:span text:style-name="Source_20_Text"><text:span text:style-name="T6">:</text:span></text:span><text:span text:style-name="Source_20_Text"><text:span text:style-name="T3"> </text:span></text:span><text:span text:style-name="Source_20_Text"><text:span text:style-name="T5">'/var/tmp/django_cache'</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oft-page-break/><text:span text:style-name="Source_20_Text"><text:span text:style-name="T6">}</text:span></text:span></text:p>
          <text:p text:style-name="P11">123456</text:p>
          <text:p text:style-name="P8"/>
          <text:h text:style-name="P6" text:outline-level="4"><text:bookmark text:name="OPTIONS_156"/>OPTIONS</text:h>
          <text:p text:style-name="P14">По умолчанию: Нет</text:p>
          <text:p text:style-name="P14">Дополнительные параметры передаются в серверную часть кеша. Доступные параметры зависят от серверной части кеширования.</text:p>
          <text:p text:style-name="P14">Некоторую информацию о доступных параметрах можно найти в документации по параметрам кеша. Для получения дополнительной информации, пожалуйста, обратитесь к документации внутреннего модуля.</text:p>
          <text:p text:style-name="P8"/>
          <text:h text:style-name="P6" text:outline-level="4"><text:bookmark text:name="TIMEOUT_166"/>TIMEOUT</text:h>
          <text:p text:style-name="P14">По умолчанию: 300</text:p>
          <text:p text:style-name="P14">Количество секунд, в течение которых записи в кеше считаются устаревшими. Если значение этого параметра равно None, срок действия записи кэша не истечет.</text:p>
          <text:p text:style-name="P8"/>
          <text:h text:style-name="P6" text:outline-level="4"><text:bookmark text:name="VERSION_174"/>VERSION</text:h>
          <text:p text:style-name="P14">По умолчанию: 1</text:p>
          <text:p text:style-name="P14">Номер версии ключа кеша по умолчанию, созданный сервером Django.</text:p>
          <text:p text:style-name="P14">Для получения дополнительной информации см. Документацию по кешу.</text:p>
          <text:p text:style-name="P8"/>
          <text:h text:style-name="P5" text:outline-level="3"><text:bookmark text:name="CACHE_MIDDLEWARE_ALIAS_184"/>CACHE_MIDDLEWARE_ALIAS</text:h>
          <text:p text:style-name="P14">По умолчанию: по умолчанию</text:p>
          <text:p text:style-name="P14">Подключение кеша для промежуточного программного обеспечения кеширования.</text:p>
          <text:p text:style-name="P8"><text:soft-page-break/></text:p>
          <text:h text:style-name="P5" text:outline-level="3"><text:bookmark text:name="CACHE_MIDDLEWARE_KEY_PREFIX_192"/>CACHE_MIDDLEWARE_KEY_PREFIX</text:h>
          <text:p text:style-name="P14">Значение по умолчанию: ('' Пустая строка)</text:p>
          <text:p text:style-name="P14">Строка, которая будет префиксом ключа кеша, сгенерированного промежуточным программным обеспечением кеширования. Этот префикс объединен с параметром KEY_PREFIX; он не заменит его.</text:p>
          <text:p text:style-name="P14">См. Фреймворк кеширования Django.</text:p>
          <text:p text:style-name="P8"/>
          <text:h text:style-name="P5" text:outline-level="3"><text:bookmark text:name="CACHE_MIDDLEWARE_SECONDS_202"/>CACHE_MIDDLEWARE_SECONDS</text:h>
          <text:p text:style-name="P14">По умолчанию: 600</text:p>
          <text:p text:style-name="P14">Количество секунд по умолчанию для кэширования страниц промежуточного программного обеспечения.</text:p>
          <text:p text:style-name="P14">См. Фреймворк кеширования Django.</text:p>
          <text:p text:style-name="P8"/>
          <text:h text:style-name="P5" text:outline-level="3"><text:bookmark text:name="CSRF_COOKIE_AGE_212"/>CSRF_COOKIE_AGE</text:h>
          <text:p text:style-name="P14">Значение по умолчанию: (31449600 примерно 1 год в секундах)</text:p>
          <text:p text:style-name="P14">Возраст файла cookie CSRF в секундах.</text:p>
          <text:p text:style-name="P14">Причина установки долгосрочного срока действия заключается в том, чтобы избежать проблем, когда пользователь закрывает браузер или закладывает страницу, а затем загружает страницу из кеша браузера. Если постоянного файла cookie нет, отправка формы в этом случае завершится ошибкой.</text:p>
          <text:p text:style-name="P14">Некоторые браузеры (особенно Internet Explorer) могут запрещать использование постоянных файлов cookie или могут повреждать индекс файлов cookie на диске, что приводит к сбою проверок защиты CSRF (иногда с перерывами). Измените этот параметр на Нет, чтобы использовать файлы cookie CSRF на основе сеанса, которые сохраняют cookie в памяти, а не в постоянном хранилище.</text:p>
          <text:p text:style-name="P8"><text:soft-page-break/></text:p>
          <text:h text:style-name="P5" text:outline-level="3"><text:bookmark text:name="CSRF_COOKIE_DOMAIN_224"/>CSRF_COOKIE_DOMAIN</text:h>
          <text:p text:style-name="P14">По умолчанию: Нет</text:p>
          <text:p text:style-name="P15"><text:span text:style-name="T8">Домен, который будет использоваться при установке файла cookie CSRF. Это полезно для простого исключения межсайтовых запросов от подделки из обычной защиты от подделки межсайтовых запросов. Он должен быть установлен в строку "</text:span><text:a xlink:type="simple" xlink:href="http://example.com/" office:target-frame-name="_blank" xlink:show="new" text:style-name="Internet_20_link" text:visited-style-name="Visited_20_Internet_20_Link"><text:span text:style-name="T2">example.com</text:span></text:a><text:span text:style-name="T8">"Чтобы представления из другого субдомена могли принимать запросы POST из форм в одном субдомене.</text:span></text:p>
          <text:p text:style-name="P14">Обратите внимание, что наличие этого параметра не означает, что CSRF-защита Django не подвержена атакам между субдоменами по умолчанию - см. Раздел ограничений CSRF.</text:p>
          <text:p text:style-name="P8"/>
          <text:h text:style-name="P5" text:outline-level="3"><text:bookmark text:name="CSRF_COOKIE_HTTPONLY_234"/>CSRF_COOKIE_HTTPONLY</text:h>
          <text:p text:style-name="P14">По умолчанию: False</text:p>
          <text:p text:style-name="P14">Использует ли HttpOnly флаг для файла cookie CSRF. Если установлено значение True, клиентский JavaScript не сможет получить доступ к CSRF cookie.</text:p>
          <text:p text:style-name="P14">Указание файла cookie CSRF как HttpOnly не обеспечивает реальной защиты, поскольку CSRF используется только для предотвращения междоменных атак. Если злоумышленник может прочитать файл cookie через JavaScript, то, насколько известно браузеру, он уже находится в том же домене, поэтому в любом случае может делать все, что угодно. (XSS больше, чем CSRF.)</text:p>
          <text:p text:style-name="P14">Хотя такая установка имеет небольшую практическую пользу, аудиторам безопасности она иногда требуется.</text:p>
          <text:p text:style-name="P14">Если эта функция включена и значение токена CSRF необходимо отправить с помощью запроса AJAX, JavaScript должен извлечь значение из скрытых входных данных формы токена CSRF на странице, а не извлекать значение из файла cookie.</text:p>
          <text:p text:style-name="P14"><text:soft-page-break/>Дополнительные сведения о SESSION_COOKIE_HTTPONLY см. В HttpOnly.</text:p>
          <text:p text:style-name="P8"/>
          <text:h text:style-name="P5" text:outline-level="3"><text:bookmark text:name="CSRF_COOKIE_NAME_250"/>CSRF_COOKIE_NAME</text:h>
          <text:p text:style-name="P14">По умолчанию: «csrftoken».</text:p>
          <text:p text:style-name="P14">Имя файла cookie, используемого для токена аутентификации CSRF. Это может быть что угодно (если у него другое имя, чем у других файлов cookie в вашем приложении). См. Раздел Защита от подделки межсайтовых запросов.</text:p>
          <text:p text:style-name="P8"/>
          <text:h text:style-name="P5" text:outline-level="3"><text:bookmark text:name="CSRF_COOKIE_PATH_258"/>CSRF_COOKIE_PATH</text:h>
          <text:p text:style-name="P14">По умолчанию: '/'</text:p>
          <text:p text:style-name="P14">Путь, заданный для файла cookie CSRF. Он должен совпадать с URL-путем установки Django или быть родительским путем этого пути.</text:p>
          <text:p text:style-name="P14">Это полезно, если вы запускаете несколько экземпляров Django под одним именем хоста. Они могут использовать разные пути файлов cookie, и каждый экземпляр может видеть только свой собственный файл cookie CSRF.</text:p>
          <text:p text:style-name="P8"/>
          <text:h text:style-name="P5" text:outline-level="3"><text:bookmark text:name="CSRF_COOKIE_SECURE_268"/>CSRF_COOKIE_SECURE</text:h>
          <text:p text:style-name="P14">По умолчанию: False</text:p>
          <text:p text:style-name="P14">Следует ли использовать безопасные файлы cookie для файлов cookie CSRF. Если установлено значение True, cookie будет помечен как «безопасный», что означает, что браузер может гарантировать, что cookie будет отправляться только через HTTPS-соединение.</text:p>
          <text:p text:style-name="P8"/>
          <text:h text:style-name="P5" text:outline-level="3"><text:bookmark text:name="CSRF_USE_SESSIONS_276"/>CSRF_USE_SESSIONS</text:h>
          <text:p text:style-name="P9"><text:span text:style-name="Source_20_Text"><text:span text:style-name="T3">Новые возможности Django 1.11.</text:span></text:span></text:p>
          <text:p text:style-name="P11">1</text:p>
          <text:p text:style-name="P14"><text:soft-page-break/>По умолчанию: False</text:p>
          <text:p text:style-name="P14">Следует ли хранить токен CSRF в сеансе пользователя вместо файла cookie. Необходимо использовать django.contrib.sessions.</text:p>
          <text:p text:style-name="P14">Хранение токена CSRF в файле cookie (по умолчанию в Django) безопасно, но хранение его в сеансе - обычная практика в других веб-фреймворках, поэтому иногда требуется аудитор безопасности.</text:p>
          <text:p text:style-name="P8"/>
          <text:h text:style-name="P5" text:outline-level="3"><text:bookmark text:name="CSRF_FAILURE_VIEW_290"/>CSRF_FAILURE_VIEW</text:h>
          <text:p text:style-name="P14">По умолчанию: «django.views.csrf.csrf_failure».</text:p>
          <text:p text:style-name="P14">Пунктирный путь функции просмотра, которая будет использоваться, когда защита CSRF отклоняет входящие запросы. Функция должна иметь такую ​​подпись:</text:p>
          <text:p text:style-name="P9"><text:span text:style-name="Source_20_Text"><text:span text:style-name="T7">def</text:span></text:span><text:span text:style-name="Source_20_Text"><text:span text:style-name="T3"> </text:span></text:span><text:span text:style-name="Source_20_Text"><text:span text:style-name="T10">csrf_failure</text:span></text:span><text:span text:style-name="Source_20_Text"><text:span text:style-name="T6">(</text:span></text:span><text:span text:style-name="Source_20_Text"><text:span text:style-name="T3">request</text:span></text:span><text:span text:style-name="Source_20_Text"><text:span text:style-name="T6">,</text:span></text:span><text:span text:style-name="Source_20_Text"><text:span text:style-name="T3"> reason</text:span></text:span><text:span text:style-name="Source_20_Text"><text:span text:style-name="T5">=""</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1">12</text:p>
          <text:p text:style-name="P14">Где причина - это короткое сообщение (используется для разработчиков или для ведения журнала, а не для конечных пользователей) с указанием причины, по которой запрос был отклонен. Он должен вернуть HttpResponseForbidden.</text:p>
          <text:p text:style-name="P14">django.views.csrf.csrf_failure () принимает дополнительный параметр template_name «403_csrf.html» по умолчанию. Если есть шаблон с таким именем, он будет использоваться для рендеринга страницы.</text:p>
          <text:p text:style-name="P8"/>
          <text:h text:style-name="P5" text:outline-level="3"><text:bookmark text:name="CSRF_HEADER_NAME_307"/>CSRF_HEADER_NAME</text:h>
          <text:p text:style-name="P14">По умолчанию: «HTTP_X_CSRFTOKEN»</text:p>
          <text:p text:style-name="P14">Имя заголовка запроса, используемого для аутентификации CSRF.</text:p>
          <text:p text:style-name="P14"><text:soft-page-break/>Как и другие HTTP-заголовки request.META, имя заголовка, полученное от сервера, нормализуется путем преобразования всех символов в верхний регистр, замены дефисов символами подчеркивания и добавления к имени префикса «HTTP_». Например, если ваш клиент отправляет заголовок «X-XSRF-TOKEN», настройка должна быть «HTTP_X_XSRF_TOKEN».</text:p>
          <text:p text:style-name="P8"/>
          <text:h text:style-name="P5" text:outline-level="3"><text:bookmark text:name="CSRF_TRUSTED_ORIGINS_317"/>CSRF_TRUSTED_ORIGINS</text:h>
          <text:p text:style-name="P14">Значение по умолчанию: ([] список)</text:p>
          <text:p text:style-name="P15"><text:span text:style-name="T8">Список хостов, который является надежным источником небезопасных запросов (таких как POST). Для безопасных небезопасных запросов защита CSRF Django требует, чтобы у запроса был заголовок Host, который соответствует источнику, присутствующему в заголовке Referer. Например, это может помешать успешному запросу POST. Если вам нужно сделать небезопасные запросы из разных источников через HTTPS, продолжите с этого примера и добавьте его в этот список. Этот параметр также поддерживает поддомены, поэтому вы можете добавить, например, разрешить доступ со всех поддоменов.</text:span><text:a xlink:type="simple" xlink:href="http://subdomain.example.comapi.example.com/" office:target-frame-name="_blank" xlink:show="new" text:style-name="Internet_20_link" text:visited-style-name="Visited_20_Internet_20_Link"><text:span text:style-name="T2">subdomain.example.comapi.example.com</text:span></text:a><text:span text:style-name="T8">"</text:span><text:a xlink:type="simple" xlink:href="http://subdomain.example.com/" office:target-frame-name="_blank" xlink:show="new" text:style-name="Internet_20_link" text:visited-style-name="Visited_20_Internet_20_Link"><text:span text:style-name="T2">subdomain.example.com</text:span></text:a><text:span text:style-name="T8">"".example.com"</text:span><text:a xlink:type="simple" xlink:href="http://example.com/" office:target-frame-name="_blank" xlink:show="new" text:style-name="Internet_20_link" text:visited-style-name="Visited_20_Internet_20_Link"><text:span text:style-name="T2">example.com</text:span></text:a></text:p>
          <text:p text:style-name="P8"/>
          <text:h text:style-name="P5" text:outline-level="3"><text:bookmark text:name="DATABASES_325"/>DATABASES</text:h>
          <text:p text:style-name="P14">Значение по умолчанию: ({} пустой словарь)</text:p>
          <text:p text:style-name="P14">Словарь, содержащий настройки для всех баз данных, которые будут использоваться с Django. Это вложенный словарь, содержимое которого сопоставляет псевдонимы базы данных со словарем, содержащим отдельные параметры базы данных.</text:p>
          <text:p text:style-name="P14">Параметр DATABASES должен настраивать базу данных по умолчанию; вы также можете указать любое количество дополнительных баз данных.</text:p>
          <text:p text:style-name="P14">Самый простой установочный файл - использовать SQLite для настройки одной базы данных. Могут использоваться следующие конфигурации:</text:p>
          <text:p text:style-name="P9"><text:soft-page-break/><text:span text:style-name="Source_20_Text"><text:span text:style-name="T3">DATABAS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defaul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8"/></text:span></text:span><text:span text:style-name="Source_20_Text"><text:span text:style-name="T5">'ENGINE'</text:span></text:span><text:span text:style-name="Source_20_Text"><text:span text:style-name="T6">:</text:span></text:span><text:span text:style-name="Source_20_Text"><text:span text:style-name="T3"> </text:span></text:span><text:span text:style-name="Source_20_Text"><text:span text:style-name="T5">'django.db.backends.sqlite3'</text:span></text:span><text:span text:style-name="Source_20_Text"><text:span text:style-name="T6">,</text:span></text:span></text:p>
          <text:p text:style-name="P10"><text:span text:style-name="Source_20_Text"><text:span text:style-name="T4"><text:s text:c="8"/></text:span></text:span><text:span text:style-name="Source_20_Text"><text:span text:style-name="T5">'NAME'</text:span></text:span><text:span text:style-name="Source_20_Text"><text:span text:style-name="T6">:</text:span></text:span><text:span text:style-name="Source_20_Text"><text:span text:style-name="T3"> </text:span></text:span><text:span text:style-name="Source_20_Text"><text:span text:style-name="T5">'mydatabase'</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6">}</text:span></text:span></text:p>
          <text:p text:style-name="P11">123456</text:p>
          <text:p text:style-name="P14">При подключении к другим базам данных (например, MySQL, Oracle или PostgreSQL) потребуются другие параметры подключения. Пожалуйста, обратитесь к настройкам в разделе ENGINE, чтобы узнать, как указать другие типы баз данных. Этот пример применим к PostgreSQL:</text:p>
          <text:p text:style-name="P9"><text:span text:style-name="Source_20_Text"><text:span text:style-name="T3">DATABAS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defaul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8"/></text:span></text:span><text:span text:style-name="Source_20_Text"><text:span text:style-name="T5">'ENGINE'</text:span></text:span><text:span text:style-name="Source_20_Text"><text:span text:style-name="T6">:</text:span></text:span><text:span text:style-name="Source_20_Text"><text:span text:style-name="T3"> </text:span></text:span><text:span text:style-name="Source_20_Text"><text:span text:style-name="T5">'django.db.backends.postgresql'</text:span></text:span><text:span text:style-name="Source_20_Text"><text:span text:style-name="T6">,</text:span></text:span></text:p>
          <text:p text:style-name="P10"><text:span text:style-name="Source_20_Text"><text:span text:style-name="T4"><text:s text:c="8"/></text:span></text:span><text:span text:style-name="Source_20_Text"><text:span text:style-name="T5">'NAME'</text:span></text:span><text:span text:style-name="Source_20_Text"><text:span text:style-name="T6">:</text:span></text:span><text:span text:style-name="Source_20_Text"><text:span text:style-name="T3"> </text:span></text:span><text:span text:style-name="Source_20_Text"><text:span text:style-name="T5">'mydatabase'</text:span></text:span><text:span text:style-name="Source_20_Text"><text:span text:style-name="T6">,</text:span></text:span></text:p>
          <text:p text:style-name="P10"><text:span text:style-name="Source_20_Text"><text:span text:style-name="T4"><text:s text:c="8"/></text:span></text:span><text:span text:style-name="Source_20_Text"><text:span text:style-name="T5">'USER'</text:span></text:span><text:span text:style-name="Source_20_Text"><text:span text:style-name="T6">:</text:span></text:span><text:span text:style-name="Source_20_Text"><text:span text:style-name="T3"> </text:span></text:span><text:span text:style-name="Source_20_Text"><text:span text:style-name="T5">'mydatabaseuser'</text:span></text:span><text:span text:style-name="Source_20_Text"><text:span text:style-name="T6">,</text:span></text:span></text:p>
          <text:p text:style-name="P10"><text:span text:style-name="Source_20_Text"><text:span text:style-name="T4"><text:s text:c="8"/></text:span></text:span><text:span text:style-name="Source_20_Text"><text:span text:style-name="T5">'PASSWORD'</text:span></text:span><text:span text:style-name="Source_20_Text"><text:span text:style-name="T6">:</text:span></text:span><text:span text:style-name="Source_20_Text"><text:span text:style-name="T3"> </text:span></text:span><text:span text:style-name="Source_20_Text"><text:span text:style-name="T5">'mypassword'</text:span></text:span><text:span text:style-name="Source_20_Text"><text:span text:style-name="T6">,</text:span></text:span></text:p>
          <text:p text:style-name="P10"><text:span text:style-name="Source_20_Text"><text:span text:style-name="T4"><text:s text:c="8"/></text:span></text:span><text:span text:style-name="Source_20_Text"><text:span text:style-name="T5">'HOST'</text:span></text:span><text:span text:style-name="Source_20_Text"><text:span text:style-name="T6">:</text:span></text:span><text:span text:style-name="Source_20_Text"><text:span text:style-name="T3"> </text:span></text:span><text:span text:style-name="Source_20_Text"><text:span text:style-name="T5">'127.0.0.1'</text:span></text:span><text:span text:style-name="Source_20_Text"><text:span text:style-name="T6">,</text:span></text:span></text:p>
          <text:p text:style-name="P10"><text:span text:style-name="Source_20_Text"><text:span text:style-name="T4"><text:s text:c="8"/></text:span></text:span><text:span text:style-name="Source_20_Text"><text:span text:style-name="T5">'PORT'</text:span></text:span><text:span text:style-name="Source_20_Text"><text:span text:style-name="T6">:</text:span></text:span><text:span text:style-name="Source_20_Text"><text:span text:style-name="T3"> </text:span></text:span><text:span text:style-name="Source_20_Text"><text:span text:style-name="T5">'5432'</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6">}</text:span></text:span></text:p>
          <text:p text:style-name="P11"><text:soft-page-break/>12345678910</text:p>
          <text:p text:style-name="P14">Вы можете использовать следующие внутренние параметры для более сложных конфигураций:</text:p>
          <text:p text:style-name="P8"/>
          <text:h text:style-name="P6" text:outline-level="4"><text:bookmark text:name="ATOMIC_REQUESTS_363"/>ATOMIC_REQUESTS</text:h>
          <text:p text:style-name="P14">По умолчанию: False</text:p>
          <text:p text:style-name="P14">Установите его для обертывания каждого представления в этом истинном представлении в этой базе данных. См. Ссылочная транзакция и HTTP-запрос.</text:p>
          <text:p text:style-name="P8"/>
          <text:h text:style-name="P6" text:outline-level="4"><text:bookmark text:name="AUTOCOMMIT_371"/>AUTOCOMMIT</text:h>
          <text:p text:style-name="P14">По умолчанию: True</text:p>
          <text:p text:style-name="P14">False Если вы хотите отключить управление транзакциями Django и реализовать собственное управление транзакциями, установите для этого параметра значение.</text:p>
          <text:p text:style-name="P8"/>
          <text:h text:style-name="P6" text:outline-level="4"><text:bookmark text:name="ENGINE_379"/>ENGINE</text:h>
          <text:p text:style-name="P14">Значение по умолчанию: ('' Пустая строка)</text:p>
          <text:p text:style-name="P14">Используемая серверная часть базы данных. Встроенные серверные части базы данных:</text:p>
          <text:list xml:id="list2782318556" text:style-name="L3">
            <text:list-item>
              <text:p text:style-name="P18">‘<text:span text:style-name="T1">django.db.backends.postgresql’</text:span></text:p>
            </text:list-item>
            <text:list-item>
              <text:p text:style-name="P18">‘<text:span text:style-name="T1">django.db.backends.mysql’</text:span></text:p>
            </text:list-item>
            <text:list-item>
              <text:p text:style-name="P18">‘<text:span text:style-name="T1">django.db.backends.sqlite3’</text:span></text:p>
            </text:list-item>
            <text:list-item>
              <text:p text:style-name="P18">‘<text:span text:style-name="T1">django.db.backends.oracle’</text:span></text:p>
            </text:list-item>
          </text:list>
          <text:p text:style-name="P14">Вы можете использовать серверную часть базы данных, не включенную в Django, задав для ENGINE полный путь (т.е. mypackage.backends.whatever).</text:p>
          <text:p text:style-name="P8"><text:soft-page-break/></text:p>
          <text:h text:style-name="P6" text:outline-level="4"><text:bookmark text:name="HOST_394"/>HOST</text:h>
          <text:p text:style-name="P14">Значение по умолчанию: ('' Пустая строка)</text:p>
          <text:p text:style-name="P14">Какой хост использовать при подключении к базе данных. Пустая строка означает localhost. Не используется с SQLite.</text:p>
          <text:p text:style-name="P14">Если это значение начинается с косой черты (’/’) и вы используете MySQL, MySQL будет подключаться к указанному сокету через сокет Unix. Например:</text:p>
          <text:p text:style-name="P9"><text:span text:style-name="Source_20_Text"><text:span text:style-name="T5">"HOST"</text:span></text:span><text:span text:style-name="Source_20_Text"><text:span text:style-name="T6">:</text:span></text:span><text:span text:style-name="Source_20_Text"><text:span text:style-name="T3"> </text:span></text:span><text:span text:style-name="Source_20_Text"><text:span text:style-name="T5">'/var/run/mysql'</text:span></text:span></text:p>
          <text:p text:style-name="P11">1</text:p>
          <text:p text:style-name="P14">Если вы используете MySQL, и это значение не начинается с косой черты, то предполагается, что это значение является хостом.</text:p>
          <text:p text:style-name="P14">Если вы используете PostgreSQL, по умолчанию (пустой HOST) соединение с базой данных осуществляется через сокет домена UNIX («локальная» строка pg_hba.conf). Если сокет вашего домена UNIX находится не в стандартном расположении, используйте то же значение unix_socket_directoryfrom в postgresql.conf. Если вы хотите подключиться через TCP-сокет, установите HOST на «localhost» или «127.0.0.1» (строка «Host» pg_hba.conf). В Windows всегда следует определять HOST, поскольку сокеты домена UNIX недоступны.</text:p>
          <text:p text:style-name="P8"/>
          <text:h text:style-name="P6" text:outline-level="4"><text:bookmark text:name="NAME_412"/>NAME</text:h>
          <text:p text:style-name="P14">Значение по умолчанию: ('' Пустая строка)</text:p>
          <text:p text:style-name="P14">Имя используемой базы данных. Для SQLite это полный путь к файлу базы данных. При указании пути всегда используйте косую черту, даже в Windows (например, C: /homes/user/mysite/sqlite3.db).</text:p>
          <text:p text:style-name="P8"/>
          <text:h text:style-name="P6" text:outline-level="4"><text:bookmark text:name="CONN_MAX_AGE_420"/><text:soft-page-break/>CONN_MAX_AGE</text:h>
          <text:p text:style-name="P14">По умолчанию: 0</text:p>
          <text:p text:style-name="P14">Время жизни соединения с базой данных в секундах. Используется для 0, чтобы закрыть соединение с базой данных в конце каждого запроса - историческое поведение Django - и None для неограниченного постоянного соединения.</text:p>
          <text:p text:style-name="P8"/>
          <text:h text:style-name="P6" text:outline-level="4"><text:bookmark text:name="OPTIONS_428"/>OPTIONS</text:h>
          <text:p text:style-name="P14">Значение по умолчанию: ({} пустой словарь)</text:p>
          <text:p text:style-name="P14">Дополнительные параметры, которые будут использоваться при подключении к базе данных. Доступные параметры зависят от серверной части базы данных.</text:p>
          <text:p text:style-name="P14">Некоторую информацию о доступных параметрах можно найти в документе Database Backends. Для получения дополнительной информации, пожалуйста, обратитесь к документации внутреннего модуля.</text:p>
          <text:p text:style-name="P8"/>
          <text:h text:style-name="P6" text:outline-level="4"><text:bookmark text:name="PASSWORD_438"/>PASSWORD</text:h>
          <text:p text:style-name="P14">Значение по умолчанию: ('' Пустая строка)</text:p>
          <text:p text:style-name="P14">Пароль, используемый при подключении к базе данных. Не используется с SQLite.</text:p>
          <text:p text:style-name="P8"/>
          <text:h text:style-name="P6" text:outline-level="4"><text:bookmark text:name="PORT_446"/>PORT</text:h>
          <text:p text:style-name="P14">Значение по умолчанию: ('' Пустая строка)</text:p>
          <text:p text:style-name="P14">Порт, используемый при подключении к базе данных. Пустая строка указывает порт по умолчанию. Не используется с SQLite.</text:p>
          <text:p text:style-name="P8"/>
          <text:h text:style-name="P6" text:outline-level="4"><text:bookmark text:name="TIME_ZONE_454"/><text:soft-page-break/>TIME_ZONE</text:h>
          <text:p text:style-name="P14">По умолчанию: Нет</text:p>
          <text:p text:style-name="P14">Строка, представляющая дату и время, хранящиеся в этой базе данных (при условии, что она не поддерживает часовой пояс) или None. Внутренний параметр параметра DATABASES принимает то же значение, что и обычный параметр TIME_ZONE.</text:p>
          <text:p text:style-name="P14">Это позволяет взаимодействовать со сторонними базами данных, которые хранят дату и время в местном времени, а не в формате UTC. Чтобы избежать проблем с переходом на летнее время, этот параметр не следует устанавливать для баз данных, управляемых Django.</text:p>
          <text:p text:style-name="P14">Если USE_TZ имеет значение True и база данных не поддерживает часовые пояса (например, SQLite, MySQL и Oracle), Django считывает дату и время, если они не основаны на этой опции, и записывает дату и время в местном времени, если они установлены в формате UTC.</text:p>
          <text:p text:style-name="P14">Если USE_TZ имеет значение True и база данных поддерживает часовой пояс (например, PostgreSQL), установка этого параметра является ошибкой.</text:p>
          <text:p text:style-name="P14">Если для USE_TZ установлено значение False, установка этой опции является ошибкой.</text:p>
          <text:p text:style-name="P8"/>
          <text:h text:style-name="P6" text:outline-level="4"><text:bookmark text:name="DISABLE_SERVER_SIDE_CURSORS_470"/>DISABLE_SERVER_SIDE_CURSORS</text:h>
          <text:p text:style-name="P9"><text:span text:style-name="Source_20_Text"><text:span text:style-name="T3">Новые возможности Django 1.11.1.</text:span></text:span></text:p>
          <text:p text:style-name="P11">1</text:p>
          <text:p text:style-name="P14">По умолчанию: False</text:p>
          <text:p text:style-name="P14">Верно, если вы хотите отключить курсоры на стороне сервера, установите для него значение QuerySet.iterator (). Пулы транзакций и курсоры на стороне сервера описывают варианты использования.</text:p>
          <text:p text:style-name="P14">Это особая настройка PostgreSQL.</text:p>
          <text:p text:style-name="P8"><text:soft-page-break/></text:p>
          <text:h text:style-name="P6" text:outline-level="4"><text:bookmark text:name="USER_484"/>USER</text:h>
          <text:p text:style-name="P14">Значение по умолчанию: ('' Пустая строка)</text:p>
          <text:p text:style-name="P14">Имя пользователя, используемое при подключении к базе данных. Не используется с SQLite.</text:p>
          <text:p text:style-name="P8"/>
          <text:h text:style-name="P6" text:outline-level="4"><text:bookmark text:name="TEST_492"/>TEST</text:h>
          <text:p text:style-name="P14">Значение по умолчанию: ({} пустой словарь)</text:p>
          <text:p text:style-name="P14">Словарь настроек для тестовой базы данных; более подробную информацию о создании и использовании тестовой базы данных см. В тестовой базе данных.</text:p>
          <text:p text:style-name="P14">Ниже приведен пример конфигурации тестовой базы данных:</text:p>
          <text:p text:style-name="P9"><text:span text:style-name="Source_20_Text"><text:span text:style-name="T3">DATABAS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defaul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8"/></text:span></text:span><text:span text:style-name="Source_20_Text"><text:span text:style-name="T5">'ENGINE'</text:span></text:span><text:span text:style-name="Source_20_Text"><text:span text:style-name="T6">:</text:span></text:span><text:span text:style-name="Source_20_Text"><text:span text:style-name="T3"> </text:span></text:span><text:span text:style-name="Source_20_Text"><text:span text:style-name="T5">'django.db.backends.postgresql'</text:span></text:span><text:span text:style-name="Source_20_Text"><text:span text:style-name="T6">,</text:span></text:span></text:p>
          <text:p text:style-name="P10"><text:span text:style-name="Source_20_Text"><text:span text:style-name="T4"><text:s text:c="8"/></text:span></text:span><text:span text:style-name="Source_20_Text"><text:span text:style-name="T5">'USER'</text:span></text:span><text:span text:style-name="Source_20_Text"><text:span text:style-name="T6">:</text:span></text:span><text:span text:style-name="Source_20_Text"><text:span text:style-name="T3"> </text:span></text:span><text:span text:style-name="Source_20_Text"><text:span text:style-name="T5">'mydatabaseuser'</text:span></text:span><text:span text:style-name="Source_20_Text"><text:span text:style-name="T6">,</text:span></text:span></text:p>
          <text:p text:style-name="P10"><text:span text:style-name="Source_20_Text"><text:span text:style-name="T4"><text:s text:c="8"/></text:span></text:span><text:span text:style-name="Source_20_Text"><text:span text:style-name="T5">'NAME'</text:span></text:span><text:span text:style-name="Source_20_Text"><text:span text:style-name="T6">:</text:span></text:span><text:span text:style-name="Source_20_Text"><text:span text:style-name="T3"> </text:span></text:span><text:span text:style-name="Source_20_Text"><text:span text:style-name="T5">'mydatabase'</text:span></text:span><text:span text:style-name="Source_20_Text"><text:span text:style-name="T6">,</text:span></text:span></text:p>
          <text:p text:style-name="P10"><text:span text:style-name="Source_20_Text"><text:span text:style-name="T4"><text:s text:c="8"/></text:span></text:span><text:span text:style-name="Source_20_Text"><text:span text:style-name="T5">'TEST'</text:span></text:span><text:span text:style-name="Source_20_Text"><text:span text:style-name="T6">:</text:span></text:span><text:span text:style-name="Source_20_Text"><text:span text:style-name="T3"> </text:span></text:span><text:span text:style-name="Source_20_Text"><text:span text:style-name="T6">{</text:span></text:span></text:p>
          <text:p text:style-name="P10"><text:span text:style-name="Source_20_Text"><text:span text:style-name="T4"><text:s text:c="12"/></text:span></text:span><text:span text:style-name="Source_20_Text"><text:span text:style-name="T5">'NAME'</text:span></text:span><text:span text:style-name="Source_20_Text"><text:span text:style-name="T6">:</text:span></text:span><text:span text:style-name="Source_20_Text"><text:span text:style-name="T3"> </text:span></text:span><text:span text:style-name="Source_20_Text"><text:span text:style-name="T5">'mytestdatabase'</text:span></text:span><text:span text:style-name="Source_20_Text"><text:span text:style-name="T6">,</text:span></text:span></text:p>
          <text:p text:style-name="P10"><text:span text:style-name="Source_20_Text"><text:span text:style-name="T4"><text:s text:c="8"/></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6">}</text:span></text:span></text:p>
          <text:p text:style-name="P11">12345678910</text:p>
          <text:p text:style-name="P14"><text:soft-page-break/>Доступны следующие ключи в словаре ТЕСТ:</text:p>
          <text:p text:style-name="P8"/>
          <text:h text:style-name="P7" text:outline-level="5"><text:bookmark text:name="CHARSET_517"/>CHARSET</text:h>
          <text:p text:style-name="P14">По умолчанию: Нет</text:p>
          <text:p text:style-name="P14">Кодировка набора символов, используемая для создания тестовой базы данных. Значение этой строки передается непосредственно в базу данных, поэтому ее формат зависит от серверной части.</text:p>
          <text:p text:style-name="P14">Поддерживается серверными модулями PostgreSQL (postgresql) и MySQL (mysql).</text:p>
          <text:p text:style-name="P8"/>
          <text:h text:style-name="P7" text:outline-level="5"><text:bookmark text:name="COLLATION_527"/>COLLATION</text:h>
          <text:p text:style-name="P14">По умолчанию: Нет</text:p>
          <text:p text:style-name="P14">Порядок сортировки, используемый при создании тестовой базы данных. Это значение передается непосредственно в бэкэнд, поэтому его формат зависит от бэкэнда.</text:p>
          <text:p text:style-name="P14">Поддерживается только серверная часть mysql (подробности см. В руководстве по MySQL).</text:p>
          <text:p text:style-name="P8"/>
          <text:h text:style-name="P7" text:outline-level="5"><text:bookmark text:name="DEPENDENCIES_537"/>DEPENDENCIES</text:h>
          <text:p text:style-name="P14">Значение по умолчанию: [‘default’], для всех баз данных, кроме default, нет зависимостей.</text:p>
          <text:p text:style-name="P14">Порядок создания базы данных зависит от отношения. Для получения дополнительной информации см. Документацию по управлению порядком создания тестовых баз данных.</text:p>
          <text:p text:style-name="P8"/>
          <text:h text:style-name="P7" text:outline-level="5"><text:bookmark text:name="MIRROR_545"/>MIRROR</text:h>
          <text:p text:style-name="P14">По умолчанию: Нет</text:p>
          <text:p text:style-name="P14"><text:soft-page-break/>Псевдоним базы данных, для которой эта база данных должна быть отражена во время тестирования.</text:p>
          <text:p text:style-name="P14">Этот параметр используется, чтобы разрешить тестирование конфигурации нескольких главных / реплик баз данных (называемых в некоторых базах данных ведущими / ведомыми). Для получения дополнительной информации см. Документацию по тестированию конфигурации мастер / реплика.</text:p>
          <text:p text:style-name="P8"/>
          <text:h text:style-name="P7" text:outline-level="5"><text:bookmark text:name="NAME_555"/>NAME</text:h>
          <text:p text:style-name="P14">По умолчанию: Нет</text:p>
          <text:p text:style-name="P14">Имя базы данных, которая будет использоваться при запуске набора тестов.</text:p>
          <text:p text:style-name="P14">Если в ядре базы данных SQLite используется значение по умолчанию (Нет), в тесте будет использоваться резидентная база данных. Для всех других механизмов базы данных тестовая база данных будет использовать это имя. "Test_" + DATABASE_NAME</text:p>
          <text:p text:style-name="P14">См. Тестовую базу данных.</text:p>
          <text:p text:style-name="P8"/>
          <text:h text:style-name="P7" text:outline-level="5"><text:bookmark text:name="SERIALIZE_567"/>SERIALIZE</text:h>
          <text:p text:style-name="P14">Логическое значение, используемое для управления тем, будет ли средство выполнения тестов по умолчанию сериализовать базу данных в строку JSON в памяти перед запуском теста (если транзакции нет, оно используется для восстановления состояния базы данных между тестами). False Если нет тестового класса с serialized_rollback = True, его можно настроить для ускорения времени создания.</text:p>
          <text:p text:style-name="P8"/>
          <text:h text:style-name="P7" text:outline-level="5"><text:bookmark text:name="TEMPLATE_573"/>TEMPLATE</text:h>
          <text:p text:style-name="P9"><text:span text:style-name="Source_20_Text"><text:span text:style-name="T3">Новые возможности Django 1.11.</text:span></text:span></text:p>
          <text:p text:style-name="P11">1</text:p>
          <text:p text:style-name="P14">Это особая настройка PostgreSQL.</text:p>
          <text:p text:style-name="P14"><text:soft-page-break/>Имя шаблона (например, «template0»), используемого для создания тестовой базы данных.</text:p>
          <text:p text:style-name="P8"/>
          <text:h text:style-name="P7" text:outline-level="5"><text:bookmark text:name="CREATE_DB_585"/>CREATE_DB</text:h>
          <text:p text:style-name="P14">По умолчанию: True</text:p>
          <text:p text:style-name="P14">Это специфическая настройка Oracle.</text:p>
          <text:p text:style-name="P14">Если установлено значение False, тестовое табличное пространство не будет автоматически создано в начале теста и не будет удалено в конце.</text:p>
          <text:p text:style-name="P8"/>
          <text:h text:style-name="P7" text:outline-level="5"><text:bookmark text:name="CREATE_USER_595"/>CREATE_USER</text:h>
          <text:p text:style-name="P14">По умолчанию: True</text:p>
          <text:p text:style-name="P14">Это специфическая настройка Oracle.</text:p>
          <text:p text:style-name="P14">Если установлено значение False, тестовый пользователь не будет автоматически создаваться в начале теста и удаляться в конце.</text:p>
          <text:p text:style-name="P8"/>
          <text:h text:style-name="P7" text:outline-level="5"><text:bookmark text:name="USER_605"/>USER</text:h>
          <text:p text:style-name="P14">По умолчанию: Нет</text:p>
          <text:p text:style-name="P14">Это специфическая настройка Oracle.</text:p>
          <text:p text:style-name="P14">Имя пользователя, используемое при подключении к базе данных Oracle, которое будет использоваться при запуске теста. Если он не указан, Django будет его использовать. «Test_» + ПОЛЬЗОВАТЕЛЬ</text:p>
          <text:p text:style-name="P8"/>
          <text:h text:style-name="P7" text:outline-level="5"><text:bookmark text:name="PASSWORD_615"/>PASSWORD</text:h>
          <text:p text:style-name="P14">По умолчанию: Нет</text:p>
          <text:p text:style-name="P14">Это специфическая настройка Oracle.</text:p>
          <text:p text:style-name="P14"><text:soft-page-break/>Пароль, используемый при подключении к базе данных Oracle, который будет использоваться при запуске теста. Если не указан, Django сгенерирует случайный пароль.</text:p>
          <text:p text:style-name="P9"><text:span text:style-name="Source_20_Text"><text:span text:style-name="T3">Изменения в Django 1.11:</text:span></text:span></text:p>
          <text:p text:style-name="P10"><text:span text:style-name="Source_20_Text"><text:span text:style-name="T4"><text:s/></text:span></text:span><text:span text:style-name="Source_20_Text"><text:span text:style-name="T3">В более старых версиях используются жестко заданные пароли по умолчанию. Также были внесены изменения в версии 1.10.3, 1.9.11 и 1.8.16 для устранения возможных рисков безопасности.</text:span></text:span></text:p>
          <text:p text:style-name="P11">12</text:p>
          <text:p text:style-name="P8"/>
          <text:h text:style-name="P7" text:outline-level="5"><text:bookmark text:name="TBLSPACE_630"/>TBLSPACE</text:h>
          <text:p text:style-name="P14">По умолчанию: Нет</text:p>
          <text:p text:style-name="P14">Это специфическая настройка Oracle.</text:p>
          <text:p text:style-name="P14">Имя табличного пространства, которое будет использоваться при запуске теста. Если не указано иное, Django будет использовать его. «Test_» + ПОЛЬЗОВАТЕЛЬ</text:p>
          <text:p text:style-name="P8"/>
          <text:h text:style-name="P7" text:outline-level="5"><text:bookmark text:name="TBLSPACE_TMP_640"/>TBLSPACE_TMP</text:h>
          <text:p text:style-name="P14">По умолчанию: Нет</text:p>
          <text:p text:style-name="P14">Это специфическая настройка Oracle.</text:p>
          <text:p text:style-name="P14">Имя временного табличного пространства, которое будет использоваться при запуске теста. Если он не указан, Django будет его использовать. «Test_» + USER + «_temp»</text:p>
          <text:p text:style-name="P8"/>
          <text:h text:style-name="P7" text:outline-level="5"><text:bookmark text:name="DATAFILE_650"/>DATAFILE</text:h>
          <text:p text:style-name="P14">По умолчанию: Нет</text:p>
          <text:p text:style-name="P14">Это специфическая настройка Oracle.</text:p>
          <text:p text:style-name="P14"><text:soft-page-break/>Имя файла данных, используемого для TBLSPACE. Если он не указан, Django будет его использовать. TBLSPACE + «.dbf»</text:p>
          <text:p text:style-name="P8"/>
          <text:h text:style-name="P7" text:outline-level="5"><text:bookmark text:name="DATAFILE_TMP_660"/>DATAFILE_TMP</text:h>
          <text:p text:style-name="P14">По умолчанию: Нет</text:p>
          <text:p text:style-name="P14">Это специфическая настройка Oracle.</text:p>
          <text:p text:style-name="P14">Имя файла данных, используемого для TBLSPACE_TMP. Если он не указан, Django будет его использовать. TBLSPACE_TMP + «.dbf»</text:p>
          <text:p text:style-name="P8"/>
          <text:h text:style-name="P7" text:outline-level="5"><text:bookmark text:name="DATAFILE_MAXSIZE_670"/>DATAFILE_MAXSIZE</text:h>
          <text:p text:style-name="P14">По умолчанию: «500M».</text:p>
          <text:p text:style-name="P14">Это специфическая настройка Oracle.</text:p>
          <text:p text:style-name="P14">Максимальный размер, до которого может вырасти DATAFILE.</text:p>
          <text:p text:style-name="P8"/>
          <text:h text:style-name="P7" text:outline-level="5"><text:bookmark text:name="DATAFILE_TMP_MAXSIZE_680"/>DATAFILE_TMP_MAXSIZE</text:h>
          <text:p text:style-name="P14">По умолчанию: «500M».</text:p>
          <text:p text:style-name="P14">Это специфическая настройка Oracle.</text:p>
          <text:p text:style-name="P14">Максимальный размер, до которого может увеличиваться DATAFILE_TMP.</text:p>
          <text:p text:style-name="P8"/>
          <text:h text:style-name="P7" text:outline-level="5"><text:bookmark text:name="DATAFILE_SIZE_690"/>DATAFILE_SIZE</text:h>
          <text:p text:style-name="P9"><text:span text:style-name="Source_20_Text"><text:span text:style-name="T3">Новые возможности Django 2.0.</text:span></text:span></text:p>
          <text:p text:style-name="P11">1</text:p>
          <text:p text:style-name="P14">По умолчанию: «50M».</text:p>
          <text:p text:style-name="P14">Это специфическая настройка Oracle.</text:p>
          <text:p text:style-name="P14"><text:soft-page-break/>Начальный размер ФАЙЛА ДАННЫХ.</text:p>
          <text:p text:style-name="P8"/>
          <text:h text:style-name="P7" text:outline-level="5"><text:bookmark text:name="DATAFILE_TMP_SIZE_704"/>DATAFILE_TMP_SIZE</text:h>
          <text:p text:style-name="P9"><text:span text:style-name="Source_20_Text"><text:span text:style-name="T3">Новые возможности Django 2.0.</text:span></text:span></text:p>
          <text:p text:style-name="P11">1</text:p>
          <text:p text:style-name="P14">По умолчанию: «50M».</text:p>
          <text:p text:style-name="P14">Это специфическая настройка Oracle.</text:p>
          <text:p text:style-name="P14">Начальный размер DATAFILE_TMP.</text:p>
          <text:p text:style-name="P8"/>
          <text:h text:style-name="P7" text:outline-level="5"><text:bookmark text:name="DATAFILE_EXTSIZE_718"/>DATAFILE_EXTSIZE</text:h>
          <text:list xml:id="list3114795042" text:style-name="L4">
            <text:list-item>
              <text:p text:style-name="P25">Новые возможности Django 2.0.</text:p>
            </text:list-item>
          </text:list>
          <text:p text:style-name="P14">По умолчанию: «25M».</text:p>
          <text:p text:style-name="P14">Это специфическая настройка Oracle.</text:p>
          <text:p text:style-name="P14">Когда требуется больше места, объем расширения DATAFILE.</text:p>
          <text:p text:style-name="P8"/>
          <text:h text:style-name="P7" text:outline-level="5"><text:bookmark text:name="DATAFILE_TMP_EXTSIZE_730"/>DATAFILE_TMP_EXTSIZE</text:h>
          <text:p text:style-name="P14">Новые возможности Django 2.0.<text:line-break/>По умолчанию: «25 млн».</text:p>
          <text:p text:style-name="P14">Это специфическая настройка Oracle.</text:p>
          <text:p text:style-name="P14">Когда требуется больше места, объем расширения DATAFILE_TMP.</text:p>
          <text:p text:style-name="P8"/>
          <text:h text:style-name="P5" text:outline-level="3"><text:bookmark text:name="DATA_UPLOAD_MAX_MEMORY_SIZE_741"/>DATA_UPLOAD_MAX_MEMORY_SIZE</text:h>
          <text:p text:style-name="P14">Значение по умолчанию: (2621440 - 2,5 МБ).</text:p>
          <text:p text:style-name="P14"><text:soft-page-break/>Максимально возможный размер тела запроса (в байтах) до подъема SuspiciousOperation (RequestDataTooBig). При доступе проверяется request.body или request.POST, и он рассчитывается для общего размера запроса, который не включает данные о загрузке файлов. Вы можете установить None, чтобы отключить проверку. Приложения, которые ожидают получать сообщения необычно большой формы, должны изменить этот параметр.</text:p>
          <text:p text:style-name="P14">Объем данных запроса связан с объемом памяти, необходимой для обработки запроса и заполнения словарей GET и POST. Если этот флажок не установлен, большие запросы могут использоваться как вектор атаки типа «отказ в обслуживании». Поскольку веб-серверы обычно не проводят глубокую проверку запросов, аналогичные проверки не могут быть выполнены на этом уровне.</text:p>
          <text:p text:style-name="P14">См. Также FILE_UPLOAD_MAX_MEMORY_SIZE.</text:p>
          <text:p text:style-name="P8"/>
          <text:h text:style-name="P5" text:outline-level="3"><text:bookmark text:name="DATA_UPLOAD_MAX_NUMBER_FIELDS_753"/>DATA_UPLOAD_MAX_NUMBER_FIELDS</text:h>
          <text:p text:style-name="P14">По умолчанию: 1000</text:p>
          <text:p text:style-name="P14">Максимальное количество параметров, которые могут быть получены с помощью GET или POST до активации SuspiciousOperation (TooManyFields). Вы можете установить None, чтобы отключить проверку. Приложения, которые ожидают получения необычно большого количества полей формы, должны изменить этот параметр.</text:p>
          <text:p text:style-name="P14">Количество параметров запроса зависит от количества времени, необходимого для обработки запроса и заполнения словарей GET и POST. Если этот флажок не установлен, большие запросы могут использоваться как вектор атаки типа «отказ в обслуживании». Поскольку веб-серверы обычно не проводят глубокую проверку запросов, аналогичные проверки не могут быть выполнены на этом уровне.</text:p>
          <text:p text:style-name="P8"/>
          <text:h text:style-name="P5" text:outline-level="3"><text:bookmark text:name="DATABASE_ROUTERS_763"/><text:soft-page-break/>DATABASE_ROUTERS</text:h>
          <text:p text:style-name="P14">Значение по умолчанию: ([] список)</text:p>
          <text:p text:style-name="P14">Список маршрутизаторов, которые будут использоваться для определения, какую базу данных использовать при выполнении запросов к базе данных.</text:p>
          <text:p text:style-name="P14">См. Документацию по автоматической маршрутизации базы данных в нескольких конфигурациях базы данных.</text:p>
          <text:p text:style-name="P8"/>
          <text:h text:style-name="P5" text:outline-level="3"><text:bookmark text:name="DATE_FORMAT_773"/>DATE_FORMAT</text:h>
          <text:p text:style-name="P14">Значение по умолчанию: (например) 'N j, Y’4 февраля 2003 г.</text:p>
          <text:p text:style-name="P14">Формат по умолчанию, используемый для отображения полей даты в любой части системы. Обратите внимание, что если для параметра USE_L10N задано значение True, формат, указанный локалью, имеет более высокий приоритет и будет применяться вместо него. Видеть. допустимые строки формата даты</text:p>
          <text:p text:style-name="P14">См. Также DATETIME_FORMAT, TIME_FORMAT и SHORT_DATE_FORMAT.</text:p>
          <text:p text:style-name="P8"/>
          <text:h text:style-name="P5" text:outline-level="3"><text:bookmark text:name="DATE_INPUT_FORMATS_783"/>DATE_INPUT_FORMAT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Y-%m-%d'</text:span></text:span><text:span text:style-name="Source_20_Text"><text:span text:style-name="T6">,</text:span></text:span><text:span text:style-name="Source_20_Text"><text:span text:style-name="T3"> </text:span></text:span><text:span text:style-name="Source_20_Text"><text:span text:style-name="T5">'%m/%d/%Y'</text:span></text:span><text:span text:style-name="Source_20_Text"><text:span text:style-name="T6">,</text:span></text:span><text:span text:style-name="Source_20_Text"><text:span text:style-name="T3"> </text:span></text:span><text:span text:style-name="Source_20_Text"><text:span text:style-name="T5">'%m/%d/%y'</text:span></text:span><text:span text:style-name="Source_20_Text"><text:span text:style-name="T6">,</text:span></text:span><text:span text:style-name="Source_20_Text"><text:span text:style-name="T3"> </text:span></text:span><text:span text:style-name="Source_20_Text"><text:span text:style-name="T11"># '2006-10-25', '10/25/2006', '10/25/06'</text:span></text:span></text:p>
          <text:p text:style-name="P10"><text:span text:style-name="Source_20_Text"><text:span text:style-name="T4"><text:s text:c="4"/></text:span></text:span><text:span text:style-name="Source_20_Text"><text:span text:style-name="T5">'%b %d %Y'</text:span></text:span><text:span text:style-name="Source_20_Text"><text:span text:style-name="T6">,</text:span></text:span><text:span text:style-name="Source_20_Text"><text:span text:style-name="T3"> </text:span></text:span><text:span text:style-name="Source_20_Text"><text:span text:style-name="T5">'%b %d, %Y'</text:span></text:span><text:span text:style-name="Source_20_Text"><text:span text:style-name="T6">,</text:span></text:span><text:span text:style-name="Source_20_Text"><text:span text:style-name="T3"> <text:s text:c="11"/></text:span></text:span><text:span text:style-name="Source_20_Text"><text:span text:style-name="T11"># 'Oct 25 2006', 'Oct 25, 2006'</text:span></text:span></text:p>
          <text:p text:style-name="P10"><text:span text:style-name="Source_20_Text"><text:span text:style-name="T4"><text:s text:c="4"/></text:span></text:span><text:span text:style-name="Source_20_Text"><text:span text:style-name="T5">'%d %b %Y'</text:span></text:span><text:span text:style-name="Source_20_Text"><text:span text:style-name="T6">,</text:span></text:span><text:span text:style-name="Source_20_Text"><text:span text:style-name="T3"> </text:span></text:span><text:span text:style-name="Source_20_Text"><text:span text:style-name="T5">'%d %b, %Y'</text:span></text:span><text:span text:style-name="Source_20_Text"><text:span text:style-name="T6">,</text:span></text:span><text:span text:style-name="Source_20_Text"><text:span text:style-name="T3"> <text:s text:c="11"/></text:span></text:span><text:span text:style-name="Source_20_Text"><text:span text:style-name="T11"># '25 Oct 2006', '25 Oct, 2006'</text:span></text:span></text:p>
          <text:p text:style-name="P10"><text:span text:style-name="Source_20_Text"><text:span text:style-name="T4"><text:s text:c="4"/></text:span></text:span><text:span text:style-name="Source_20_Text"><text:span text:style-name="T5">'%B %d %Y'</text:span></text:span><text:span text:style-name="Source_20_Text"><text:span text:style-name="T6">,</text:span></text:span><text:span text:style-name="Source_20_Text"><text:span text:style-name="T3"> </text:span></text:span><text:span text:style-name="Source_20_Text"><text:span text:style-name="T5">'%B %d, %Y'</text:span></text:span><text:span text:style-name="Source_20_Text"><text:span text:style-name="T6">,</text:span></text:span><text:span text:style-name="Source_20_Text"><text:span text:style-name="T3"> <text:s text:c="11"/></text:span></text:span><text:span text:style-name="Source_20_Text"><text:span text:style-name="T11"># 'October 25 2006', 'October 25, 2006'</text:span></text:span></text:p>
          <text:p text:style-name="P10"><text:soft-page-break/><text:span text:style-name="Source_20_Text"><text:span text:style-name="T4"><text:s text:c="4"/></text:span></text:span><text:span text:style-name="Source_20_Text"><text:span text:style-name="T5">'%d %B %Y'</text:span></text:span><text:span text:style-name="Source_20_Text"><text:span text:style-name="T6">,</text:span></text:span><text:span text:style-name="Source_20_Text"><text:span text:style-name="T3"> </text:span></text:span><text:span text:style-name="Source_20_Text"><text:span text:style-name="T5">'%d %B, %Y'</text:span></text:span><text:span text:style-name="Source_20_Text"><text:span text:style-name="T6">,</text:span></text:span><text:span text:style-name="Source_20_Text"><text:span text:style-name="T3"> <text:s text:c="11"/></text:span></text:span><text:span text:style-name="Source_20_Text"><text:span text:style-name="T11"># '25 October 2006', '25 October, 2006'</text:span></text:span></text:p>
          <text:p text:style-name="P10"><text:span text:style-name="Source_20_Text"><text:span text:style-name="T6">]</text:span></text:span></text:p>
          <text:p text:style-name="P11">1234567</text:p>
          <text:p text:style-name="P14">Список форматов, которые будут приняты при вводе данных в поле даты. Форматы будут проверяться по порядку с использованием первого допустимого формата. Обратите внимание, что в этих строках формата используется синтаксис модуля Python datetime, а не строки формата в фильтре шаблона даты.</text:p>
          <text:p text:style-name="P14">Когда USE_L10N имеет значение True, указанный формат локали имеет более высокий приоритет и будет использоваться вместо него.</text:p>
          <text:p text:style-name="P14">См. Также DATETIME_INPUT_FORMATS и TIME_INPUT_FORMATS.</text:p>
          <text:p text:style-name="P8"/>
          <text:h text:style-name="P5" text:outline-level="3"><text:bookmark text:name="DATETIME_FORMAT_805"/>DATETIME_FORMAT</text:h>
          <text:p text:style-name="P14">Значение по умолчанию: (например) 'N j, Y, P’Feb. 4, 2003, 16 p.m.</text:p>
          <text:p text:style-name="P14">Формат по умолчанию, используемый для отображения полей даты и времени в любой части системы. Обратите внимание, что если для параметра USE_L10N задано значение True, формат, указанный локалью, имеет более высокий приоритет и будет применяться вместо него. Видеть. допустимые строки формата даты</text:p>
          <text:p text:style-name="P14">См. Также DATE_FORMAT, TIME_FORMAT и SHORT_DATETIME_FORMAT.</text:p>
          <text:p text:style-name="P8"/>
          <text:h text:style-name="P5" text:outline-level="3"><text:bookmark text:name="DATETIME_INPUT_FORMATS_815"/>DATETIME_INPUT_FORMAT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Y-%m-%d %H:%M:%S'</text:span></text:span><text:span text:style-name="Source_20_Text"><text:span text:style-name="T6">,</text:span></text:span><text:span text:style-name="Source_20_Text"><text:span text:style-name="T3"> <text:s text:c="4"/></text:span></text:span><text:span text:style-name="Source_20_Text"><text:span text:style-name="T11"># '2006-10-25 14:30:59'</text:span></text:span></text:p>
          <text:p text:style-name="P10"><text:soft-page-break/><text:span text:style-name="Source_20_Text"><text:span text:style-name="T4"><text:s text:c="4"/></text:span></text:span><text:span text:style-name="Source_20_Text"><text:span text:style-name="T5">'%Y-%m-%d %H:%M:%S.%f'</text:span></text:span><text:span text:style-name="Source_20_Text"><text:span text:style-name="T6">,</text:span></text:span><text:span text:style-name="Source_20_Text"><text:span text:style-name="T3"> <text:s/></text:span></text:span><text:span text:style-name="Source_20_Text"><text:span text:style-name="T11"># '2006-10-25 14:30:59.000200'</text:span></text:span></text:p>
          <text:p text:style-name="P10"><text:span text:style-name="Source_20_Text"><text:span text:style-name="T4"><text:s text:c="4"/></text:span></text:span><text:span text:style-name="Source_20_Text"><text:span text:style-name="T5">'%Y-%m-%d %H:%M'</text:span></text:span><text:span text:style-name="Source_20_Text"><text:span text:style-name="T6">,</text:span></text:span><text:span text:style-name="Source_20_Text"><text:span text:style-name="T3"> <text:s text:c="7"/></text:span></text:span><text:span text:style-name="Source_20_Text"><text:span text:style-name="T11"># '2006-10-25 14:30'</text:span></text:span></text:p>
          <text:p text:style-name="P10"><text:span text:style-name="Source_20_Text"><text:span text:style-name="T4"><text:s text:c="4"/></text:span></text:span><text:span text:style-name="Source_20_Text"><text:span text:style-name="T5">'%Y-%m-%d'</text:span></text:span><text:span text:style-name="Source_20_Text"><text:span text:style-name="T6">,</text:span></text:span><text:span text:style-name="Source_20_Text"><text:span text:style-name="T3"> <text:s text:c="13"/></text:span></text:span><text:span text:style-name="Source_20_Text"><text:span text:style-name="T11"># '2006-10-25'</text:span></text:span></text:p>
          <text:p text:style-name="P10"><text:span text:style-name="Source_20_Text"><text:span text:style-name="T4"><text:s text:c="4"/></text:span></text:span><text:span text:style-name="Source_20_Text"><text:span text:style-name="T5">'%m/%d/%Y %H:%M:%S'</text:span></text:span><text:span text:style-name="Source_20_Text"><text:span text:style-name="T6">,</text:span></text:span><text:span text:style-name="Source_20_Text"><text:span text:style-name="T3"> <text:s text:c="4"/></text:span></text:span><text:span text:style-name="Source_20_Text"><text:span text:style-name="T11"># '10/25/2006 14:30:59'</text:span></text:span></text:p>
          <text:p text:style-name="P10"><text:span text:style-name="Source_20_Text"><text:span text:style-name="T4"><text:s text:c="4"/></text:span></text:span><text:span text:style-name="Source_20_Text"><text:span text:style-name="T5">'%m/%d/%Y %H:%M:%S.%f'</text:span></text:span><text:span text:style-name="Source_20_Text"><text:span text:style-name="T6">,</text:span></text:span><text:span text:style-name="Source_20_Text"><text:span text:style-name="T3"> <text:s/></text:span></text:span><text:span text:style-name="Source_20_Text"><text:span text:style-name="T11"># '10/25/2006 14:30:59.000200'</text:span></text:span></text:p>
          <text:p text:style-name="P10"><text:span text:style-name="Source_20_Text"><text:span text:style-name="T4"><text:s text:c="4"/></text:span></text:span><text:span text:style-name="Source_20_Text"><text:span text:style-name="T5">'%m/%d/%Y %H:%M'</text:span></text:span><text:span text:style-name="Source_20_Text"><text:span text:style-name="T6">,</text:span></text:span><text:span text:style-name="Source_20_Text"><text:span text:style-name="T3"> <text:s text:c="7"/></text:span></text:span><text:span text:style-name="Source_20_Text"><text:span text:style-name="T11"># '10/25/2006 14:30'</text:span></text:span></text:p>
          <text:p text:style-name="P10"><text:span text:style-name="Source_20_Text"><text:span text:style-name="T4"><text:s text:c="4"/></text:span></text:span><text:span text:style-name="Source_20_Text"><text:span text:style-name="T5">'%m/%d/%Y'</text:span></text:span><text:span text:style-name="Source_20_Text"><text:span text:style-name="T6">,</text:span></text:span><text:span text:style-name="Source_20_Text"><text:span text:style-name="T3"> <text:s text:c="13"/></text:span></text:span><text:span text:style-name="Source_20_Text"><text:span text:style-name="T11"># '10/25/2006'</text:span></text:span></text:p>
          <text:p text:style-name="P10"><text:span text:style-name="Source_20_Text"><text:span text:style-name="T4"><text:s text:c="4"/></text:span></text:span><text:span text:style-name="Source_20_Text"><text:span text:style-name="T5">'%m/%d/%y %H:%M:%S'</text:span></text:span><text:span text:style-name="Source_20_Text"><text:span text:style-name="T6">,</text:span></text:span><text:span text:style-name="Source_20_Text"><text:span text:style-name="T3"> <text:s text:c="4"/></text:span></text:span><text:span text:style-name="Source_20_Text"><text:span text:style-name="T11"># '10/25/06 14:30:59'</text:span></text:span></text:p>
          <text:p text:style-name="P10"><text:span text:style-name="Source_20_Text"><text:span text:style-name="T4"><text:s text:c="4"/></text:span></text:span><text:span text:style-name="Source_20_Text"><text:span text:style-name="T5">'%m/%d/%y %H:%M:%S.%f'</text:span></text:span><text:span text:style-name="Source_20_Text"><text:span text:style-name="T6">,</text:span></text:span><text:span text:style-name="Source_20_Text"><text:span text:style-name="T3"> <text:s/></text:span></text:span><text:span text:style-name="Source_20_Text"><text:span text:style-name="T11"># '10/25/06 14:30:59.000200'</text:span></text:span></text:p>
          <text:p text:style-name="P10"><text:span text:style-name="Source_20_Text"><text:span text:style-name="T4"><text:s text:c="4"/></text:span></text:span><text:span text:style-name="Source_20_Text"><text:span text:style-name="T5">'%m/%d/%y %H:%M'</text:span></text:span><text:span text:style-name="Source_20_Text"><text:span text:style-name="T6">,</text:span></text:span><text:span text:style-name="Source_20_Text"><text:span text:style-name="T3"> <text:s text:c="7"/></text:span></text:span><text:span text:style-name="Source_20_Text"><text:span text:style-name="T11"># '10/25/06 14:30'</text:span></text:span></text:p>
          <text:p text:style-name="P10"><text:span text:style-name="Source_20_Text"><text:span text:style-name="T4"><text:s text:c="4"/></text:span></text:span><text:span text:style-name="Source_20_Text"><text:span text:style-name="T5">'%m/%d/%y'</text:span></text:span><text:span text:style-name="Source_20_Text"><text:span text:style-name="T6">,</text:span></text:span><text:span text:style-name="Source_20_Text"><text:span text:style-name="T3"> <text:s text:c="13"/></text:span></text:span><text:span text:style-name="Source_20_Text"><text:span text:style-name="T11"># '10/25/06'</text:span></text:span></text:p>
          <text:p text:style-name="P10"><text:span text:style-name="Source_20_Text"><text:span text:style-name="T6">]</text:span></text:span></text:p>
          <text:p text:style-name="P11">1234567891011121314</text:p>
          <text:p text:style-name="P14">Список форматов, которые будут приняты при вводе данных в поле даты и времени. Форматы будут проверяться по порядку с использованием первого допустимого формата. Обратите внимание, что в этих строках формата используется синтаксис модуля Python datetime, а не строки формата в фильтре шаблона даты.</text:p>
          <text:p text:style-name="P14">Когда USE_L10N имеет значение True, предписанный формат локали имеет более высокий приоритет и будет использоваться вместо него.</text:p>
          <text:p text:style-name="P14">См. Также DATE_INPUT_FORMATS и TIME_INPUT_FORMATS.</text:p>
          <text:p text:style-name="P8"/>
          <text:h text:style-name="P5" text:outline-level="3"><text:bookmark text:name="DEBUG_844"/><text:soft-page-break/>DEBUG</text:h>
          <text:p text:style-name="P14">По умолчанию: False</text:p>
          <text:p text:style-name="P14">Логическое значение, используемое для включения / выключения режима отладки.</text:p>
          <text:p text:style-name="P14">Никогда не развертывайте веб-сайт в производственной среде, когда DEBUG открыт.</text:p>
          <text:p text:style-name="P14">Ты поймал это? Никогда не развертывайте веб-сайт в производственной среде DEBUG.</text:p>
          <text:p text:style-name="P15"><text:span text:style-name="T8">Одна из основных функций режима отладки - отображение подробных страниц ошибок. Если в вашем приложении возникает исключение. DEBUG имеет значение True, Django будет отображать подробное отслеживание, включая большое количество метаданных о среде, таких как все текущие настройки Django (</text:span><text:a xlink:type="simple" xlink:href="http://settings.py/" office:target-frame-name="_blank" xlink:show="new" text:style-name="Internet_20_link" text:visited-style-name="Visited_20_Internet_20_Link"><text:span text:style-name="T2">settings.py</text:span></text:a><text:span text:style-name="T9">）。</text:span></text:p>
          <text:p text:style-name="P14">В качестве меры безопасности Django не будет включать потенциально конфиденциальные настройки, такие как SECRET_KEY. В частности, он исключит любой параметр, имя которого содержит любое из следующего:</text:p>
          <text:list xml:id="list1921551899" text:style-name="L5">
            <text:list-item>
              <text:p text:style-name="P19">‘<text:span text:style-name="T1">API’</text:span></text:p>
            </text:list-item>
            <text:list-item>
              <text:p text:style-name="P19">‘<text:span text:style-name="T1">KEY’</text:span></text:p>
            </text:list-item>
            <text:list-item>
              <text:p text:style-name="P19">‘<text:span text:style-name="T1">PASS’</text:span></text:p>
            </text:list-item>
            <text:list-item>
              <text:p text:style-name="P19">‘<text:span text:style-name="T1">SECRET’</text:span></text:p>
            </text:list-item>
            <text:list-item>
              <text:p text:style-name="P19">‘<text:span text:style-name="T1">SIGNATURE’</text:span></text:p>
            </text:list-item>
            <text:list-item>
              <text:p text:style-name="P19">‘<text:span text:style-name="T1">TOKEN’</text:span></text:p>
            </text:list-item>
          </text:list>
          <text:p text:style-name="P14">Обратите внимание, что это частичные совпадения. PASS также будет соответствовать PASSWORD, а TOKEN также будет соответствовать TOKENIZED и т. Д.<text:line-break/>Однако обратите внимание, что различные части вывода отладки всегда не подходят для публичного использования. Пути к файлам, параметры <text:soft-page-break/>конфигурации и т. Д. - все это предоставляет злоумышленнику дополнительную информацию о сервере.<text:line-break/>Также важно помнить, что при включении DEBUG Django запоминает каждый выполняемый SQL-запрос. Это полезно при отладке, но при этом быстро расходует память на рабочем сервере.</text:p>
          <text:p text:style-name="P14">Наконец, если DEBUG имеет значение False, вам также необходимо правильно установить параметр ALLOWED_HOSTS. В противном случае все запросы будут возвращены как «неверные запросы (400)».</text:p>
          <text:p text:style-name="P9"><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Для удобства settings.py - это файл по умолчанию, созданный коллекцией. django-admin startprojectDEBUG = Истина</text:span></text:span></text:p>
          <text:p text:style-name="P11">123</text:p>
          <text:p text:style-name="P8"/>
          <text:h text:style-name="P5" text:outline-level="3"><text:bookmark text:name="DEBUG_PROPAGATE_EXCEPTIONS_879"/>DEBUG_PROPAGATE_EXCEPTIONS</text:h>
          <text:p text:style-name="P14">По умолчанию: False</text:p>
          <text:p text:style-name="P14">Если установлено значение True, пропустите обработку исключений Django для функции представления (handler500 или представление отладки, если DEBUG имеет значение True) и 500 записей ответа (django.request), и исключение будет распространяться вверх.</text:p>
          <text:p text:style-name="P14">Это полезно для определенных настроек теста. Если вы не хотите, чтобы веб-сервер (не Django) генерировал ответ «внутренняя ошибка сервера», вы не должны использовать его на реальном сайте. В этом случае убедитесь, что ваш сервер не отображает в ответе трассировку стека или другую конфиденциальную информацию.</text:p>
          <text:p text:style-name="P8"/>
          <text:h text:style-name="P5" text:outline-level="3"><text:bookmark text:name="DECIMAL_SEPARATOR_889"/><text:soft-page-break/>DECIMAL_SEPARATOR</text:h>
          <text:p text:style-name="P14">Значение по умолчанию: (точка '.')</text:p>
          <text:p text:style-name="P14">Десятичный разделитель по умолчанию, используемый при форматировании десятичных чисел</text:p>
          <text:p text:style-name="P14">Обратите внимание, что если для USE_L10N задано значение True, формат, указанный в локали, имеет более высокий приоритет и будет применяться вместо него.</text:p>
          <text:p text:style-name="P14">См. Также NUMBER_GROUPING, THOUSAND_SEPARATOR и USE_THOUSAND_SEPARATOR.</text:p>
          <text:p text:style-name="P8"/>
          <text:h text:style-name="P5" text:outline-level="3"><text:bookmark text:name="DEFAULT_CHARSET_901"/>DEFAULT_CHARSET</text:h>
          <text:p text:style-name="P14">По умолчанию: «utf-8»</text:p>
          <text:p text:style-name="P14">HttpResponse Если тип MIME не указан вручную, для всех объектов используется набор символов по умолчанию. Используйте DEFAULT_CONTENT_TYPE для создания заголовка Content-Type.</text:p>
          <text:p text:style-name="P8"/>
          <text:h text:style-name="P5" text:outline-level="3"><text:bookmark text:name="DEFAULT_CONTENT_TYPE_909"/>DEFAULT_CONTENT_TYPE</text:h>
          <text:p text:style-name="P14">По умолчанию: «text / html».</text:p>
          <text:p text:style-name="P14">HttpResponse Если тип MIME не указан вручную, тип содержимого по умолчанию используется для всех объектов. Используйте DEFAULT_CHARSET для создания заголовка Content-Type.</text:p>
          <text:p text:style-name="P9"><text:span text:style-name="Source_20_Text"><text:span text:style-name="T3">Начиная с версии 2.0</text:span></text:span></text:p>
          <text:p text:style-name="P10"><text:span text:style-name="Source_20_Text"><text:span text:style-name="T4"><text:s/></text:span></text:span><text:span text:style-name="Source_20_Text"><text:span text:style-name="T3">Не рекомендуется:</text:span></text:span></text:p>
          <text:p text:style-name="P10"><text:span text:style-name="Source_20_Text"><text:span text:style-name="T4"><text:s/></text:span></text:span><text:span text:style-name="Source_20_Text"><text:span text:style-name="T3">Этот параметр не рекомендуется, поскольку он плохо взаимодействует со сторонними приложениями и устарел, поскольку HTML5 в основном заменяет XHTML.</text:span></text:span></text:p>
          <text:p text:style-name="P11">123</text:p>
          <text:p text:style-name="P8"><text:soft-page-break/></text:p>
          <text:h text:style-name="P5" text:outline-level="3"><text:bookmark text:name="DEFAULT_EXCEPTION_REPORTER_FILTER_923"/>DEFAULT_EXCEPTION_REPORTER_FILTER</text:h>
          <text:p text:style-name="P14">По умолчанию: «django.views.debug.SafeExceptionReporterFilter».</text:p>
          <text:p text:style-name="P14">Если экземпляр HttpRequest не был назначен экземпляру, используется класс фильтра отчета об исключениях по умолчанию. См. Отчеты об ошибках фильтрации.</text:p>
          <text:p text:style-name="P8"/>
          <text:h text:style-name="P5" text:outline-level="3"><text:bookmark text:name="DEFAULT_FILE_STORAGE_931"/>DEFAULT_FILE_STORAGE</text:h>
          <text:p text:style-name="P14">По умолчанию: «django.core.files.storage.FileSystemStorage».</text:p>
          <text:p text:style-name="P14">Класс хранилища файлов по умолчанию используется для любых операций, связанных с файлами, для которых не указана конкретная система хранения. См. Файл управления.</text:p>
          <text:p text:style-name="P8"/>
          <text:h text:style-name="P5" text:outline-level="3"><text:bookmark text:name="DEFAULT_FROM_EMAIL_939"/>DEFAULT_FROM_EMAIL</text:h>
          <text:p text:style-name="P14">По умолчанию: «webmaster @ localhost».</text:p>
          <text:p text:style-name="P14">Адрес электронной почты по умолчанию, используемый для различных автоматических сообщений администраторов сайта. Сюда не входят сообщения об ошибках, отправляемые ADMINS и MANAGERS; для этого см. SERVER_EMAIL.</text:p>
          <text:p text:style-name="P8"/>
          <text:h text:style-name="P5" text:outline-level="3"><text:bookmark text:name="DEFAULT_INDEX_TABLESPACE_947"/>DEFAULT_INDEX_TABLESPACE</text:h>
          <text:p text:style-name="P14">Значение по умолчанию: ('' Пустая строка)</text:p>
          <text:p text:style-name="P14">Если поддерживается серверной частью, табличное пространство по умолчанию, используемое для индексов, в которых не указано поле (см. Табличное пространство).</text:p>
          <text:p text:style-name="P8"/>
          <text:h text:style-name="P5" text:outline-level="3"><text:bookmark text:name="DEFAULT_TABLESPACE_955"/><text:soft-page-break/>DEFAULT_TABLESPACE</text:h>
          <text:p text:style-name="P14">Значение по умолчанию: ('' Пустая строка)</text:p>
          <text:p text:style-name="P14">Если поддерживается серверной частью, табличное пространство по умолчанию используется для моделей, которые не определяют модель (см. Табличное пространство).</text:p>
          <text:p text:style-name="P8"/>
          <text:h text:style-name="P5" text:outline-level="3"><text:bookmark text:name="DISALLOWED_USER_AGENTS_963"/>DISALLOWED_USER_AGENTS</text:h>
          <text:p text:style-name="P14">Значение по умолчанию: ([] список)</text:p>
          <text:p text:style-name="P14">Список скомпилированных объектов регулярных выражений, представляющих строки User-Agent, которым запрещен доступ к какой-либо странице в системе. Используется для плохих роботов / рептилий. Используется только при установке CommonMiddleware (см. Middleware).</text:p>
          <text:p text:style-name="P8"/>
          <text:h text:style-name="P5" text:outline-level="3"><text:bookmark text:name="EMAIL_BACKEND_971"/>EMAIL_BACKEND</text:h>
          <text:p text:style-name="P14">По умолчанию: «django.core.mail.backends.smtp.EmailBackend».</text:p>
          <text:p text:style-name="P14">Бэкэнд, используемый для отправки электронных писем. Список доступных серверных программ см. В разделе Отправка электронной почты.</text:p>
          <text:p text:style-name="P8"/>
          <text:h text:style-name="P5" text:outline-level="3"><text:bookmark text:name="EMAIL_FILE_PATH_979"/>EMAIL_FILE_PATH</text:h>
          <text:p text:style-name="P14">Значение по умолчанию: undefined</text:p>
          <text:p text:style-name="P14">Выходной файл сохраняется в используемой серверной части электронной почты файла каталога.</text:p>
          <text:p text:style-name="P8"/>
          <text:h text:style-name="P5" text:outline-level="3"><text:bookmark text:name="EMAIL_HOST_987"/>EMAIL_HOST</text:h>
          <text:p text:style-name="P14">По умолчанию: «localhost»</text:p>
          <text:p text:style-name="P14">Хост, используемый для отправки электронных писем.</text:p>
          <text:p text:style-name="P14"><text:soft-page-break/>См. Также EMAIL_PORT.</text:p>
          <text:p text:style-name="P8"/>
          <text:h text:style-name="P5" text:outline-level="3"><text:bookmark text:name="EMAIL_HOST_PASSWORD_997"/>EMAIL_HOST_PASSWORD</text:h>
          <text:p text:style-name="P14">Значение по умолчанию: ('' Пустая строка)</text:p>
          <text:p text:style-name="P14">Пароль EMAIL_HOST для определенного SMTP-сервера. Этот параметр используется вместе с сервером EMAIL_HOST_USERSMTP для аутентификации. Если какой-либо из этих параметров пуст, Django не будет пытаться аутентифицироваться.</text:p>
          <text:p text:style-name="P14">См. Также EMAIL_HOST_USER.</text:p>
          <text:p text:style-name="P8"/>
          <text:h text:style-name="P5" text:outline-level="3"><text:bookmark text:name="EMAIL_HOST_USER_1007"/>EMAIL_HOST_USER</text:h>
          <text:p text:style-name="P14">Значение по умолчанию: ('' Пустая строка)</text:p>
          <text:p text:style-name="P14">Имя пользователя EMAIL_HOST, используемое для определения SMTP-сервера. Если он пуст, Django не будет пытаться аутентифицироваться.</text:p>
          <text:p text:style-name="P14">См. Также EMAIL_HOST_PASSWORD.</text:p>
          <text:p text:style-name="P8"/>
          <text:h text:style-name="P5" text:outline-level="3"><text:bookmark text:name="EMAIL_PORT_1017"/>EMAIL_PORT</text:h>
          <text:p text:style-name="P14">По умолчанию: 25</text:p>
          <text:p text:style-name="P14">Порт EMAIL_HOST, используемый для определения SMTP-сервера.</text:p>
          <text:p text:style-name="P8"/>
          <text:h text:style-name="P5" text:outline-level="3"><text:bookmark text:name="EMAIL_SUBJECT_PREFIX_1025"/>EMAIL_SUBJECT_PREFIX</text:h>
          <text:p text:style-name="P14">По умолчанию: '[Django]'</text:p>
          <text:p text:style-name="P14">Используйте django.core.mail.mail_admins или префикс строки темы django.core.mail.mail_managers отправленного письма. Вы можете включить конечные пробелы.</text:p>
          <text:p text:style-name="P8"/>
          <text:h text:style-name="P5" text:outline-level="3"><text:bookmark text:name="EMAIL_USE_LOCALTIME_1033"/><text:soft-page-break/>EMAIL_USE_LOCALTIME</text:h>
          <text:p text:style-name="P9"><text:span text:style-name="Source_20_Text"><text:span text:style-name="T3">Новые возможности Django 1.11.</text:span></text:span></text:p>
          <text:p text:style-name="P11">1</text:p>
          <text:p text:style-name="P14">По умолчанию: False</text:p>
          <text:p text:style-name="P14">Следует ли отправлять SMTP-заголовок сообщения электронной почты в местном часовом поясе: Date (True) или UTC (False).</text:p>
          <text:p text:style-name="P8"/>
          <text:h text:style-name="P5" text:outline-level="3"><text:bookmark text:name="EMAIL_USE_TLS_1045"/>EMAIL_USE_TLS</text:h>
          <text:p text:style-name="P14">По умолчанию: False</text:p>
          <text:p text:style-name="P14">Следует ли использовать соединение TLS (безопасное) при взаимодействии с сервером SMTP. Это используется для явных TLS-подключений, обычно через порт 587. Если вы столкнулись с зависанием соединения, обратитесь к неявной настройке TLS EMAIL_USE_SSL.</text:p>
          <text:p text:style-name="P8"/>
          <text:h text:style-name="P5" text:outline-level="3"><text:bookmark text:name="EMAIL_USE_SSL_1053"/>EMAIL_USE_SSL</text:h>
          <text:p text:style-name="P14">По умолчанию: False</text:p>
          <text:p text:style-name="P14">Следует ли использовать неявное соединение TLS (безопасное) при взаимодействии с сервером SMTP. В большинстве документов электронной почты этот тип TLS-соединения называется SSL. Обычно он используется для порта 465. При возникновении проблем см. Явную настройку TLS EMAIL_USE_TLS.</text:p>
          <text:p text:style-name="P14">Обратите внимание, что EMAIL_USE_TLS / EMAIL_USE_SSL являются взаимоисключающими, поэтому установите только для одного из них значение True.</text:p>
          <text:p text:style-name="P8"/>
          <text:h text:style-name="P5" text:outline-level="3"><text:bookmark text:name="EMAIL_SSL_CERTFILE_1063"/><text:soft-page-break/>EMAIL_SSL_CERTFILE</text:h>
          <text:p text:style-name="P14">По умолчанию: Нет</text:p>
          <text:p text:style-name="P14">Если EMAIL_USE_SSL или EMAIL_USE_TLS имеет значение True, вы можете указать путь к файлу цепочки сертификатов в формате PEM для SSL-соединения.</text:p>
          <text:p text:style-name="P8"/>
          <text:h text:style-name="P5" text:outline-level="3"><text:bookmark text:name="EMAIL_SSL_KEYFILE_1071"/>EMAIL_SSL_KEYFILE</text:h>
          <text:p text:style-name="P14">По умолчанию: Нет</text:p>
          <text:p text:style-name="P14">Если EMAIL_USE_SSL или EMAIL_USE_TLS имеет значение True, вы можете указать путь к файлу закрытого ключа в формате PEM для SSL-соединения.</text:p>
          <text:p text:style-name="P14">Обратите внимание, что установка EMAIL_SSL_CERTFILE и EMAIL_SSL_KEYFILE не вызовет никаких проверок сертификатов. Они передаются базовому SSL-соединению. ssl.wrap_socket () Подробнее о том, как обрабатывать файл цепочки сертификатов и файл закрытого ключа, см. в документации функции Python.</text:p>
          <text:p text:style-name="P8"/>
          <text:h text:style-name="P5" text:outline-level="3"><text:bookmark text:name="EMAIL_TIMEOUT_1081"/>EMAIL_TIMEOUT</text:h>
          <text:p text:style-name="P14">По умолчанию: Нет</text:p>
          <text:p text:style-name="P14">Укажите время ожидания (в секундах) для операций блокировки (например, попыток подключения).</text:p>
          <text:p text:style-name="P8"/>
          <text:h text:style-name="P5" text:outline-level="3"><text:bookmark text:name="FILE_CHARSET_1089"/>FILE_CHARSET</text:h>
          <text:p text:style-name="P14">По умолчанию: «utf-8»</text:p>
          <text:p text:style-name="P14">Кодировка символов, используемая для декодирования любого файла, читаемого с диска. Сюда входят файлы шаблонов и файлы исходных данных SQL.</text:p>
          <text:p text:style-name="P8"/>
          <text:h text:style-name="P5" text:outline-level="3"><text:bookmark text:name="FILE_UPLOAD_HANDLERS_1097"/><text:soft-page-break/>FILE_UPLOAD_HANDLER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django.core.files.uploadhandler.MemoryFileUploadHandler'</text:span></text:span><text:span text:style-name="Source_20_Text"><text:span text:style-name="T6">,</text:span></text:span></text:p>
          <text:p text:style-name="P10"><text:span text:style-name="Source_20_Text"><text:span text:style-name="T4"><text:s text:c="4"/></text:span></text:span><text:span text:style-name="Source_20_Text"><text:span text:style-name="T5">'django.core.files.uploadhandler.TemporaryFileUploadHandler'</text:span></text:span><text:span text:style-name="Source_20_Text"><text:span text:style-name="T6">,</text:span></text:span></text:p>
          <text:p text:style-name="P10"><text:span text:style-name="Source_20_Text"><text:span text:style-name="T6">]</text:span></text:span></text:p>
          <text:p text:style-name="P11">1234</text:p>
          <text:p text:style-name="P14">Список обработчиков, используемых для загрузки. Изменение этого параметра позволяет полностью настроить или даже заменить процесс загрузки Django.</text:p>
          <text:p text:style-name="P14">Подробности см. В файле управления</text:p>
          <text:p text:style-name="P8"/>
          <text:h text:style-name="P5" text:outline-level="3"><text:bookmark text:name="FILE_UPLOAD_MAX_MEMORY_SIZE_1114"/>FILE_UPLOAD_MAX_MEMORY_SIZE</text:h>
          <text:p text:style-name="P14">Значение по умолчанию: (2621440 - 2,5 МБ).</text:p>
          <text:p text:style-name="P14">Максимальный размер (в байтах) загрузки до потоковой передачи в файловую систему. Подробности см. В файле управления</text:p>
          <text:p text:style-name="P14">См. Также DATA_UPLOAD_MAX_MEMORY_SIZE.</text:p>
          <text:p text:style-name="P8"/>
          <text:h text:style-name="P5" text:outline-level="3"><text:bookmark text:name="FILE_UPLOAD_DIRECTORY_PERMISSIONS_1124"/>FILE_UPLOAD_DIRECTORY_PERMISSIONS</text:h>
          <text:p text:style-name="P14">По умолчанию: Нет</text:p>
          <text:p text:style-name="P14">Числовой шаблон, применяемый к каталогу, созданному во время загрузки файла.</text:p>
          <text:p text:style-name="P14">При использовании команды управления collectstatic этот параметр также определяет разрешения по умолчанию для собранных статических <text:soft-page-break/>каталогов. Для получения дополнительной информации о его переопределении collectstatic см.</text:p>
          <text:p text:style-name="P14">Это значение отражает функции и предупреждения, установленные параметром FILE_UPLOAD_PERMISSIONS.</text:p>
          <text:p text:style-name="P8"/>
          <text:h text:style-name="P5" text:outline-level="3"><text:bookmark text:name="FILE_UPLOAD_PERMISSIONS_1136"/>FILE_UPLOAD_PERMISSIONS</text:h>
          <text:p text:style-name="P14">По умолчанию: Нет</text:p>
          <text:p text:style-name="P14">Цифровой режим (например, 0o644) устанавливает для вновь загруженного файла значение. Дополнительные сведения о значении этих режимов см. В документации os.chmod ().</text:p>
          <text:p text:style-name="P14">Если он не указан или имеет значение None, вы получите поведение, зависящее от операционной системы. На большинстве платформ временные файлы будут иметь режим 0o600, а стандартная системная маска umask будет использоваться для сохранения файлов, сохраненных из памяти.</text:p>
          <text:p text:style-name="P14">По соображениям безопасности эти разрешения не будут применяться к временному файлу FILE_UPLOAD_TEMP_DIR, хранящемуся в нем.</text:p>
          <text:p text:style-name="P14">При использовании команды управления collectstatic этот параметр также определяет разрешения по умолчанию для собранных статических файлов. Для получения дополнительной информации о его переопределении collectstatic см.</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Всегда добавляйте 0 перед режимом.</text:span></text:span></text:p>
          <text:p text:style-name="P10"/>
          <text:p text:style-name="P10"><text:span text:style-name="Source_20_Text"><text:span text:style-name="T4"><text:s/></text:span></text:span><text:span text:style-name="Source_20_Text"><text:span text:style-name="T3">Если вы не знакомы с файловым режимом, обратите внимание, что начальный 0 очень важен: он представляет собой восьмеричное число, которое должно </text:span></text:span><text:soft-page-break/><text:span text:style-name="Source_20_Text"><text:span text:style-name="T3">указывать режим. Если вы попытаетесь использовать 644, вы получите совершенно некорректное поведение.</text:span></text:span></text:p>
          <text:p text:style-name="P11">12345</text:p>
          <text:p text:style-name="P8"/>
          <text:h text:style-name="P5" text:outline-level="3"><text:bookmark text:name="FILE_UPLOAD_TEMP_DIR_1158"/>FILE_UPLOAD_TEMP_DIR</text:h>
          <text:p text:style-name="P14">По умолчанию: Нет</text:p>
          <text:p text:style-name="P14">FILE_UPLOAD_MAX_MEMORY_SIZE - это каталог для временного хранения данных (обычно больше, чем файл) при загрузке файлов. Если Нет, Django будет использовать стандартный временный каталог в качестве операционной системы. Например, по умолчанию будет использоваться операционная система в стиле / tmp * nix.</text:p>
          <text:p text:style-name="P14">Подробности см. В файле управления</text:p>
          <text:p text:style-name="P8"/>
          <text:h text:style-name="P5" text:outline-level="3"><text:bookmark text:name="FIRST_DAY_OF_WEEK_1168"/>FIRST_DAY_OF_WEEK</text:h>
          <text:p text:style-name="P14">Значение по умолчанию: (0 воскресенье)</text:p>
          <text:p text:style-name="P14">Число, представляющее первый день недели. Это особенно полезно при отображении календарей. Это значение используется только в том случае, если интернационализация формата не используется или когда формат текущей локали не может быть найден.</text:p>
          <text:p text:style-name="P14">Значение должно быть целым числом от 0 до 6, где 0 означает воскресенье, 1 означает понедельник и так далее.</text:p>
          <text:p text:style-name="P8"/>
          <text:h text:style-name="P5" text:outline-level="3"><text:bookmark text:name="FIXTURE_DIRS_1178"/>FIXTURE_DIRS</text:h>
          <text:p text:style-name="P14">Значение по умолчанию: ([] список)</text:p>
          <text:p text:style-name="P14">Помимо каталога каждого приложения в порядке поиска приборов, также выполняется поиск в списке каталогов файлов приборов.</text:p>
          <text:p text:style-name="P14"><text:soft-page-break/>Обратите внимание, что даже в Windows эти пути должны использовать косую черту в стиле Unix.</text:p>
          <text:p text:style-name="P14">См. Использование приспособлений и загрузку приспособлений для получения данных.</text:p>
          <text:p text:style-name="P8"/>
          <text:h text:style-name="P5" text:outline-level="3"><text:bookmark text:name="FORCE_SCRIPT_NAME_1190"/>FORCE_SCRIPT_NAME</text:h>
          <text:p text:style-name="P14">По умолчанию: Нет</text:p>
          <text:p text:style-name="P14">Если это не None, используйте его как значение переменной среды в любом HTTP-запросе SCRIPT_NAME. Этот параметр можно использовать для переопределения предоставленного сервером значения SCRIPT_NAME, которое может быть замененной версией предпочтительного значения или вообще не предоставлено. Он также используется в django.setup () для установки префикса скрипта парсера URL вне цикла запроса / ответа (например, в командах управления и автономных скриптах) для генерации правильного URL / когда SCRIPT_NAME не выполняется.</text:p>
          <text:p text:style-name="P8"/>
          <text:h text:style-name="P5" text:outline-level="3"><text:bookmark text:name="FORM_RENDERER_1198"/>FORM_RENDERER</text:h>
          <text:p text:style-name="P9"><text:span text:style-name="Source_20_Text"><text:span text:style-name="T3">Новые возможности Django 1.11.</text:span></text:span></text:p>
          <text:p text:style-name="P11">1</text:p>
          <text:p text:style-name="P14">По умолчанию: «django.forms.renderers.DjangoTemplates».</text:p>
          <text:p text:style-name="P14">Класс, который отображает виджеты формы. Он должен реализовывать низкоуровневые API отрисовки.</text:p>
          <text:p text:style-name="P8"/>
          <text:h text:style-name="P5" text:outline-level="3"><text:bookmark text:name="FORMAT_MODULE_PATH_1210"/>FORMAT_MODULE_PATH</text:h>
          <text:p text:style-name="P14">По умолчанию: Нет</text:p>
          <text:p text:style-name="P15"><text:span text:style-name="T8">Полный путь Python к пакету Python, включая определение пользовательского формата языкового стандарта проекта. Если нет </text:span><text:soft-page-break/><text:span text:style-name="T8">Нет,</text:span><text:a xlink:type="simple" xlink:href="http://xn--djangoformats-g11y.py/" office:target-frame-name="_blank" xlink:show="new" text:style-name="Internet_20_link" text:visited-style-name="Visited_20_Internet_20_Link"><text:span text:style-name="T2">Django будет форматами.py</text:span></text:a><text:span text:style-name="T8"> Проверьте файл в каталоге с именем current locale, и будет использован формат, определенный в этом файле.</text:span></text:p>
          <text:p text:style-name="P14">Например, если FORMAT_MODULE_PATH установлен в mysite.formats и текущий язык - en (английский), Django будет ожидать дерево каталогов, например:</text:p>
          <text:p text:style-name="P9"><text:span text:style-name="Source_20_Text"><text:span text:style-name="T3">mysite/</text:span></text:span></text:p>
          <text:p text:style-name="P10"><text:span text:style-name="Source_20_Text"><text:span text:style-name="T4"><text:s text:c="4"/></text:span></text:span><text:span text:style-name="Source_20_Text"><text:span text:style-name="T3">formats/</text:span></text:span></text:p>
          <text:p text:style-name="P10"><text:span text:style-name="Source_20_Text"><text:span text:style-name="T4"><text:s text:c="8"/></text:span></text:span><text:span text:style-name="Source_20_Text"><text:span text:style-name="T3">__init__.py</text:span></text:span></text:p>
          <text:p text:style-name="P10"><text:span text:style-name="Source_20_Text"><text:span text:style-name="T4"><text:s text:c="8"/></text:span></text:span><text:span text:style-name="Source_20_Text"><text:span text:style-name="T3">en/</text:span></text:span></text:p>
          <text:p text:style-name="P10"><text:span text:style-name="Source_20_Text"><text:span text:style-name="T4"><text:s text:c="12"/></text:span></text:span><text:span text:style-name="Source_20_Text"><text:span text:style-name="T3">__init__.py</text:span></text:span></text:p>
          <text:p text:style-name="P10"><text:span text:style-name="Source_20_Text"><text:span text:style-name="T4"><text:s text:c="12"/></text:span></text:span><text:span text:style-name="Source_20_Text"><text:span text:style-name="T3">formats.py</text:span></text:span></text:p>
          <text:p text:style-name="P11">123456</text:p>
          <text:p text:style-name="P14">Вы также можете установить этот параметр для списка путей Python, например:</text:p>
          <text:p text:style-name="P9"><text:span text:style-name="Source_20_Text"><text:span text:style-name="T3">FORMAT_MODULE_PATH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mysite.formats'</text:span></text:span><text:span text:style-name="Source_20_Text"><text:span text:style-name="T6">,</text:span></text:span></text:p>
          <text:p text:style-name="P10"><text:span text:style-name="Source_20_Text"><text:span text:style-name="T4"><text:s text:c="4"/></text:span></text:span><text:span text:style-name="Source_20_Text"><text:span text:style-name="T5">'some_app.formats'</text:span></text:span><text:span text:style-name="Source_20_Text"><text:span text:style-name="T6">,</text:span></text:span></text:p>
          <text:p text:style-name="P10"><text:span text:style-name="Source_20_Text"><text:span text:style-name="T6">]</text:span></text:span></text:p>
          <text:p text:style-name="P11">1234</text:p>
          <text:p text:style-name="P14">Когда Django ищет определенный формат, он будет проходить по всем указанным путям Python, пока не найдет модуль, который фактически определяет данный формат. Это означает, что форматы, определенные в <text:soft-page-break/>пакетах, находящихся дальше в списке, будут иметь приоритет перед тем же форматом в более удаленных пакетах.</text:p>
          <text:p text:style-name="P14">Доступные форматы:</text:p>
          <text:list xml:id="list368192805" text:style-name="L6">
            <text:list-item>
              <text:p text:style-name="P26">DATE_FORMAT</text:p>
            </text:list-item>
            <text:list-item>
              <text:p text:style-name="P26">DATE_INPUT_FORMATS</text:p>
            </text:list-item>
            <text:list-item>
              <text:p text:style-name="P20"><text:span text:style-name="T1">DATETIME_FORMAT</text:span><text:span text:style-name="T14">，</text:span></text:p>
            </text:list-item>
            <text:list-item>
              <text:p text:style-name="P26">DATETIME_INPUT_FORMATS</text:p>
            </text:list-item>
            <text:list-item>
              <text:p text:style-name="P26">DECIMAL_SEPARATOR</text:p>
            </text:list-item>
            <text:list-item>
              <text:p text:style-name="P26">FIRST_DAY_OF_WEEK</text:p>
            </text:list-item>
            <text:list-item>
              <text:p text:style-name="P26">MONTH_DAY_FORMAT</text:p>
            </text:list-item>
            <text:list-item>
              <text:p text:style-name="P26">NUMBER_GROUPING</text:p>
            </text:list-item>
            <text:list-item>
              <text:p text:style-name="P26">SHORT_DATE_FORMAT</text:p>
            </text:list-item>
            <text:list-item>
              <text:p text:style-name="P26">SHORT_DATETIME_FORMAT</text:p>
            </text:list-item>
            <text:list-item>
              <text:p text:style-name="P26">THOUSAND_SEPARATOR</text:p>
            </text:list-item>
            <text:list-item>
              <text:p text:style-name="P26">TIME_FORMAT</text:p>
            </text:list-item>
            <text:list-item>
              <text:p text:style-name="P26">TIME_INPUT_FORMATS</text:p>
            </text:list-item>
            <text:list-item>
              <text:p text:style-name="P26">YEAR_MONTH_FORMAT</text:p>
            </text:list-item>
          </text:list>
          <text:p text:style-name="P8"/>
          <text:h text:style-name="P5" text:outline-level="3"><text:bookmark text:name="IGNORABLE_404_URLS_1257"/>IGNORABLE_404_URLS</text:h>
          <text:p text:style-name="P14">Значение по умолчанию: ([] список)</text:p>
          <text:p text:style-name="P14">Список скомпилированных объектов регулярных выражений, описывающих URL-адреса, которые следует игнорировать при отправке сообщений об ошибках HTTP 404 по электронной почте (см. Отчет об ошибках). Соответствует регулярному выражению (включая строку запроса, если есть). Если на вашем веб-сайте нет часто используемых файлов, таких как <text:soft-page-break/>или, или он набран с помощью скриптов, используйте этот метод. полные пути запросаfavicon.icorobots.txt</text:p>
          <text:p text:style-name="P14">Используется только при включенном BrokenLinkEmailsMiddleware (см. ПО промежуточного слоя).</text:p>
          <text:p text:style-name="P8"/>
          <text:h text:style-name="P5" text:outline-level="3"><text:bookmark text:name="INSTALLED_APPS_1267"/>INSTALLED_APPS</text:h>
          <text:p text:style-name="P14">Значение по умолчанию: ([] список)</text:p>
          <text:p text:style-name="P14">Задает список строк всех приложений, включенных в этой установке Django. Каждая строка должна представлять собой путь Python с точками:</text:p>
          <text:list xml:id="list3783910960" text:style-name="L7">
            <text:list-item>
              <text:p text:style-name="P27">Класс конфигурации приложения (предпочтительно) или</text:p>
            </text:list-item>
            <text:list-item>
              <text:p text:style-name="P27">Пакет, содержащий приложение.</text:p>
            </text:list-item>
          </text:list>
          <text:p text:style-name="P14">Узнайте больше о настройке приложения.</text:p>
          <text:p text:style-name="P9"><text:span text:style-name="Source_20_Text"><text:span text:style-name="T3">Используйте реестр приложений для самоанализа</text:span></text:span></text:p>
          <text:p text:style-name="P10"/>
          <text:p text:style-name="P10"><text:span text:style-name="Source_20_Text"><text:span text:style-name="T4"><text:s/></text:span></text:span><text:span text:style-name="Source_20_Text"><text:span text:style-name="T3">INSTALLED_APPS никогда не должен обращаться к вашему коду напрямую. Вместо этого используйте django.apps.apps.</text:span></text:span></text:p>
          <text:p text:style-name="P11">123</text:p>
          <text:p text:style-name="P9"><text:span text:style-name="Source_20_Text"><text:span text:style-name="T3">Название и метка приложения должны быть уникальными. INSTALLED_APPS.</text:span></text:span></text:p>
          <text:p text:style-name="P10"/>
          <text:p text:style-name="P10"><text:span text:style-name="Source_20_Text"><text:span text:style-name="T4"><text:s/></text:span></text:span><text:span text:style-name="Source_20_Text"><text:span text:style-name="T3">Имена приложений - пунктирный путь Python к пакету приложения - должны быть уникальными. Невозможно включить одно и то же приложение дважды, не копируя его код под другим именем.</text:span></text:span></text:p>
          <text:p text:style-name="P10"/>
          <text:p text:style-name="P10"><text:soft-page-break/><text:span text:style-name="Source_20_Text"><text:span text:style-name="T4"><text:s/></text:span></text:span><text:span text:style-name="Source_20_Text"><text:span text:style-name="T3">Ярлыки приложений - по умолчанию последняя часть имени - также должны быть уникальными. Например, вы не можете включать django.contrib.auth и myproject.auth одновременно. Однако вы можете изменить метку приложения, определив другую настраиваемую конфигурацию.</text:span></text:span></text:p>
          <text:p text:style-name="P10"/>
          <text:p text:style-name="P10"><text:span text:style-name="Source_20_Text"><text:span text:style-name="T4"><text:s/></text:span></text:span><text:span text:style-name="Source_20_Text"><text:span text:style-name="T3">Эти правила применяются независимо от того, относится ли INSTALLED_APPS к классам конфигурации приложения или пакетам приложений.</text:span></text:span></text:p>
          <text:p text:style-name="P11">1234567</text:p>
          <text:p text:style-name="P14">Когда несколько приложений предоставляют разные версии одного и того же ресурса (шаблоны, статические файлы, команды управления, преобразования), первое указанное приложение INSTALLED_APPS имеет приоритет.</text:p>
          <text:p text:style-name="P8"/>
          <text:h text:style-name="P5" text:outline-level="3"><text:bookmark text:name="INTERNAL_IPS_1298"/>INTERNAL_IPS</text:h>
          <text:p text:style-name="P14">Значение по умолчанию: ([] список)</text:p>
          <text:p text:style-name="P14">Список IP-адресов в виде строк:</text:p>
          <text:p text:style-name="P14">Разрешить процессору контекста debug () добавлять некоторые переменные в контекст шаблона.<text:line-break/>Даже если вы не вошли в систему как пользователь-сотрудник, вы все равно можете использовать букмарклет admindocs.<text:line-break/>помечен как «внутренний» (не «внешний») в сообщении электронной почты AdminEmailHandler.</text:p>
          <text:p text:style-name="P8"/>
          <text:h text:style-name="P5" text:outline-level="3"><text:bookmark text:name="LANGUAGE_CODE_1310"/>LANGUAGE_CODE</text:h>
          <text:p text:style-name="P14">По умолчанию: «en-us»</text:p>
          <text:p text:style-name="P14">Строка, представляющая код языка этой установки. Это должен быть стандартный формат идентификатора языка. Например, американский <text:soft-page-break/>английский - это «en-us». См. Также Список языковых идентификаторов и Интернационализация и локализация.</text:p>
          <text:p text:style-name="P14">USE_I18N Этот параметр должен быть активирован, чтобы он вступил в силу.</text:p>
          <text:p text:style-name="P14">Он служит двум целям:</text:p>
          <text:list xml:id="list1389437119" text:style-name="L8">
            <text:list-item>
              <text:p text:style-name="P28">Если промежуточное программное обеспечение локали не используется, оно решит, какой перевод предоставить всем пользователям.</text:p>
            </text:list-item>
            <text:list-item>
              <text:p text:style-name="P28">Если промежуточное программное обеспечение локали активно, оно предоставит запасной язык на случай, если предпочтительный язык пользователя не может быть определен или веб-сайт не поддерживает его. Если для данного текста нет перевода на предпочтительный язык пользователя, он также обеспечивает резервный перевод.</text:p>
            </text:list-item>
          </text:list>
          <text:p text:style-name="P14">Для получения дополнительной информации см. Как Django обнаруживает языковые предпочтения.</text:p>
          <text:p text:style-name="P8"/>
          <text:h text:style-name="P5" text:outline-level="3"><text:bookmark text:name="LANGUAGE_COOKIE_AGE_1327"/>LANGUAGE_COOKIE_AGE</text:h>
          <text:p text:style-name="P14">По умолчанию: (Нет истекает при закрытии браузера)</text:p>
          <text:p text:style-name="P14">Возраст языкового файла cookie в секундах.</text:p>
          <text:p text:style-name="P8"/>
          <text:h text:style-name="P5" text:outline-level="3"><text:bookmark text:name="LANGUAGE_COOKIE_DOMAIN_1335"/>LANGUAGE_COOKIE_DOMAIN</text:h>
          <text:p text:style-name="P14">По умолчанию: Нет</text:p>
          <text:p text:style-name="P15"><text:span text:style-name="T8">Домен, используемый для языковых файлов cookie. Задайте для него строку, например "</text:span><text:a xlink:type="simple" xlink:href="http://example.com/" office:target-frame-name="_blank" xlink:show="new" text:style-name="Internet_20_link" text:visited-style-name="Visited_20_Internet_20_Link"><text:span text:style-name="T2">example.com</text:span></text:a><text:span text:style-name="T8">«Междоменные файлы cookie или Нет для стандартных файлов cookie домена.</text:span></text:p>
          <text:p text:style-name="P14">Будьте осторожны при обновлении этого параметра на рабочем сайте. Если вы обновите этот параметр, чтобы включить междоменные файлы cookie на сайте, который ранее использовал стандартные файлы cookie домена, существующие файлы cookie пользователя со старым доменом не будут <text:soft-page-break/>обновлены. Пока эти файлы cookie сохраняются, пользователи сайта не могут переключать языки. Единственный безопасный и надежный вариант выполнения переключения - это навсегда изменить имя языкового файла cookie (установленное параметром LANGUAGE_COOKIE_NAME) и добавить промежуточное ПО для копирования значения из старого файла cookie в новый файл cookie, а затем удалить старый файл cookie.</text:p>
          <text:p text:style-name="P8"/>
          <text:h text:style-name="P5" text:outline-level="3"><text:bookmark text:name="LANGUAGE_COOKIE_NAME_1345"/>LANGUAGE_COOKIE_NAME</text:h>
          <text:p text:style-name="P14">По умолчанию: «django_language»</text:p>
          <text:p text:style-name="P14">Имя файла cookie, используемого для языкового файла cookie. Это может быть что угодно (если у него другое имя, чем у других файлов cookie в вашем приложении). См. «Интернационализация и локализация».</text:p>
          <text:p text:style-name="P8"/>
          <text:h text:style-name="P5" text:outline-level="3"><text:bookmark text:name="LANGUAGE_COOKIE_PATH_1353"/>LANGUAGE_COOKIE_PATH</text:h>
          <text:p text:style-name="P14">По умолчанию: '/'</text:p>
          <text:p text:style-name="P14">Путь, установленный для языкового файла cookie. Он должен совпадать с URL-путем установки Django или быть родительским путем этого пути.</text:p>
          <text:p text:style-name="P14">Это полезно, если вы запускаете несколько экземпляров Django под одним именем хоста. Они могут использовать разные пути файлов cookie, и каждый экземпляр может видеть файлы cookie только своего языка.</text:p>
          <text:p text:style-name="P14">Будьте осторожны при обновлении этого параметра на рабочем сайте. Если вы обновите этот параметр, чтобы использовать более глубокий путь, чем использовался ранее, существующие файлы cookie пользователя со старым путем не будут обновлены. Пока эти файлы cookie сохраняются, пользователи сайта не могут переключать языки. Единственный безопасный и надежный вариант выполнения переключения - это навсегда изменить имя языкового файла cookie (установленное параметром LANGUAGE_COOKIE_NAME) и добавить промежуточное программное обеспечение, которое копирует значение из старого файла cookie в новый файл cookie, а затем удалить файл cookie.</text:p>
          <text:p text:style-name="P8"><text:soft-page-break/></text:p>
          <text:h text:style-name="P5" text:outline-level="3"><text:bookmark text:name="LANGUAGES_1365"/>LANGUAGES</text:h>
          <text:p text:style-name="P14">Значение по умолчанию: список всех доступных языков. Этот список постоянно расширяется, и включенные в него экземпляры неизбежно устареют. Вы можете просмотреть текущий список языков перевода, просмотрев django / conf / global_settings.py (или просмотрев онлайн-источники).</text:p>
          <text:p text:style-name="P14">Формат списка - двухкортежный (код языка списка), например. Это указывает, какие языки доступны для выбора языка. См. «Интернационализация и локализация». название языка («ja», «японский»)</text:p>
          <text:p text:style-name="P14">Как правило, значения по умолчанию должно быть достаточно. Если вы хотите ограничить выбор языка подмножеством языков, предоставляемых Django, установите только этот параметр.</text:p>
          <text:p text:style-name="P14">Если вы определяете пользовательскую настройку LANGUAGES, вы можете использовать функцию gettext_lazy (), чтобы пометить имя языка как строку перевода.</text:p>
          <text:p text:style-name="P14">Это пример файла настроек:</text:p>
          <text:p text:style-name="P9"><text:span text:style-name="Source_20_Text"><text:span text:style-name="T7">from</text:span></text:span><text:span text:style-name="Source_20_Text"><text:span text:style-name="T3"> django</text:span></text:span><text:span text:style-name="Source_20_Text"><text:span text:style-name="T6">.</text:span></text:span><text:span text:style-name="Source_20_Text"><text:span text:style-name="T3">utils</text:span></text:span><text:span text:style-name="Source_20_Text"><text:span text:style-name="T6">.</text:span></text:span><text:span text:style-name="Source_20_Text"><text:span text:style-name="T3">translation </text:span></text:span><text:span text:style-name="Source_20_Text"><text:span text:style-name="T7">import</text:span></text:span><text:span text:style-name="Source_20_Text"><text:span text:style-name="T3"> gettext_lazy </text:span></text:span><text:span text:style-name="Source_20_Text"><text:span text:style-name="T7">as</text:span></text:span><text:span text:style-name="Source_20_Text"><text:span text:style-name="T3"> _</text:span></text:span></text:p>
          <text:p text:style-name="P10"/>
          <text:p text:style-name="P10"><text:span text:style-name="Source_20_Text"><text:span text:style-name="T3">LANGUAG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span text:style-name="Source_20_Text"><text:span text:style-name="T5">'de'</text:span></text:span><text:span text:style-name="Source_20_Text"><text:span text:style-name="T6">,</text:span></text:span><text:span text:style-name="Source_20_Text"><text:span text:style-name="T3"> _</text:span></text:span><text:span text:style-name="Source_20_Text"><text:span text:style-name="T6">(</text:span></text:span><text:span text:style-name="Source_20_Text"><text:span text:style-name="T5">'German'</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span text:style-name="Source_20_Text"><text:span text:style-name="T5">'en'</text:span></text:span><text:span text:style-name="Source_20_Text"><text:span text:style-name="T6">,</text:span></text:span><text:span text:style-name="Source_20_Text"><text:span text:style-name="T3"> _</text:span></text:span><text:span text:style-name="Source_20_Text"><text:span text:style-name="T6">(</text:span></text:span><text:span text:style-name="Source_20_Text"><text:span text:style-name="T5">'English'</text:span></text:span><text:span text:style-name="Source_20_Text"><text:span text:style-name="T6">)),</text:span></text:span></text:p>
          <text:p text:style-name="P10"><text:span text:style-name="Source_20_Text"><text:span text:style-name="T6">]</text:span></text:span></text:p>
          <text:p text:style-name="P11">123456</text:p>
          <text:p text:style-name="P8"/>
          <text:h text:style-name="P5" text:outline-level="3"><text:bookmark text:name="LOCALE_PATHS_1388"/><text:soft-page-break/>LOCALE_PATHS</text:h>
          <text:p text:style-name="P14">Значение по умолчанию: ([] список)</text:p>
          <text:p text:style-name="P14">Django ищет список каталогов с переведенными файлами. Посмотрите, как Django находит переводы.</text:p>
          <text:p text:style-name="P14">пример:</text:p>
          <text:p text:style-name="P9"><text:span text:style-name="Source_20_Text"><text:span text:style-name="T3">LOCALE_PATH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home/www/project/common_files/locale'</text:span></text:span><text:span text:style-name="Source_20_Text"><text:span text:style-name="T6">,</text:span></text:span></text:p>
          <text:p text:style-name="P10"><text:span text:style-name="Source_20_Text"><text:span text:style-name="T4"><text:s text:c="4"/></text:span></text:span><text:span text:style-name="Source_20_Text"><text:span text:style-name="T5">'/var/local/translations/locale'</text:span></text:span><text:span text:style-name="Source_20_Text"><text:span text:style-name="T6">,</text:span></text:span></text:p>
          <text:p text:style-name="P10"><text:span text:style-name="Source_20_Text"><text:span text:style-name="T6">]</text:span></text:span></text:p>
          <text:p text:style-name="P11">1234</text:p>
          <text:p text:style-name="P14">Django будет искать каталог &lt;locale_code&gt; / LC_MESSAGES на каждом пути, который содержит фактические преобразованные файлы.</text:p>
          <text:p text:style-name="P8"/>
          <text:h text:style-name="P5" text:outline-level="3"><text:bookmark text:name="LOGGING_1407"/>LOGGING</text:h>
          <text:p text:style-name="P14">Значение по умолчанию: словарь конфигурации журнала.</text:p>
          <text:p text:style-name="P14">Структура данных, содержащая информацию о конфигурации. Содержимое этой структуры данных будет передано в качестве параметра методу конфигурации, описанному в LOGGING_CONFIG.</text:p>
          <text:p text:style-name="P14">Кроме того, если на этапе настройки ведения журнала по умолчанию обработчик журнала ошибок сервера HTTP 500 DEBUG имеет значение False. См. Также журнал конфигурации.</text:p>
          <text:p text:style-name="P14">Вы можете просмотреть конфигурацию ведения журнала по умолчанию, просмотрев django / utils / log.py (или просмотрев онлайн-источник).</text:p>
          <text:p text:style-name="P8"/>
          <text:h text:style-name="P5" text:outline-level="3"><text:bookmark text:name="LOGGING_CONFIG_1419"/><text:soft-page-break/>LOGGING_CONFIG</text:h>
          <text:p text:style-name="P14">По умолчанию: «logging.config.dictConfig».</text:p>
          <text:p text:style-name="P14">Вызываемый путь, используемый для настройки ведения журнала в проекте Django. По умолчанию он указывает на экземпляр метода конфигурации Python dictConfig.</text:p>
          <text:p text:style-name="P14">Если для LOGGING_CONFIG задано значение «Нет», процесс настройки журналирования будет пропущен.</text:p>
          <text:p text:style-name="P8"/>
          <text:h text:style-name="P5" text:outline-level="3"><text:bookmark text:name="MANAGERS_1429"/>MANAGERS</text:h>
          <text:p text:style-name="P14">Значение по умолчанию: ([] список)</text:p>
          <text:p text:style-name="P14">Список с тем же форматом, что и ADMINS, в котором указано, кто должен получать уведомления о неработающих ссылках при включении BrokenLinkEmailsMiddleware.</text:p>
          <text:p text:style-name="P8"/>
          <text:h text:style-name="P5" text:outline-level="3"><text:bookmark text:name="MEDIA_ROOT_1437"/>MEDIA_ROOT</text:h>
          <text:p text:style-name="P14">Значение по умолчанию: ('' Пустая строка)</text:p>
          <text:p text:style-name="P14">Абсолютный путь файловой системы к каталогу, в котором сохраняются файлы, загружаемые пользователями.</text:p>
          <text:p text:style-name="P14">Пример: "/var/www/example.com/media/"</text:p>
          <text:p text:style-name="P14">См. Также MEDIA_URL.</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MEDIA_ROOT и STATIC_ROOT должны иметь разные значения. До введения STATIC_ROOT на MEDIA_ROOT обычно полагались или выполнялся откат для предоставления статических файлов; однако, поскольку это вызовет серьезные риски безопасности, для предотвращения этого требуются проверки.</text:span></text:span></text:p>
          <text:p text:style-name="P11"><text:soft-page-break/>123</text:p>
          <text:p text:style-name="P8"/>
          <text:h text:style-name="P5" text:outline-level="3"><text:bookmark text:name="MEDIA_URL_1455"/>MEDIA_URL</text:h>
          <text:p text:style-name="P14">Значение по умолчанию: ('' Пустая строка)</text:p>
          <text:p text:style-name="P14">Обработка URL-адреса MEDIA_ROOT предоставленного из него носителя, используемого для управления сохраненными файлами. Если установлено непустое значение, оно должно заканчиваться косой чертой. Эти файлы необходимо настроить для использования в средах разработки и производства.</text:p>
          <text:p text:style-name="P14">Если вы хотите использовать свой шаблон, добавьте опцию в. {{MEDIA_URL}} ‘django.template.context_processors.media’’context_processors’TEMPLATES</text:p>
          <text:p text:style-name="P15"><text:span text:style-name="T8">пример: "</text:span><text:a xlink:type="simple" xlink:href="http://media.example.com/" office:target-frame-name="_blank" xlink:show="new" text:style-name="Internet_20_link" text:visited-style-name="Visited_20_Internet_20_Link"><text:span text:style-name="T2">http://media.example.com/</text:span></text:a><text:span text:style-name="T8">”</text:span></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Если вы принимаете загрузки от ненадежных пользователей, возникает угроза безопасности! Подробные сведения об устранении рисков см. В разделе о пользовательских загрузках в руководстве по безопасности.</text:span></text:span></text:p>
          <text:p text:style-name="P11">123</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MEDIA_URL и STATIC_URL должны иметь разные значения. Для получения дополнительной информации о MEDIA_ROOT см.</text:span></text:span></text:p>
          <text:p text:style-name="P11">123</text:p>
          <text:p text:style-name="P8"/>
          <text:h text:style-name="P5" text:outline-level="3"><text:bookmark text:name="MIDDLEWARE_1480"/><text:soft-page-break/>MIDDLEWARE</text:h>
          <text:p text:style-name="P14">По умолчанию: Нет</text:p>
          <text:p text:style-name="P14">Список используемого промежуточного программного обеспечения. См. Промежуточное ПО.</text:p>
          <text:p text:style-name="P8"/>
          <text:h text:style-name="P5" text:outline-level="3"><text:bookmark text:name="MIGRATION_MODULES_1488"/>MIGRATION_MODULES</text:h>
          <text:p text:style-name="P14">Значение по умолчанию: ({} пустой словарь)</text:p>
          <text:p text:style-name="P14">Словарь, в котором указаны пакеты, в которых можно найти модули миграции для каждого приложения. Значение этого параметра по умолчанию - пустой словарь, но имя пакета по умолчанию для модуля миграции - migrations.</text:p>
          <text:p text:style-name="P14">пример:</text:p>
          <text:p text:style-name="P9"><text:span text:style-name="Source_20_Text"><text:span text:style-name="T6">{</text:span></text:span><text:span text:style-name="Source_20_Text"><text:span text:style-name="T5">'blog'</text:span></text:span><text:span text:style-name="Source_20_Text"><text:span text:style-name="T6">:</text:span></text:span><text:span text:style-name="Source_20_Text"><text:span text:style-name="T3"> </text:span></text:span><text:span text:style-name="Source_20_Text"><text:span text:style-name="T5">'blog.db_migrations'</text:span></text:span><text:span text:style-name="Source_20_Text"><text:span text:style-name="T6">}</text:span></text:span></text:p>
          <text:p text:style-name="P11">1</text:p>
          <text:p text:style-name="P14">В этом случае миграции, связанные с приложением блога, будут включены в пакет blog.db_migrations.</text:p>
          <text:p text:style-name="P14">Если вы укажете параметр app_label, makemigrations автоматически создаст пакет (если он еще не существует).</text:p>
          <text:p text:style-name="P14">Когда вы указываете None в качестве значения приложения, Django рассматривает приложение как приложение, которое не требует миграции, независимо от существующих подмодулей миграции. Например, это можно использовать в файле настройки теста, чтобы пропустить миграцию во время тестирования (таблица все равно будет создана для модели приложения). Если вы используете эту опцию в общих настройках проекта, не забудьте использовать эту опцию, если вы хотите создать таблицу для приложения. перенести --run-syncdb</text:p>
          <text:p text:style-name="P8"/>
          <text:h text:style-name="P5" text:outline-level="3"><text:bookmark text:name="MONTH_DAY_FORMAT_1508"/><text:soft-page-break/>MONTH_DAY_FORMAT</text:h>
          <text:p text:style-name="P14">По умолчанию: «F j»</text:p>
          <text:p text:style-name="P14">В случае отображения только месяца и даты, формат по умолчанию, используемый администратором Django для изменения поля даты на странице списка, и формат по умолчанию, который может использоваться другими частями системы.</text:p>
          <text:p text:style-name="P14">Например, при фильтрации страницы списка изменений администратора Django по датам в заголовке заданной даты отображаются дата и месяц. Разные языковые среды имеют разные форматы. Например, в американском английском написано «1 января», а в испанском - «1 Enero».</text:p>
          <text:p text:style-name="P14">Обратите внимание, что если для USE_L10N задано значение True, соответствующий формат локали имеет более высокий приоритет и будет применяться.</text:p>
          <text:p text:style-name="P14">видеть. См. Также ,, и. допустимые строки формата датыDATE_FORMATDATETIME_FORMATTIME_FORMATYEAR_MONTH_FORMAT</text:p>
          <text:p text:style-name="P8"/>
          <text:h text:style-name="P5" text:outline-level="3"><text:bookmark text:name="NUMBER_GROUPING_1522"/>NUMBER_GROUPING</text:h>
          <text:p text:style-name="P14">По умолчанию: 0</text:p>
          <text:p text:style-name="P14">Количество цифр, объединенных в целую часть числа.</text:p>
          <text:p text:style-name="P14">Обычно используется для отображения разделителя тысяч. Если установлено значение 0, к номеру не применяется группировка. Если этот параметр больше 0, THOUSAND_SEPARATOR будет использоваться в качестве разделителя между этими группами.</text:p>
          <text:p text:style-name="P14">Некоторые языковые стандарты используют неравномерную группировку номеров, например 10,00,00,000 в en_IN. В этом случае вы можете предоставить последовательность, содержащую количество применяемых размеров групп цифр. Первое число определяет размер группы до десятичного разделителя, а каждое число после него определяет размер <text:soft-page-break/>предыдущей группы. Если последовательность заканчивается на -1, дальнейшая группировка не выполняется. Если последовательность заканчивается на 0, размер последней группы используется для остатка числа.</text:p>
          <text:p text:style-name="P14">Пример кортежа en_IN:</text:p>
          <text:p text:style-name="P9"><text:span text:style-name="Source_20_Text"><text:span text:style-name="T3">NUMBER_GROUPING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12">3</text:span></text:span><text:span text:style-name="Source_20_Text"><text:span text:style-name="T6">,</text:span></text:span><text:span text:style-name="Source_20_Text"><text:span text:style-name="T3"> </text:span></text:span><text:span text:style-name="Source_20_Text"><text:span text:style-name="T12">2</text:span></text:span><text:span text:style-name="Source_20_Text"><text:span text:style-name="T6">,</text:span></text:span><text:span text:style-name="Source_20_Text"><text:span text:style-name="T3"> </text:span></text:span><text:span text:style-name="Source_20_Text"><text:span text:style-name="T12">0</text:span></text:span><text:span text:style-name="Source_20_Text"><text:span text:style-name="T6">)</text:span></text:span></text:p>
          <text:p text:style-name="P11">1</text:p>
          <text:p text:style-name="P14">Обратите внимание, что если для USE_L10N задано значение True, формат, указанный в локали, имеет более высокий приоритет и будет применяться вместо него.</text:p>
          <text:p text:style-name="P14">См. Также DECIMAL_SEPARATOR, THOUSAND_SEPARATOR и USE_THOUSAND_SEPARATOR.</text:p>
          <text:p text:style-name="P9"><text:span text:style-name="Source_20_Text"><text:span text:style-name="T3">Изменения в Django 1.11:</text:span></text:span></text:p>
          <text:p text:style-name="P10"><text:span text:style-name="Source_20_Text"><text:span text:style-name="T4"><text:s/></text:span></text:span><text:span text:style-name="Source_20_Text"><text:span text:style-name="T3">Добавлена ​​поддержка неравномерного цифрового группирования.</text:span></text:span></text:p>
          <text:p text:style-name="P11">12</text:p>
          <text:p text:style-name="P8"/>
          <text:h text:style-name="P5" text:outline-level="3"><text:bookmark text:name="PREPEND_WWW_1549"/>PREPEND_WWW</text:h>
          <text:p text:style-name="P14">По умолчанию: False</text:p>
          <text:p text:style-name="P14">Следует ли предварительно добавлять субдомен www. В URL без него. Используется только при установленном CommonMiddleware (см. Middleware). См. Также APPEND_SLASH.</text:p>
          <text:p text:style-name="P8"/>
          <text:h text:style-name="P5" text:outline-level="3"><text:bookmark text:name="ROOT_URLCONF_1557"/>ROOT_URLCONF</text:h>
          <text:p text:style-name="P14">Значение по умолчанию: undefined</text:p>
          <text:p text:style-name="P14"><text:soft-page-break/>Строка, представляющая полный путь импорта Python корневого URLconf. Например: «mydjangoapps.urls». Вы можете установить атрибуты входящего объекта HttpRequest через urlconf, чтобы переопределить их для каждого запроса. Подробнее см. Как Django обрабатывает запрос.</text:p>
          <text:p text:style-name="P8"/>
          <text:h text:style-name="P5" text:outline-level="3"><text:bookmark text:name="SECRET_KEY_1565"/>SECRET_KEY</text:h>
          <text:p text:style-name="P14">Значение по умолчанию: ('' Пустая строка)</text:p>
          <text:p text:style-name="P14">Ключ для конкретной установки Django. Он используется для предоставления криптографической подписи и должен иметь уникальное, непредсказуемое значение.</text:p>
          <text:p text:style-name="P14">django-admin startproject автоматически SECRET_KEY добавляет случайно сгенерированный контент для каждого нового проекта.</text:p>
          <text:p text:style-name="P14">Использование ключа не должно предполагать, что это текст или байты. Каждое использование должно быть преобразовано в требуемый тип с помощью force_text () или force_bytes ().</text:p>
          <text:p text:style-name="P14">Если SECRET_KEY не установлен, Django откажется запускаться.</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Держите это значение в секрете.</text:span></text:span></text:p>
          <text:p text:style-name="P10"/>
          <text:p text:style-name="P10"><text:span text:style-name="Source_20_Text"><text:span text:style-name="T4"><text:s/></text:span></text:span><text:span text:style-name="Source_20_Text"><text:span text:style-name="T3">Запуск Django известным способом SECRET_KEY подорвет многие средства защиты Django и может привести к эскалации привилегий и уязвимостям удаленного выполнения кода.</text:span></text:span></text:p>
          <text:p text:style-name="P11">12345</text:p>
          <text:p text:style-name="P14">Ключ используется для:</text:p>
          <text:list xml:id="list319285730" text:style-name="L9">
            <text:list-item>
              <text:p text:style-name="P29"><text:soft-page-break/>Если вы используете любой другой бэкэнд сеанса или сеанс по умолчанию, это все сеансы. django.contrib.sessions.backends.cacheget_session_auth_hash ()</text:p>
            </text:list-item>
            <text:list-item>
              <text:p text:style-name="P29">Все сообщения, если вы используете CookieStorage или FallbackStorage.</text:p>
            </text:list-item>
            <text:list-item>
              <text:p text:style-name="P29">Все токены PasswordResetView.</text:p>
            </text:list-item>
            <text:list-item>
              <text:p text:style-name="P29">Если не указан другой ключ, используется криптографическая подпись.</text:p>
            </text:list-item>
          </text:list>
          <text:p text:style-name="P14">Если вы повернете ключ, все приведенное выше содержимое станет недействительным. Ключи не используются для паролей пользователей, и ротация ключей не повлияет на них.</text:p>
          <text:p text:style-name="P9"><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Файл по умолчанию, созданный settings.py, создан специально для удобства. django-admin startprojectSECRET_KEY</text:span></text:span></text:p>
          <text:p text:style-name="P11">123</text:p>
          <text:p text:style-name="P8"/>
          <text:h text:style-name="P5" text:outline-level="3"><text:bookmark text:name="SECURE_BROWSER_XSS_FILTER_1602"/>SECURE_BROWSER_XSS_FILTER</text:h>
          <text:p text:style-name="P14">По умолчанию: False</text:p>
          <text:p text:style-name="P14">Если True, SecurityMiddleware устанавливает заголовок X-XSS-Protection: 1; mode = block для всех ответов, которые его еще не имеют.</text:p>
          <text:p text:style-name="P8"/>
          <text:h text:style-name="P5" text:outline-level="3"><text:bookmark text:name="SECURE_CONTENT_TYPE_NOSNIFF_1610"/>SECURE_CONTENT_TYPE_NOSNIFF</text:h>
          <text:p text:style-name="P14">По умолчанию: False</text:p>
          <text:p text:style-name="P14">Если True, SecurityMiddleware устанавливает заголовок X-Content-Type-Options: nosniff для всех ответов, которые его еще не имеют.</text:p>
          <text:p text:style-name="P8"/>
          <text:h text:style-name="P5" text:outline-level="3"><text:bookmark text:name="SECURE_HSTS_INCLUDE_SUBDOMAINS_1618"/><text:soft-page-break/>SECURE_HSTS_INCLUDE_SUBDOMAINS</text:h>
          <text:p text:style-name="P14">По умолчанию: False</text:p>
          <text:p text:style-name="P14">Если True, добавьте includeSubDomains в заголовок HTTP Strict Transport Security с помощью инструкции SecurityMiddleware. Если для SECURE_HSTS_SECONDS не установлено ненулевое значение, это недопустимо.</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Неправильная установка может безвозвратно (для значения SECURE_HSTS_SECONDS) уничтожить ваш сайт. Сначала прочтите документ HTTP Strict Transport Security.</text:span></text:span></text:p>
          <text:p text:style-name="P11">123</text:p>
          <text:p text:style-name="P8"/>
          <text:h text:style-name="P5" text:outline-level="3"><text:bookmark text:name="SECURE_HSTS_PRELOAD_1632"/>SECURE_HSTS_PRELOAD</text:h>
          <text:p text:style-name="P9"><text:span text:style-name="Source_20_Text"><text:span text:style-name="T3">Новые возможности Django 1.11.</text:span></text:span></text:p>
          <text:p text:style-name="P11">1</text:p>
          <text:p text:style-name="P14">По умолчанию: False</text:p>
          <text:p text:style-name="P14">Если True, добавьте предварительную загрузку в заголовок HTTP Strict Transport Security в инструкции SecurityMiddleware. Если для SECURE_HSTS_SECONDS не установлено ненулевое значение, это недопустимо.</text:p>
          <text:p text:style-name="P8"/>
          <text:h text:style-name="P5" text:outline-level="3"><text:bookmark text:name="SECURE_HSTS_SECONDS_1644"/>SECURE_HSTS_SECONDS</text:h>
          <text:p text:style-name="P14">По умолчанию: 0</text:p>
          <text:p text:style-name="P14"><text:soft-page-break/>Если установлено ненулевое целочисленное значение, SecurityMiddleware устанавливает заголовок HTTP Strict Transport Security для всех ответов, которые его еще не имеют.</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Неправильная установка может нанести непоправимый ущерб вашему сайту (на время). Сначала прочтите документ HTTP Strict Transport Security.</text:span></text:span></text:p>
          <text:p text:style-name="P11">123</text:p>
          <text:p text:style-name="P8"/>
          <text:h text:style-name="P5" text:outline-level="3"><text:bookmark text:name="SECURE_PROXY_SSL_HEADER_1658"/>SECURE_PROXY_SSL_HEADER</text:h>
          <text:p text:style-name="P14">По умолчанию: Нет</text:p>
          <text:p text:style-name="P14">Кортеж, указывающий, что комбинация HTTP-заголовка и значения запроса является безопасной. Это может управлять поведением метода is_secure () объекта запроса.</text:p>
          <text:p text:style-name="P14">Это требует некоторых пояснений. По умолчанию is_secure () может определить, является ли запрос безопасным, проверив, использует ли запрошенный URL-адрес «https: //». Это важно для защиты CSRF Django и может использоваться вашим собственным кодом или сторонними приложениями.</text:p>
          <text:p text:style-name="P14">Однако, если ваше приложение Django находится за прокси, прокси может «проглотить» запрос как HTTPS, используя не-HTTPS соединение между прокси и Django. В этом случае is_secure () всегда будет возвращать False даже для запросов, сделанных конечным пользователем через HTTPS.</text:p>
          <text:p text:style-name="P14">В этом случае вам необходимо настроить прокси-сервер для установки пользовательского HTTP-заголовка, чтобы сообщить Django, поступает ли запрос через HTTPS, и вам нужно установить SECURE_PROXY_SSL_HEADER, чтобы Django знал, какой заголовок искать.</text:p>
          <text:p text:style-name="P14"><text:soft-page-break/>Вам нужно настроить кортеж из двух элементов - имени заголовка, который вы хотите найти, и желаемого значения. Например:</text:p>
          <text:p text:style-name="P9"><text:span text:style-name="Source_20_Text"><text:span text:style-name="T3">SECURE_PROXY_SSL_HEADER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5">'HTTP_X_FORWARDED_PROTO'</text:span></text:span><text:span text:style-name="Source_20_Text"><text:span text:style-name="T6">,</text:span></text:span><text:span text:style-name="Source_20_Text"><text:span text:style-name="T3"> </text:span></text:span><text:span text:style-name="Source_20_Text"><text:span text:style-name="T5">'https'</text:span></text:span><text:span text:style-name="Source_20_Text"><text:span text:style-name="T6">)</text:span></text:span></text:p>
          <text:p text:style-name="P11">1</text:p>
          <text:p text:style-name="P14">Здесь мы сообщаем Django, что доверяем X-Forwarded-Proto, из заголовка нашего прокси, и пока его значение равно «HTTPS», запрос гарантированно будет безопасным (т. Е. Изначально он был передан через HTTPS). Очевидно, что если вы управляете прокси-сервером или имеете другие гарантии, что он устанавливает / удаляет этот заголовок соответствующим образом, вам следует установить только этот параметр.</text:p>
          <text:p text:style-name="P14">Обратите внимание, что заголовок должен быть в request.META-формате, в котором используются все заглавные буквы, и может быть в HTTP_. (Помните, что Django автоматически добавит'HTTP_ 'в начало запроса имени x-header.META перед тем, как сделать заголовок доступным.)</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Если вы настроите его, не зная, что делаете, это может открыть брешь в безопасности на вашем сайте. Если вы не должны устанавливать его, когда должны. серьезно.</text:span></text:span></text:p>
          <text:p text:style-name="P10"/>
          <text:p text:style-name="P10"><text:span text:style-name="Source_20_Text"><text:span text:style-name="T4"><text:s/></text:span></text:span><text:span text:style-name="Source_20_Text"><text:span text:style-name="T3">Перед настройкой убедитесь, что выполняются все следующие условия (принимая значения в примере выше):</text:span></text:span></text:p>
          <text:p text:style-name="P10"/>
          <text:p text:style-name="P10"><text:span text:style-name="Source_20_Text"><text:span text:style-name="T4"><text:s/></text:span></text:span><text:span text:style-name="Source_20_Text"><text:span text:style-name="T3">Ваше приложение Django поддерживает прокси.</text:span></text:span></text:p>
          <text:p text:style-name="P10"><text:soft-page-break/><text:span text:style-name="Source_20_Text"><text:span text:style-name="T4"><text:s/></text:span></text:span><text:span text:style-name="Source_20_Text"><text:span text:style-name="T3">Ваш прокси-сервер X-Forwarded-Proto удалит заголовки из всех входящих запросов. Другими словами, если конечный пользователь включает заголовок в свой запрос, прокси отбрасывает заголовок.</text:span></text:span></text:p>
          <text:p text:style-name="P10"><text:span text:style-name="Source_20_Text"><text:span text:style-name="T4"><text:s/></text:span></text:span><text:span text:style-name="Source_20_Text"><text:span text:style-name="T3">Ваш прокси устанавливает заголовок X-Forwarded-Proto и отправляет его в Django, но только для запросов, которые изначально поступали через HTTPS.</text:span></text:span></text:p>
          <text:p text:style-name="P10"><text:span text:style-name="Source_20_Text"><text:span text:style-name="T4"><text:s/></text:span></text:span><text:span text:style-name="Source_20_Text"><text:span text:style-name="T3">Если что-либо из этого неверно, вам следует установить для этого параметра значение Нет и найти другой способ определения HTTPS, возможно, с помощью специального промежуточного программного обеспечения.</text:span></text:span></text:p>
          <text:p text:style-name="P11">12345678910</text:p>
          <text:p text:style-name="P8"/>
          <text:h text:style-name="P5" text:outline-level="3"><text:bookmark text:name="SECURE_REDIRECT_EXEMPT_1695"/>SECURE_REDIRECT_EXEMPT</text:h>
          <text:p text:style-name="P14">Значение по умолчанию: ([] список)</text:p>
          <text:p text:style-name="P14">Если URL-путь совпадает с регулярным выражением в этом списке, запрос не будет перенаправлен на HTTPS. Если SECURE_SSL_REDIRECT имеет значение False, этот параметр недействителен.</text:p>
          <text:p text:style-name="P8"/>
          <text:h text:style-name="P5" text:outline-level="3"><text:bookmark text:name="SECURE_SSL_HOST_1703"/>SECURE_SSL_HOST</text:h>
          <text:p text:style-name="P14">По умолчанию: Нет</text:p>
          <text:p text:style-name="P15"><text:span text:style-name="T8">Если это строка (</text:span><text:a xlink:type="simple" xlink:href="http://xn--secure-9v9ii49d.example.com/" office:target-frame-name="_blank" xlink:show="new" text:style-name="Internet_20_link" text:visited-style-name="Visited_20_Internet_20_Link"><text:span text:style-name="T2">Например secure.example.com</text:span></text:a><text:span text:style-name="T8">), все перенаправления SSL будут направлены на этот хост вместо первоначально запрошенного хоста (</text:span><text:a xlink:type="simple" xlink:href="http://xn--www-uc0ep96b.example.com/" office:target-frame-name="_blank" xlink:show="new" text:style-name="Internet_20_link" text:visited-style-name="Visited_20_Internet_20_Link"><text:span text:style-name="T2">Например, www.example.com</text:span></text:a><text:span text:style-name="T8">). Если SECURE_SSL_REDIRECT имеет значение False, этот параметр недействителен.</text:span></text:p>
          <text:p text:style-name="P8"/>
          <text:h text:style-name="P5" text:outline-level="3"><text:bookmark text:name="SECURE_SSL_REDIRECT_1711"/>SECURE_SSL_REDIRECT</text:h>
          <text:p text:style-name="P14">По умолчанию: False</text:p>
          <text:p text:style-name="P14">Если True, перенаправить все запросы, отличные от HTTPS, на HTTPS (кроме URL-адресов, соответствующих регулярным выражениям). БезопасностьСреднее ПО SECURE_REDIRECT_EXEMPT</text:p>
          <text:p text:style-name="P9"><text:soft-page-break/><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Если преобразование его в True приводит к бесконечным перенаправлениям, это может означать, что ваш сайт работает через прокси и невозможно определить, какие запросы безопасны, а какие нет. Ваш прокси-сервер может установить заголовок для обозначения безопасного запроса; вы можете исправить проблему, выяснив, что такое заголовок, и соответствующим образом настроив параметр SECURE_PROXY_SSL_HEADER.</text:span></text:span></text:p>
          <text:p text:style-name="P11">123</text:p>
          <text:p text:style-name="P8"/>
          <text:h text:style-name="P5" text:outline-level="3"><text:bookmark text:name="SERIALIZATION_MODULES_1725"/>SERIALIZATION_MODULES</text:h>
          <text:p text:style-name="P14">Значение по умолчанию: undefined</text:p>
          <text:p text:style-name="P14">Словарь модуля, содержащий определения сериализатора (предоставленные в строковой форме), с ключом из строкового идентификатора типа сериализации. Например, чтобы определить сериализатор YAML, используйте:</text:p>
          <text:p text:style-name="P9"><text:span text:style-name="Source_20_Text"><text:span text:style-name="T3">SERIALIZATION_MODULES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5">'yaml'</text:span></text:span><text:span text:style-name="Source_20_Text"><text:span text:style-name="T6">:</text:span></text:span><text:span text:style-name="Source_20_Text"><text:span text:style-name="T3"> </text:span></text:span><text:span text:style-name="Source_20_Text"><text:span text:style-name="T5">'path.to.yaml_serializer'</text:span></text:span><text:span text:style-name="Source_20_Text"><text:span text:style-name="T6">}</text:span></text:span></text:p>
          <text:p text:style-name="P11">1</text:p>
          <text:p text:style-name="P8"/>
          <text:h text:style-name="P5" text:outline-level="3"><text:bookmark text:name="SERVER_EMAIL_1737"/>SERVER_EMAIL</text:h>
          <text:p text:style-name="P14">По умолчанию: «root @ localhost»</text:p>
          <text:p text:style-name="P14">Адрес электронной почты, с которого пришло сообщение об ошибке, например сообщение MANAGERS, отправленное ADMINS и.</text:p>
          <text:p text:style-name="P9"><text:span text:style-name="Source_20_Text"><text:span text:style-name="T3">Почему мое электронное письмо отправлено с другого адреса? <text:s/></text:span></text:span></text:p>
          <text:p text:style-name="P10"><text:span text:style-name="Source_20_Text"><text:span text:style-name="T4"><text:s/></text:span></text:span><text:span text:style-name="Source_20_Text"><text:span text:style-name="T3">Этот адрес используется только для сообщений об ошибках. Это не из адреса send_mail () с периодическим электронным письмом; для этого см. DEFAULT_FROM_EMAIL.</text:span></text:span></text:p>
          <text:p text:style-name="P11"><text:soft-page-break/>12</text:p>
          <text:p text:style-name="P8"/>
          <text:h text:style-name="P5" text:outline-level="3"><text:bookmark text:name="SHORT_DATE_FORMAT_1750"/>SHORT_DATE_FORMAT</text:h>
          <text:p text:style-name="P14">Значение по умолчанию: ('m / d / Y', например, 31.12.2003)</text:p>
          <text:p text:style-name="P14">Формат, который можно использовать для отображения полей даты в шаблоне. Обратите внимание, что если для USE_L10N задано значение True, соответствующий формат локали имеет более высокий приоритет и будет применяться. видеть. допустимые строки формата даты</text:p>
          <text:p text:style-name="P14">См. Также DATE_FORMAT и SHORT_DATETIME_FORMAT.</text:p>
          <text:p text:style-name="P8"/>
          <text:h text:style-name="P5" text:outline-level="3"><text:bookmark text:name="SHORT_DATETIME_FORMAT_1760"/>SHORT_DATETIME_FORMAT</text:h>
          <text:p text:style-name="P14">Значение по умолчанию: (например) 'm / d / Y P’12 / 31/2003 16:00</text:p>
          <text:p text:style-name="P14">Доступные форматы можно использовать для отображения полей даты и времени в шаблоне. Обратите внимание, что если для USE_L10N задано значение True, соответствующий формат локали имеет более высокий приоритет и будет применяться. видеть. допустимые строки формата даты</text:p>
          <text:p text:style-name="P14">См. Также DATE_FORMAT и SHORT_DATE_FORMAT.</text:p>
          <text:p text:style-name="P8"/>
          <text:h text:style-name="P5" text:outline-level="3"><text:bookmark text:name="SIGNING_BACKEND_1770"/>SIGNING_BACKEND</text:h>
          <text:p text:style-name="P14">По умолчанию: «django.core.signing.TimestampSigner».</text:p>
          <text:p text:style-name="P14">Бэкэнд используется для подписи файлов cookie и других данных.</text:p>
          <text:p text:style-name="P14">См. Также документы с криптографической подписью.</text:p>
          <text:p text:style-name="P8"/>
          <text:h text:style-name="P5" text:outline-level="3"><text:bookmark text:name="SILENCED_SYSTEM_CHECKS_1780"/>SILENCED_SYSTEM_CHECKS</text:h>
          <text:p text:style-name="P14">Значение по умолчанию: ([] список)</text:p>
          <text:p text:style-name="P14"><text:soft-page-break/>Платформа проверки системы (например, ["models.W001"]) - список идентификаторов сообщений, которые вы хотите постоянно подтверждать и игнорировать. Тихие проверки не выводятся на консоль.</text:p>
          <text:p text:style-name="P14">См. Также документацию по структуре проверки системы.</text:p>
          <text:p text:style-name="P8"/>
          <text:h text:style-name="P5" text:outline-level="3"><text:bookmark text:name="TEMPLATES_1790"/>TEMPLATES</text:h>
          <text:p text:style-name="P14">Значение по умолчанию: ([] список)</text:p>
          <text:p text:style-name="P14">Содержит список настроек для всех шаблонизаторов, используемых с Django. Каждый элемент в списке представляет собой словарь, содержащий одну опцию двигателя.</text:p>
          <text:p text:style-name="P14">Это простая настройка, которая сообщает шаблонизатору Django загружать шаблоны из подкаталогов шаблонов в каждом установленном приложении:</text:p>
          <text:p text:style-name="P9"><text:span text:style-name="Source_20_Text"><text:span text:style-name="T3">TEMPLATE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4"><text:s text:c="8"/></text:span></text:span><text:span text:style-name="Source_20_Text"><text:span text:style-name="T5">'BACKEND'</text:span></text:span><text:span text:style-name="Source_20_Text"><text:span text:style-name="T6">:</text:span></text:span><text:span text:style-name="Source_20_Text"><text:span text:style-name="T3"> </text:span></text:span><text:span text:style-name="Source_20_Text"><text:span text:style-name="T5">'django.template.backends.django.DjangoTemplates'</text:span></text:span><text:span text:style-name="Source_20_Text"><text:span text:style-name="T6">,</text:span></text:span></text:p>
          <text:p text:style-name="P10"><text:span text:style-name="Source_20_Text"><text:span text:style-name="T4"><text:s text:c="8"/></text:span></text:span><text:span text:style-name="Source_20_Text"><text:span text:style-name="T5">'APP_DIRS'</text:span></text:span><text:span text:style-name="Source_20_Text"><text:span text:style-name="T6">:</text:span></text:span><text:span text:style-name="Source_20_Text"><text:span text:style-name="T3"> </text:span></text:span><text:span text:style-name="Source_20_Text"><text:span text:style-name="T13">True</text:span></text:span><text:span text:style-name="Source_20_Text"><text:span text:style-name="T6">,</text:span></text:span></text:p>
          <text:p text:style-name="P10"><text:span text:style-name="Source_20_Text"><text:span text:style-name="T4"><text:s text:c="4"/></text:span></text:span><text:span text:style-name="Source_20_Text"><text:span text:style-name="T6">},</text:span></text:span></text:p>
          <text:p text:style-name="P10"><text:span text:style-name="Source_20_Text"><text:span text:style-name="T6">]</text:span></text:span></text:p>
          <text:p text:style-name="P11">123456</text:p>
          <text:p text:style-name="P14">Следующие параметры применимы ко всем серверным ВМ.</text:p>
          <text:p text:style-name="P8"/>
          <text:h text:style-name="P6" text:outline-level="4"><text:bookmark text:name="BACKEND_1811"/>BACKEND</text:h>
          <text:p text:style-name="P14">Значение по умолчанию: undefined</text:p>
          <text:p text:style-name="P14">Используемый шаблонный бэкэнд. Встроенный шаблонный бэкэнд:</text:p>
          <text:list xml:id="list1738943136" text:style-name="L10">
            <text:list-item>
              <text:p text:style-name="P21"><text:soft-page-break/>‘<text:span text:style-name="T1">django.template.backends.django.DjangoTemplates’</text:span></text:p>
            </text:list-item>
            <text:list-item>
              <text:p text:style-name="P21">‘<text:span text:style-name="T1">django.template.backends.jinja2.Jinja2’</text:span></text:p>
            </text:list-item>
          </text:list>
          <text:p text:style-name="P14">Вы можете использовать бэкэнд-шаблон, не входящий в состав Django, задав BACKEND полный путь (например, mypackage.whatever.Backend).</text:p>
          <text:p text:style-name="P8"/>
          <text:h text:style-name="P6" text:outline-level="4"><text:bookmark text:name="NAME_1824"/>NAME</text:h>
          <text:p text:style-name="P14">Значение по умолчанию: см. Ниже</text:p>
          <text:p text:style-name="P14">Псевдоним этого конкретного механизма шаблонов. Это идентификатор, который позволяет выбрать движок для рендеринга. Псевдоним должен быть уникальным среди всех настроенных механизмов шаблонов.</text:p>
          <text:p text:style-name="P14">По умолчанию используется имя модуля, определяющего класс движка, то есть имя последнего модуля, если BACKEND не указан. Например, если серверная часть - «mypackage.whatever.Backend», ее имя по умолчанию - «все».</text:p>
          <text:p text:style-name="P8"/>
          <text:h text:style-name="P6" text:outline-level="4"><text:bookmark text:name="DIRS_1834"/>DIRS</text:h>
          <text:p text:style-name="P14">Значение по умолчанию: ([] список)</text:p>
          <text:p text:style-name="P14">Движок должен найти каталог с исходными файлами шаблона в порядке поиска.</text:p>
          <text:p text:style-name="P8"/>
          <text:h text:style-name="P6" text:outline-level="4"><text:bookmark text:name="APP_DIRS_1842"/>APP_DIRS</text:h>
          <text:p text:style-name="P14">По умолчанию: False</text:p>
          <text:p text:style-name="P14">Должен ли движок искать исходные файлы шаблонов в установленных приложениях.</text:p>
          <text:p text:style-name="P9"><text:span text:style-name="Source_20_Text"><text:span text:style-name="T3">Внимание</text:span></text:span></text:p>
          <text:p text:style-name="P10"/>
          <text:p text:style-name="P10"><text:soft-page-break/><text:span text:style-name="Source_20_Text"><text:span text:style-name="T4"><text:s/></text:span></text:span><text:span text:style-name="Source_20_Text"><text:span text:style-name="T3">settings.py - это файл по умолчанию, созданный набором. django-admin startproject'APP_DIRS ': True</text:span></text:span></text:p>
          <text:p text:style-name="P11">123</text:p>
          <text:p text:style-name="P8"/>
          <text:h text:style-name="P6" text:outline-level="4"><text:bookmark text:name="OPTIONS_1856"/>OPTIONS</text:h>
          <text:p text:style-name="P14">Значение по умолчанию: ({} пустой словарь)</text:p>
          <text:p text:style-name="P14">Дополнительные параметры передаются в бэкэнд шаблона. Доступные параметры зависят от шаблона серверной части. См. DjangoTemplates и Jinja2 для получения информации о встроенных серверных модулях.</text:p>
          <text:p text:style-name="P8"/>
          <text:h text:style-name="P5" text:outline-level="3"><text:bookmark text:name="TEST_RUNNER_1864"/>TEST_RUNNER</text:h>
          <text:p text:style-name="P14">По умолчанию: «django.test.runner.DiscoverRunner».</text:p>
          <text:p text:style-name="P14">Имя класса, используемого для запуска набора тестов. См. Использование другой среды тестирования.</text:p>
          <text:p text:style-name="P8"/>
          <text:h text:style-name="P5" text:outline-level="3"><text:bookmark text:name="TEST_NON_SERIALIZED_APPS_1872"/>TEST_NON_SERIALIZED_APPS</text:h>
          <text:p text:style-name="P14">Значение по умолчанию: ([] список)</text:p>
          <text:p text:style-name="P14">Чтобы восстановить состояние базы данных между s и тестом бэкэнда базы данных без TransactionTestCase, Django сериализует содержимое всех приложений в начале теста, чтобы его можно было перезагрузить из этой копии перед запуском тестов, которые этого требуют.</text:p>
          <text:p text:style-name="P14">Это замедлит время запуска средства запуска тестов; если приложение, которое, как вы знаете, не требует этой функции, вы можете добавить здесь его полное имя (например ,'django.contrib.contenttypes '), чтобы исключить его из этого процесса сериализации. .</text:p>
          <text:p text:style-name="P8"/>
          <text:h text:style-name="P5" text:outline-level="3"><text:bookmark text:name="THOUSAND_SEPARATOR_1882"/><text:soft-page-break/>THOUSAND_SEPARATOR</text:h>
          <text:p text:style-name="P14">Значение по умолчанию: (',' запятая)</text:p>
          <text:p text:style-name="P14">Разделитель тысяч по умолчанию, используемый при форматировании чисел. Этот параметр использует 0, только если USE_THOUSAND_SEPARATOR имеет значение True и NUMBER_GROUPING больше, чем.</text:p>
          <text:p text:style-name="P14">Обратите внимание, что если для USE_L10N задано значение True, формат, указанный в локали, имеет более высокий приоритет и будет применяться вместо него.</text:p>
          <text:p text:style-name="P14">См. Также NUMBER_GROUPING, DECIMAL_SEPARATOR и USE_THOUSAND_SEPARATOR.</text:p>
          <text:p text:style-name="P8"/>
          <text:h text:style-name="P5" text:outline-level="3"><text:bookmark text:name="TIME_FORMAT_1894"/>TIME_FORMAT</text:h>
          <text:p text:style-name="P14">Значение по умолчанию: (пример «P») 16:00.</text:p>
          <text:p text:style-name="P14">Формат по умолчанию, используемый для отображения полей времени в любой части системы. Обратите внимание, что если для USE_L10N задано значение True, формат, указанный в локали, имеет более высокий приоритет и будет применяться вместо него. Видеть. допустимые строки формата даты</text:p>
          <text:p text:style-name="P14">См. Также DATE_FORMAT и DATETIME_FORMAT.</text:p>
          <text:p text:style-name="P8"/>
          <text:h text:style-name="P5" text:outline-level="3"><text:bookmark text:name="TIME_INPUT_FORMATS_1904"/>TIME_INPUT_FORMAT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H:%M:%S'</text:span></text:span><text:span text:style-name="Source_20_Text"><text:span text:style-name="T6">,</text:span></text:span><text:span text:style-name="Source_20_Text"><text:span text:style-name="T3"> <text:s text:c="4"/></text:span></text:span><text:span text:style-name="Source_20_Text"><text:span text:style-name="T11"># '14:30:59'</text:span></text:span></text:p>
          <text:p text:style-name="P10"><text:span text:style-name="Source_20_Text"><text:span text:style-name="T4"><text:s text:c="4"/></text:span></text:span><text:span text:style-name="Source_20_Text"><text:span text:style-name="T5">'%H:%M:%S.%f'</text:span></text:span><text:span text:style-name="Source_20_Text"><text:span text:style-name="T6">,</text:span></text:span><text:span text:style-name="Source_20_Text"><text:span text:style-name="T3"> <text:s/></text:span></text:span><text:span text:style-name="Source_20_Text"><text:span text:style-name="T11"># '14:30:59.000200'</text:span></text:span></text:p>
          <text:p text:style-name="P10"><text:span text:style-name="Source_20_Text"><text:span text:style-name="T4"><text:s text:c="4"/></text:span></text:span><text:span text:style-name="Source_20_Text"><text:span text:style-name="T5">'%H:%M'</text:span></text:span><text:span text:style-name="Source_20_Text"><text:span text:style-name="T6">,</text:span></text:span><text:span text:style-name="Source_20_Text"><text:span text:style-name="T3"> <text:s text:c="7"/></text:span></text:span><text:span text:style-name="Source_20_Text"><text:span text:style-name="T11"># '14:30'</text:span></text:span></text:p>
          <text:p text:style-name="P10"><text:soft-page-break/><text:span text:style-name="Source_20_Text"><text:span text:style-name="T6">]</text:span></text:span></text:p>
          <text:p text:style-name="P11">12345</text:p>
          <text:p text:style-name="P14">Список форматов, которые будут приняты при вводе данных в поле времени. Форматы будут проверяться по порядку с использованием первого допустимого формата. Обратите внимание, что в этих строках формата используется синтаксис модуля Python datetime, а не строки формата в фильтре шаблона даты.</text:p>
          <text:p text:style-name="P14">Когда USE_L10N имеет значение True, предписанный формат локали имеет более высокий приоритет и будет использоваться вместо него.</text:p>
          <text:p text:style-name="P14">См. Также DATE_INPUT_FORMATS и DATETIME_INPUT_FORMATS.</text:p>
          <text:p text:style-name="P8"/>
          <text:h text:style-name="P5" text:outline-level="3"><text:bookmark text:name="TIME_ZONE_1924"/>TIME_ZONE</text:h>
          <text:p text:style-name="P14">По умолчанию: «Америка / Чикаго».</text:p>
          <text:p text:style-name="P14">Строка, представляющая часовой пояс этой установки. Просмотрите список часовых поясов.</text:p>
          <text:p text:style-name="P9"><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Поскольку при первом выпуске Django для TIME_ZONE было установлено значение «Америка / Чикаго», глобальная настройка (если не определена в проекте, используйте settings.py) по-прежнему «Америка / Чикаго» для обратной совместимости. По умолчанию в новом шаблоне проекта используется значение «UTC ».</text:span></text:span></text:p>
          <text:p text:style-name="P11">123</text:p>
          <text:p text:style-name="P14">Обратите внимание, что это не обязательно часовой пояс сервера. Например, один сервер может обслуживать несколько сайтов на базе Django, каждый с отдельной настройкой часового пояса.</text:p>
          <text:p text:style-name="P14"><text:soft-page-break/>Если для USE_TZ установлено значение False, это часовой пояс, в котором Django хранит все даты и время. Если USE_TZ имеет значение True, это часовой пояс по умолчанию, который Django будет использовать для отображения даты и времени шаблона и объяснения даты и времени, введенных в форму.</text:p>
          <text:p text:style-name="P14">В среде Unix (где реализовано time.tzset ()) Django устанавливает для переменной os.environ [‘TZ’] часовой пояс, указанный вами в настройке TIME_ZONE. Поэтому все ваши представления и модели будут автоматически работать в этом часовом поясе. Однако Django не установит TZ, если вы вручную настроите параметры, используя переменные среды, описанные в параметрах ручной настройки. Если Django не устанавливает переменную среды TZ, вы можете убедиться, что ваш процесс работает в правильной среде.</text:p>
          <text:p text:style-name="P9"><text:span text:style-name="Source_20_Text"><text:span text:style-name="T3">нота</text:span></text:span></text:p>
          <text:p text:style-name="P10"/>
          <text:p text:style-name="P10"><text:span text:style-name="Source_20_Text"><text:span text:style-name="T3">Django не может надежно использовать альтернативные часовые пояса в среде Windows. Если вы используете Django в Windows, необходимо установить TIME_ZONE в соответствии с часовым поясом системы.</text:span></text:span></text:p>
          <text:p text:style-name="P11">123</text:p>
          <text:p text:style-name="P8"/>
          <text:h text:style-name="P5" text:outline-level="3"><text:bookmark text:name="USE_ETAGS_1950"/>USE_ETAGS</text:h>
          <text:p text:style-name="P14">По умолчанию: False</text:p>
          <text:p text:style-name="P14">Логическое значение, указывающее, выводить ли заголовок ETag. Это экономит полосу пропускания, но снижает производительность. Это достигается с помощью CommonMiddleware и в архитектуре кеша.</text:p>
          <text:p text:style-name="P9"><text:span text:style-name="Source_20_Text"><text:span text:style-name="T3">Начиная с версии 1.11</text:span></text:span></text:p>
          <text:p text:style-name="P10"><text:span text:style-name="Source_20_Text"><text:span text:style-name="T4"><text:s/></text:span></text:span><text:span text:style-name="Source_20_Text"><text:span text:style-name="T3">Не рекомендуется:</text:span></text:span></text:p>
          <text:p text:style-name="P10"><text:soft-page-break/><text:span text:style-name="Source_20_Text"><text:span text:style-name="T4"><text:s/></text:span></text:span><text:span text:style-name="Source_20_Text"><text:span text:style-name="T3">Не рекомендуется использовать этот параметр ConditionalGetMiddleware, независимо от того, как этот параметр устанавливает ETag.</text:span></text:span></text:p>
          <text:p text:style-name="P11">123</text:p>
          <text:p text:style-name="P8"/>
          <text:h text:style-name="P5" text:outline-level="3"><text:bookmark text:name="USE_I18N_1964"/>USE_I18N</text:h>
          <text:p text:style-name="P14">По умолчанию: True</text:p>
          <text:p text:style-name="P14">Логическое значение, указывающее, должна ли быть включена система перевода Django. Это позволяет легко отключить его для повышения производительности. Если установлено значение False, Django произведет некоторую оптимизацию, чтобы механизмы перевода не загружались.</text:p>
          <text:p text:style-name="P14">См. Также LANGUAGE_CODE, USE_L10N и USE_TZ.</text:p>
          <text:p text:style-name="P9"><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Для удобства файл settings.py по умолчанию создается с помощью includes. django-admin startprojectUSE_I18N = Верно</text:span></text:span></text:p>
          <text:p text:style-name="P11">123</text:p>
          <text:p text:style-name="P8"/>
          <text:h text:style-name="P5" text:outline-level="3"><text:bookmark text:name="USE_L10N_1980"/>USE_L10N</text:h>
          <text:p text:style-name="P14">По умолчанию: False</text:p>
          <text:p text:style-name="P14">Логическое значение, указывающее, следует ли включать локализованный формат данных по умолчанию. Если, например, установлено значение True, Django будет отображать числа и даты в формате текущей локали.</text:p>
          <text:p text:style-name="P14">См. Также LANGUAGE_CODE, USE_I18N и USE_TZ.</text:p>
          <text:p text:style-name="P9"><text:span text:style-name="Source_20_Text"><text:span text:style-name="T3">Внимание</text:span></text:span></text:p>
          <text:p text:style-name="P10"/>
          <text:p text:style-name="P10"><text:soft-page-break/><text:span text:style-name="Source_20_Text"><text:span text:style-name="T4"><text:s/></text:span></text:span><text:span text:style-name="Source_20_Text"><text:span text:style-name="T3">Для удобства файл settings.py по умолчанию создается с помощью includes. django-admin startprojectUSE_L10N = Истина</text:span></text:span></text:p>
          <text:p text:style-name="P11">123</text:p>
          <text:p text:style-name="P8"/>
          <text:h text:style-name="P5" text:outline-level="3"><text:bookmark text:name="USE_THOUSAND_SEPARATOR_1996"/>USE_THOUSAND_SEPARATOR</text:h>
          <text:p text:style-name="P14">По умолчанию: False</text:p>
          <text:p text:style-name="P14">Логическое значение, указывающее, следует ли отображать числа с использованием разделителей тысяч. Когда для USE_L10N установлено значение True, если это также установлено в True, Django будет использовать значение THOUSAND_SEPARATOR и NUMBER_GROUPING, если в локали уже не существует разделитель тысяч для числового формата. Если в формате локали есть разделитель тысяч, он будет иметь более высокий приоритет и будет применяться вместо него.</text:p>
          <text:p text:style-name="P14">См. Также DECIMAL_SEPARATOR, NUMBER_GROUPING и THOUSAND_SEPARATOR.</text:p>
          <text:p text:style-name="P8"/>
          <text:h text:style-name="P5" text:outline-level="3"><text:bookmark text:name="USE_TZ_2006"/>USE_TZ</text:h>
          <text:p text:style-name="P14">По умолчанию: False</text:p>
          <text:p text:style-name="P14">Логическое значение, указывающее, учитывают ли дата и время часовой пояс по умолчанию. Если установлено значение True, Django будет использовать часовой пояс для внутреннего определения даты и времени. В противном случае Django будет использовать наивные дату и время по местному времени.</text:p>
          <text:p text:style-name="P14">См. Также TIME_ZONE, USE_I18N и USE_L10N.</text:p>
          <text:p text:style-name="P9"><text:span text:style-name="Source_20_Text"><text:span text:style-name="T3">Внимание</text:span></text:span></text:p>
          <text:p text:style-name="P10"/>
          <text:p text:style-name="P10"><text:span text:style-name="Source_20_Text"><text:span text:style-name="T4"><text:s/></text:span></text:span><text:span text:style-name="Source_20_Text"><text:span text:style-name="T3">Для удобства settings.py - это файл по умолчанию, созданный с помощью includes. django-admin startprojectUSE_TZ = Истина</text:span></text:span></text:p>
          <text:p text:style-name="P11"><text:soft-page-break/>123</text:p>
          <text:p text:style-name="P8"/>
          <text:h text:style-name="P5" text:outline-level="3"><text:bookmark text:name="USE_X_FORWARDED_HOST_2022"/>USE_X_FORWARDED_HOST</text:h>
          <text:p text:style-name="P14">По умолчанию: False</text:p>
          <text:p text:style-name="P14">Логическое значение, указывающее, предпочитает ли X-Forwarded-Host использовать заголовок Host. Этот параметр следует включать только в том случае, если используется прокси, устанавливающий этот заголовок.</text:p>
          <text:p text:style-name="P14">Этот параметр имеет приоритет над USE_X_FORWARDED_PORT. Согласно RFC 7239 # page-7 заголовок X-Forwarded-Host может содержать номер порта, в этом случае вам не следует использовать USE_X_FORWARDED_PORT.</text:p>
          <text:p text:style-name="P8"/>
          <text:h text:style-name="P5" text:outline-level="3"><text:bookmark text:name="USE_X_FORWARDED_PORT_2032"/>USE_X_FORWARDED_PORT</text:h>
          <text:p text:style-name="P14">По умолчанию: False</text:p>
          <text:p text:style-name="P14">Логическое значение, указывающее, использует ли X-Forwarded-Port преимущественно заголовок SERVER_PORT META. Этот параметр следует включать только в том случае, если используется прокси, устанавливающий этот заголовок.</text:p>
          <text:p text:style-name="P14">USE_X_FORWARDED_HOST имеет приоритет над этим параметром.</text:p>
          <text:p text:style-name="P8"/>
          <text:h text:style-name="P5" text:outline-level="3"><text:bookmark text:name="WSGI_APPLICATION_2042"/>WSGI_APPLICATION</text:h>
          <text:p text:style-name="P14">По умолчанию: Нет</text:p>
          <text:p text:style-name="P14">Полный путь Python к объекту приложения WSGI, который будут использовать встроенные серверы Django (например, runserver). Команда управления создаст простой вызов с файлом и укажет настройку на. django-admin startprojectwsgi.pyapplicationapplication</text:p>
          <text:p text:style-name="P14"><text:soft-page-break/>Если не установлен, django.core.wsgi.get_wsgi_application () будет использовать возвращаемое значение. В этом случае поведение runserver будет таким же, как и в предыдущей версии Django.</text:p>
          <text:p text:style-name="P8"/>
          <text:h text:style-name="P5" text:outline-level="3"><text:bookmark text:name="YEAR_MONTH_FORMAT_2052"/>YEAR_MONTH_FORMAT</text:h>
          <text:p text:style-name="P14">По умолчанию: «F Y»</text:p>
          <text:p text:style-name="P14">В случае отображения только года и месяца формат по умолчанию, используемый администратором Django для изменения поля даты на странице списка, и формат по умолчанию, который может использоваться другими частями системы.</text:p>
          <text:p text:style-name="P14">Например, при фильтрации страницы списка изменений администратора Django по датам в заголовке данного месяца отображаются месяц и год. Разные языковые среды имеют разные форматы. Например, в американском английском будет написано «Январь 2006», а в другом месте - «Январь 2006».</text:p>
          <text:p text:style-name="P14">Обратите внимание, что если для USE_L10N задано значение True, соответствующий формат локали имеет более высокий приоритет и будет применяться.</text:p>
          <text:p text:style-name="P14">видеть. См. Также ,, и. допустимые строки формата датыDATE_FORMATDATETIME_FORMATTIME_FORMATMONTH_DAY_FORMAT</text:p>
          <text:p text:style-name="P8"/>
          <text:h text:style-name="P5" text:outline-level="3"><text:bookmark text:name="X_FRAME_OPTIONS_2066"/>X_FRAME_OPTIONS</text:h>
          <text:p text:style-name="P14">По умолчанию: «SAMEORIGIN».</text:p>
          <text:p text:style-name="P14">Значение по умолчанию для используемого заголовка X-Frame-Options - XFrameOptionsMiddleware. См. Документацию по защите от кликджекинга.</text:p>
          <text:p text:style-name="P8"/>
          <text:h text:style-name="P3" text:outline-level="2"><text:bookmark text:name="2_2074"/>2. Проверка</text:h>
          <text:p text:style-name="P14">Установите django.contrib.auth.</text:p>
          <text:p text:style-name="P8"><text:soft-page-break/></text:p>
          <text:h text:style-name="P5" text:outline-level="3"><text:bookmark text:name="AUTHENTICATION_BACKENDS_2080"/>AUTHENTICATION_BACKENDS</text:h>
          <text:p text:style-name="P14">По умолчанию: [‘django.contrib.auth.backends.ModelBackend’]</text:p>
          <text:p text:style-name="P14">Список классов серверной части аутентификации (в виде строк) для использования при попытке аутентификации пользователей. За подробностями обращайтесь к документации по бэкэнду аутентификации.</text:p>
          <text:p text:style-name="P8"/>
          <text:h text:style-name="P5" text:outline-level="3"><text:bookmark text:name="AUTH_USER_MODEL_2088"/>AUTH_USER_MODEL</text:h>
          <text:p text:style-name="P14">По умолчанию: «auth.User».</text:p>
          <text:p text:style-name="P14">Модель, используемая для представления пользователя. См. Заменяет пользовательскую модель пользователя.</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Вы не можете изменить настройку AUTH_USER_MODEL в течение жизненного цикла проекта (т. Е. После того, как вы создали и перенесли модели, которые от него зависят) без серьезных усилий. Он предназначен для установки в начале проекта, и модель, на которую он ссылается, должна быть доступна при первой миграции приложения, в котором оно находится. Дополнительные сведения см. В разделе Замена модели пользователя user.</text:span></text:span></text:p>
          <text:p text:style-name="P11">123</text:p>
          <text:p text:style-name="P8"/>
          <text:h text:style-name="P5" text:outline-level="3"><text:bookmark text:name="LOGIN_REDIRECT_URL_2102"/>LOGIN_REDIRECT_URL</text:h>
          <text:p text:style-name="P14">По умолчанию: ‘/ accounts / profile /’</text:p>
          <text:p text:style-name="P14">Если представление contrib.auth.login не имеет следующего параметра, запрошенный URL-адрес перенаправляется после входа в систему.</text:p>
          <text:p text:style-name="P14">login_required () Например, декоратор использует его.</text:p>
          <text:p text:style-name="P14"><text:soft-page-break/>Этот параметр также принимает именованные шаблоны URL-адресов, которые можно использовать для уменьшения дублирования конфигурации, поскольку вам не нужно определять URL-адреса в двух местах (settings и URLconf).</text:p>
          <text:p text:style-name="P8"/>
          <text:h text:style-name="P5" text:outline-level="3"><text:bookmark text:name="LOGIN_URL_2114"/>LOGIN_URL</text:h>
          <text:p text:style-name="P14">По умолчанию: «/ accounts / login /»</text:p>
          <text:p text:style-name="P14">URL-адрес для запроса перенаправления для входа в систему, особенно при использовании декоратора login_required ().</text:p>
          <text:p text:style-name="P14">Этот параметр также принимает именованные шаблоны URL-адресов, которые можно использовать для уменьшения дублирования конфигурации, поскольку вам не нужно определять URL-адреса в двух местах (settings и URLconf).</text:p>
          <text:p text:style-name="P8"/>
          <text:h text:style-name="P5" text:outline-level="3"><text:bookmark text:name="LOGOUT_REDIRECT_URL_2124"/>LOGOUT_REDIRECT_URL</text:h>
          <text:p text:style-name="P14">По умолчанию: Нет</text:p>
          <text:p text:style-name="P14">Запрошенный URL-адрес LogoutView перенаправляется после выхода пользователя из системы (если представление не получает параметр next_page).</text:p>
          <text:p text:style-name="P14">Если «Нет», перенаправление выполняться не будет, и будет представлен вид выхода из системы.</text:p>
          <text:p text:style-name="P14">Этот параметр также принимает именованные шаблоны URL-адресов, которые можно использовать для уменьшения дублирования конфигурации, поскольку вам не нужно определять URL-адреса в двух местах (settings и URLconf).</text:p>
          <text:p text:style-name="P8"/>
          <text:h text:style-name="P5" text:outline-level="3"><text:bookmark text:name="PASSWORD_RESET_TIMEOUT_DAYS_2136"/>PASSWORD_RESET_TIMEOUT_DAYS</text:h>
          <text:p text:style-name="P14">По умолчанию: 3</text:p>
          <text:p text:style-name="P14"><text:soft-page-break/>Количество дней, в течение которых действует ссылка для сброса пароля. Используется механизмом сброса пароля django.contrib.auth.</text:p>
          <text:p text:style-name="P8"/>
          <text:h text:style-name="P5" text:outline-level="3"><text:bookmark text:name="PASSWORD_HASHERS_2144"/>PASSWORD_HASHERS</text:h>
          <text:p text:style-name="P14">Посмотрите, как Django хранит пароли.</text:p>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django.contrib.auth.hashers.PBKDF2PasswordHasher'</text:span></text:span><text:span text:style-name="Source_20_Text"><text:span text:style-name="T6">,</text:span></text:span></text:p>
          <text:p text:style-name="P10"><text:span text:style-name="Source_20_Text"><text:span text:style-name="T4"><text:s text:c="4"/></text:span></text:span><text:span text:style-name="Source_20_Text"><text:span text:style-name="T5">'django.contrib.auth.hashers.PBKDF2SHA1PasswordHasher'</text:span></text:span><text:span text:style-name="Source_20_Text"><text:span text:style-name="T6">,</text:span></text:span></text:p>
          <text:p text:style-name="P10"><text:span text:style-name="Source_20_Text"><text:span text:style-name="T4"><text:s text:c="4"/></text:span></text:span><text:span text:style-name="Source_20_Text"><text:span text:style-name="T5">'django.contrib.auth.hashers.Argon2PasswordHasher'</text:span></text:span><text:span text:style-name="Source_20_Text"><text:span text:style-name="T6">,</text:span></text:span></text:p>
          <text:p text:style-name="P10"><text:span text:style-name="Source_20_Text"><text:span text:style-name="T4"><text:s text:c="4"/></text:span></text:span><text:span text:style-name="Source_20_Text"><text:span text:style-name="T5">'django.contrib.auth.hashers.BCryptSHA256PasswordHasher'</text:span></text:span><text:span text:style-name="Source_20_Text"><text:span text:style-name="T6">,</text:span></text:span></text:p>
          <text:p text:style-name="P10"><text:span text:style-name="Source_20_Text"><text:span text:style-name="T4"><text:s text:c="4"/></text:span></text:span><text:span text:style-name="Source_20_Text"><text:span text:style-name="T5">'django.contrib.auth.hashers.BCryptPasswordHasher'</text:span></text:span><text:span text:style-name="Source_20_Text"><text:span text:style-name="T6">,</text:span></text:span></text:p>
          <text:p text:style-name="P10"><text:span text:style-name="Source_20_Text"><text:span text:style-name="T6">]</text:span></text:span></text:p>
          <text:p text:style-name="P11">1234567</text:p>
          <text:p text:style-name="P8"/>
          <text:h text:style-name="P5" text:outline-level="3"><text:bookmark text:name="AUTH_PASSWORD_VALIDATORS_2162"/>AUTH_PASSWORD_VALIDATORS</text:h>
          <text:p text:style-name="P14">Значение по умолчанию: ([] список)</text:p>
          <text:p text:style-name="P14">Список аутентификаторов, используемых для проверки надежности пароля пользователя. Дополнительные сведения см. В разделе Проверка пароля. По умолчанию проверка не выполняется, принимаются все пароли.</text:p>
          <text:p text:style-name="P8"/>
          <text:h text:style-name="P3" text:outline-level="2"><text:bookmark text:name="3_2170"/>3. Сообщение</text:h>
          <text:p text:style-name="P14">Установите django.contrib.messages.</text:p>
          <text:p text:style-name="P8"/>
          <text:h text:style-name="P5" text:outline-level="3"><text:bookmark text:name="MESSAGE_LEVEL_2176"/><text:soft-page-break/>MESSAGE_LEVEL</text:h>
          <text:p text:style-name="P15"><text:span text:style-name="T8">По умолчанию:</text:span><text:a xlink:type="simple" xlink:href="http://messages.info/" office:target-frame-name="_blank" xlink:show="new" text:style-name="Internet_20_link" text:visited-style-name="Visited_20_Internet_20_Link"><text:span text:style-name="T2">messages.INFO</text:span></text:a></text:p>
          <text:p text:style-name="P14">Установите минимальный уровень сообщения, который будет регистрироваться фреймом сообщения. Для получения дополнительной информации см. Уровень сообщений.</text:p>
          <text:p text:style-name="P14">важный</text:p>
          <text:p text:style-name="P14">Если MESSAGE_LEVEL переопределен в файле настроек и зависит от каких-либо встроенных констант, вы должны напрямую импортировать модуль констант, чтобы избежать возможности циклического импорта, например:</text:p>
          <text:p text:style-name="P9"><text:span text:style-name="Source_20_Text"><text:span text:style-name="T7">from</text:span></text:span><text:span text:style-name="Source_20_Text"><text:span text:style-name="T3"> django</text:span></text:span><text:span text:style-name="Source_20_Text"><text:span text:style-name="T6">.</text:span></text:span><text:span text:style-name="Source_20_Text"><text:span text:style-name="T3">contrib</text:span></text:span><text:span text:style-name="Source_20_Text"><text:span text:style-name="T6">.</text:span></text:span><text:span text:style-name="Source_20_Text"><text:span text:style-name="T3">messages </text:span></text:span><text:span text:style-name="Source_20_Text"><text:span text:style-name="T7">import</text:span></text:span><text:span text:style-name="Source_20_Text"><text:span text:style-name="T3"> constants </text:span></text:span><text:span text:style-name="Source_20_Text"><text:span text:style-name="T7">as</text:span></text:span><text:span text:style-name="Source_20_Text"><text:span text:style-name="T3"> message_constants</text:span></text:span></text:p>
          <text:p text:style-name="P10"/>
          <text:p text:style-name="P10"><text:span text:style-name="Source_20_Text"><text:span text:style-name="T3">MESSAGE_LEVEL </text:span></text:span><text:span text:style-name="Source_20_Text"><text:span text:style-name="T5">=</text:span></text:span><text:span text:style-name="Source_20_Text"><text:span text:style-name="T3"> message_constants</text:span></text:span><text:span text:style-name="Source_20_Text"><text:span text:style-name="T6">.</text:span></text:span><text:span text:style-name="Source_20_Text"><text:span text:style-name="T3">DEBUG</text:span></text:span></text:p>
          <text:p text:style-name="P11">123</text:p>
          <text:p text:style-name="P14">При необходимости вы можете напрямую указать значение константы на основе значения в таблице констант выше.</text:p>
          <text:p text:style-name="P8"/>
          <text:h text:style-name="P5" text:outline-level="3"><text:bookmark text:name="MESSAGE_STORAGE_2195"/>MESSAGE_STORAGE</text:h>
          <text:p text:style-name="P14">По умолчанию: «django.contrib.messages.storage.fallback.FallbackStorage»</text:p>
          <text:p text:style-name="P14">Контролируйте, где Django хранит данные сообщений. Допустимые значения:</text:p>
          <text:list xml:id="list2899132889" text:style-name="L11">
            <text:list-item>
              <text:p text:style-name="P22">‘<text:span text:style-name="T1">django.contrib.messages.storage.fallback.FallbackStorage’</text:span></text:p>
            </text:list-item>
            <text:list-item>
              <text:p text:style-name="P22">‘<text:span text:style-name="T1">django.contrib.messages.storage.session.SessionStorage’</text:span></text:p>
            </text:list-item>
            <text:list-item>
              <text:p text:style-name="P22">‘<text:span text:style-name="T1">django.contrib.messages.storage.cookie.CookieStorage’</text:span></text:p>
            </text:list-item>
          </text:list>
          <text:p text:style-name="P14"><text:soft-page-break/>Дополнительные сведения см. В разделе Серверная часть хранилища сообщений.</text:p>
          <text:p text:style-name="P14">Бэкэнды, которые используют файлы cookie - CookieStorage и FallbackStorage - используют его значения SESSION_COOKIE_DOMAIN, SESSION_COOKIE_SECURE и SESSION_COOKIE_HTTPONLY при установке файла cookie.</text:p>
          <text:p text:style-name="P8"/>
          <text:h text:style-name="P5" text:outline-level="3"><text:bookmark text:name="MESSAGE_TAGS_2211"/>MESSAGE_TAG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3">messages</text:span></text:span><text:span text:style-name="Source_20_Text"><text:span text:style-name="T6">.</text:span></text:span><text:span text:style-name="Source_20_Text"><text:span text:style-name="T3">DEBUG</text:span></text:span><text:span text:style-name="Source_20_Text"><text:span text:style-name="T6">:</text:span></text:span><text:span text:style-name="Source_20_Text"><text:span text:style-name="T3"> </text:span></text:span><text:span text:style-name="Source_20_Text"><text:span text:style-name="T5">'debug'</text:span></text:span><text:span text:style-name="Source_20_Text"><text:span text:style-name="T6">,</text:span></text:span></text:p>
          <text:p text:style-name="P10"><text:span text:style-name="Source_20_Text"><text:span text:style-name="T4"><text:s text:c="4"/></text:span></text:span><text:span text:style-name="Source_20_Text"><text:span text:style-name="T3">messages</text:span></text:span><text:span text:style-name="Source_20_Text"><text:span text:style-name="T6">.</text:span></text:span><text:span text:style-name="Source_20_Text"><text:span text:style-name="T3">INFO</text:span></text:span><text:span text:style-name="Source_20_Text"><text:span text:style-name="T6">:</text:span></text:span><text:span text:style-name="Source_20_Text"><text:span text:style-name="T3"> </text:span></text:span><text:span text:style-name="Source_20_Text"><text:span text:style-name="T5">'info'</text:span></text:span><text:span text:style-name="Source_20_Text"><text:span text:style-name="T6">,</text:span></text:span></text:p>
          <text:p text:style-name="P10"><text:span text:style-name="Source_20_Text"><text:span text:style-name="T4"><text:s text:c="4"/></text:span></text:span><text:span text:style-name="Source_20_Text"><text:span text:style-name="T3">messages</text:span></text:span><text:span text:style-name="Source_20_Text"><text:span text:style-name="T6">.</text:span></text:span><text:span text:style-name="Source_20_Text"><text:span text:style-name="T3">SUCCESS</text:span></text:span><text:span text:style-name="Source_20_Text"><text:span text:style-name="T6">:</text:span></text:span><text:span text:style-name="Source_20_Text"><text:span text:style-name="T3"> </text:span></text:span><text:span text:style-name="Source_20_Text"><text:span text:style-name="T5">'success'</text:span></text:span><text:span text:style-name="Source_20_Text"><text:span text:style-name="T6">,</text:span></text:span></text:p>
          <text:p text:style-name="P10"><text:span text:style-name="Source_20_Text"><text:span text:style-name="T4"><text:s text:c="4"/></text:span></text:span><text:span text:style-name="Source_20_Text"><text:span text:style-name="T3">messages</text:span></text:span><text:span text:style-name="Source_20_Text"><text:span text:style-name="T6">.</text:span></text:span><text:span text:style-name="Source_20_Text"><text:span text:style-name="T3">WARNING</text:span></text:span><text:span text:style-name="Source_20_Text"><text:span text:style-name="T6">:</text:span></text:span><text:span text:style-name="Source_20_Text"><text:span text:style-name="T3"> </text:span></text:span><text:span text:style-name="Source_20_Text"><text:span text:style-name="T5">'warning'</text:span></text:span><text:span text:style-name="Source_20_Text"><text:span text:style-name="T6">,</text:span></text:span></text:p>
          <text:p text:style-name="P10"><text:span text:style-name="Source_20_Text"><text:span text:style-name="T4"><text:s text:c="4"/></text:span></text:span><text:span text:style-name="Source_20_Text"><text:span text:style-name="T3">messages</text:span></text:span><text:span text:style-name="Source_20_Text"><text:span text:style-name="T6">.</text:span></text:span><text:span text:style-name="Source_20_Text"><text:span text:style-name="T3">ERROR</text:span></text:span><text:span text:style-name="Source_20_Text"><text:span text:style-name="T6">:</text:span></text:span><text:span text:style-name="Source_20_Text"><text:span text:style-name="T3"> </text:span></text:span><text:span text:style-name="Source_20_Text"><text:span text:style-name="T5">'error'</text:span></text:span><text:span text:style-name="Source_20_Text"><text:span text:style-name="T6">,</text:span></text:span></text:p>
          <text:p text:style-name="P10"><text:span text:style-name="Source_20_Text"><text:span text:style-name="T6">}</text:span></text:span></text:p>
          <text:p text:style-name="P11">1234567</text:p>
          <text:p text:style-name="P14">Это устанавливает сопоставление уровня сообщения с тегами сообщений, которые обычно отображаются как классы CSS в HTML. Если вы укажете значение, значение по умолчанию будет расширено. Это означает, что вам нужно только указать значения, которые необходимо переопределить. Пожалуйста, обратитесь к разделу Отображение вышеуказанного сообщения для получения более подробной информации.</text:p>
          <text:p text:style-name="P14">важный</text:p>
          <text:p text:style-name="P14"><text:soft-page-break/>Если MESSAGE_TAGS переопределен в файле настроек и зависит от любых встроенных констант, вы должны импортировать константы непосредственно в модуль, чтобы избежать возможного циклического импорта, например:</text:p>
          <text:p text:style-name="P9"><text:span text:style-name="Source_20_Text"><text:span text:style-name="T7">from</text:span></text:span><text:span text:style-name="Source_20_Text"><text:span text:style-name="T3"> django</text:span></text:span><text:span text:style-name="Source_20_Text"><text:span text:style-name="T6">.</text:span></text:span><text:span text:style-name="Source_20_Text"><text:span text:style-name="T3">contrib</text:span></text:span><text:span text:style-name="Source_20_Text"><text:span text:style-name="T6">.</text:span></text:span><text:span text:style-name="Source_20_Text"><text:span text:style-name="T3">messages </text:span></text:span><text:span text:style-name="Source_20_Text"><text:span text:style-name="T7">import</text:span></text:span><text:span text:style-name="Source_20_Text"><text:span text:style-name="T3"> constants </text:span></text:span><text:span text:style-name="Source_20_Text"><text:span text:style-name="T7">as</text:span></text:span><text:span text:style-name="Source_20_Text"><text:span text:style-name="T3"> message_constants</text:span></text:span></text:p>
          <text:p text:style-name="P10"><text:span text:style-name="Source_20_Text"><text:span text:style-name="T3">MESSAGE_TAGS </text:span></text:span><text:span text:style-name="Source_20_Text"><text:span text:style-name="T5">=</text:span></text:span><text:span text:style-name="Source_20_Text"><text:span text:style-name="T3"> </text:span></text:span><text:span text:style-name="Source_20_Text"><text:span text:style-name="T6">{</text:span></text:span><text:span text:style-name="Source_20_Text"><text:span text:style-name="T3">message_constants</text:span></text:span><text:span text:style-name="Source_20_Text"><text:span text:style-name="T6">.</text:span></text:span><text:span text:style-name="Source_20_Text"><text:span text:style-name="T3">INFO</text:span></text:span><text:span text:style-name="Source_20_Text"><text:span text:style-name="T6">:</text:span></text:span><text:span text:style-name="Source_20_Text"><text:span text:style-name="T3"> </text:span></text:span><text:span text:style-name="Source_20_Text"><text:span text:style-name="T5">''</text:span></text:span><text:span text:style-name="Source_20_Text"><text:span text:style-name="T6">}</text:span></text:span></text:p>
          <text:p text:style-name="P11">12</text:p>
          <text:p text:style-name="P14">При необходимости вы можете напрямую указать значение константы на основе значения в таблице констант выше.</text:p>
          <text:p text:style-name="P8"/>
          <text:h text:style-name="P3" text:outline-level="2"><text:bookmark text:name="4_2240"/>4. Разговор</text:h>
          <text:p text:style-name="P14">Установите django.contrib.sessions.</text:p>
          <text:p text:style-name="P8"/>
          <text:h text:style-name="P5" text:outline-level="3"><text:bookmark text:name="SESSION_CACHE_ALIAS_2246"/>SESSION_CACHE_ALIAS</text:h>
          <text:p text:style-name="P14">По умолчанию: «default»</text:p>
          <text:p text:style-name="P14">Если вы используете хранилище сеансов на основе кеша, вы выберете, какой кеш использовать.</text:p>
          <text:p text:style-name="P8"/>
          <text:h text:style-name="P5" text:outline-level="3"><text:bookmark text:name="SESSION_COOKIE_AGE_2254"/>SESSION_COOKIE_AGE</text:h>
          <text:p text:style-name="P14">Значение по умолчанию: (12096002 недели в секундах)</text:p>
          <text:p text:style-name="P14">Возраст файла cookie сеанса в секундах.</text:p>
          <text:p text:style-name="P8"/>
          <text:h text:style-name="P5" text:outline-level="3"><text:bookmark text:name="SESSION_COOKIE_DOMAIN_2262"/>SESSION_COOKIE_DOMAIN</text:h>
          <text:p text:style-name="P14">По умолчанию: Нет</text:p>
          <text:p text:style-name="P15"><text:soft-page-break/><text:span text:style-name="T8">Домен, используемый для файлов cookie сеанса. Задайте для него строку, например "</text:span><text:a xlink:type="simple" xlink:href="http://example.com/" office:target-frame-name="_blank" xlink:show="new" text:style-name="Internet_20_link" text:visited-style-name="Visited_20_Internet_20_Link"><text:span text:style-name="T2">example.com</text:span></text:a><text:span text:style-name="T8">«Междоменные файлы cookie или Нет для стандартных файлов cookie домена.</text:span></text:p>
          <text:p text:style-name="P14">Будьте осторожны при обновлении этого параметра на рабочем сайте. Если вы обновите этот параметр, чтобы включить междоменные файлы cookie на сайтах, которые ранее использовали стандартные файлы cookie домена, существующие файлы cookie пользователя будут настроены на старый домен. Это может привести к невозможности входа в систему, пока сохраняются эти файлы cookie.</text:p>
          <text:p text:style-name="P14">Этот параметр также влияет на набор файлов cookie django.contrib.messages.</text:p>
          <text:p text:style-name="P8"/>
          <text:h text:style-name="P5" text:outline-level="3"><text:bookmark text:name="SESSION_COOKIE_HTTPONLY_2274"/>SESSION_COOKIE_HTTPONLY</text:h>
          <text:p text:style-name="P14">По умолчанию: True</text:p>
          <text:p text:style-name="P14">Использует ли HTTPOnly флаг в файле cookie сеанса. Если установлено значение True, клиентский JavaScript не сможет получить доступ к cookie сеанса.</text:p>
          <text:p text:style-name="P14">HTTPOnly - это флаг, включенный в заголовок HTTP-ответа Set-Cookie. Он не относится к стандарту RFC 2109 для файлов cookie, и все браузеры несовместимы. Однако при его соблюдении это может быть полезным способом снизить риск доступа клиентских скриптов к защищенным данным cookie.</text:p>
          <text:p text:style-name="P14">Включение этого параметра сделает менее важным для злоумышленника эскалацию уязвимости межсайтового сценария для полного захвата пользовательских сеансов. Есть не так много оправданий для решения этой проблемы: если ваш код полагается на чтение файлов cookie сеанса из JavaScript, возможно, вы делаете что-то не так.</text:p>
          <text:p text:style-name="P8"/>
          <text:h text:style-name="P5" text:outline-level="3"><text:bookmark text:name="SESSION_COOKIE_NAME_2286"/><text:soft-page-break/>SESSION_COOKIE_NAME</text:h>
          <text:p text:style-name="P14">По умолчанию: «sessionid».</text:p>
          <text:p text:style-name="P14">Имя файла cookie, используемого для сеанса. Это может быть что угодно (если у него другое имя, чем у других файлов cookie в вашем приложении).</text:p>
          <text:p text:style-name="P8"/>
          <text:h text:style-name="P5" text:outline-level="3"><text:bookmark text:name="SESSION_COOKIE_PATH_2294"/>SESSION_COOKIE_PATH</text:h>
          <text:p text:style-name="P14">По умолчанию: '/'</text:p>
          <text:p text:style-name="P14">Путь, установленный для файла cookie сеанса. Он должен совпадать с URL-путем установки Django или быть родительским путем этого пути.</text:p>
          <text:p text:style-name="P14">Это полезно, если вы запускаете несколько экземпляров Django под одним именем хоста. Они могут использовать разные пути файлов cookie, и каждый экземпляр может видеть только свой собственный файл cookie сеанса.</text:p>
          <text:p text:style-name="P8"/>
          <text:h text:style-name="P5" text:outline-level="3"><text:bookmark text:name="SESSION_COOKIE_SECURE_2304"/>SESSION_COOKIE_SECURE</text:h>
          <text:p text:style-name="P14">По умолчанию: False</text:p>
          <text:p text:style-name="P14">Следует ли использовать безопасные файлы cookie для файлов cookie сеанса. Если установлено значение True, файл cookie будет помечен как "безопасный", что означает, что браузер может гарантировать, что cookie будет отправляться только через HTTPS-соединения.</text:p>
          <text:p text:style-name="P14">Потому что, если файл cookie сеанса отправляется в незашифрованном виде, для сниффера пакетов (такого как Firesheep) нетрудно перехватить сеанс пользователя, поэтому нет веского оправдания для его отключения. Это предотвратит использование сеансов для небезопасных запросов, что хорошо.</text:p>
          <text:p text:style-name="P8"/>
          <text:h text:style-name="P5" text:outline-level="3"><text:bookmark text:name="SESSION_ENGINE_2314"/><text:soft-page-break/>SESSION_ENGINE</text:h>
          <text:p text:style-name="P14">По умолчанию: «django.contrib.sessions.backends.db»</text:p>
          <text:p text:style-name="P14">Контролируйте, где Django хранит данные сеанса. Включенные двигатели:</text:p>
          <text:list xml:id="list3891507175" text:style-name="L12">
            <text:list-item>
              <text:p text:style-name="P23">‘<text:span text:style-name="T1">django.contrib.sessions.backends.db’</text:span></text:p>
            </text:list-item>
            <text:list-item>
              <text:p text:style-name="P23">‘<text:span text:style-name="T1">django.contrib.sessions.backends.file’</text:span></text:p>
            </text:list-item>
            <text:list-item>
              <text:p text:style-name="P23">‘<text:span text:style-name="T1">django.contrib.sessions.backends.cache’</text:span></text:p>
            </text:list-item>
            <text:list-item>
              <text:p text:style-name="P23">‘<text:span text:style-name="T1">django.contrib.sessions.backends.cached_db’</text:span></text:p>
            </text:list-item>
            <text:list-item>
              <text:p text:style-name="P23">‘<text:span text:style-name="T1">django.contrib.sessions.backends.signed_cookies’</text:span></text:p>
            </text:list-item>
          </text:list>
          <text:p text:style-name="P14">Дополнительные сведения см. В разделе Настройка модуля сеанса.</text:p>
          <text:p text:style-name="P8"/>
          <text:h text:style-name="P5" text:outline-level="3"><text:bookmark text:name="SESSION_EXPIRE_AT_BROWSER_CLOSE_2330"/>SESSION_EXPIRE_AT_BROWSER_CLOSE</text:h>
          <text:p text:style-name="P14">По умолчанию: False</text:p>
          <text:p text:style-name="P14">Следует ли завершать сеанс, когда пользователь закрывает браузер. См. Раздел "Продолжительность сеанса браузера" и "Постоянный сеанс".</text:p>
          <text:p text:style-name="P8"/>
          <text:h text:style-name="P5" text:outline-level="3"><text:bookmark text:name="SESSION_FILE_PATH_2338"/>SESSION_FILE_PATH</text:h>
          <text:p text:style-name="P14">По умолчанию: Нет</text:p>
          <text:p text:style-name="P14">Если вы используете файловое хранилище сеансов, установите каталог, в котором Django будет хранить данные сеанса. Когда используется значение по умолчанию (Нет), Django будет использовать стандартный временный каталог системы.</text:p>
          <text:p text:style-name="P8"/>
          <text:h text:style-name="P5" text:outline-level="3"><text:bookmark text:name="SESSION_SAVE_EVERY_REQUEST_2346"/>SESSION_SAVE_EVERY_REQUEST</text:h>
          <text:p text:style-name="P14">По умолчанию: False</text:p>
          <text:p text:style-name="P14"><text:soft-page-break/>Сохранять ли данные сеанса при каждом запросе. Если это False (по умолчанию), данные сеанса будут сохранены только после того, как они были изменены, то есть, если какие-либо значения словаря были назначены или удалены. Даже если этот параметр активен, пустой сеанс не будет создан.</text:p>
          <text:p text:style-name="P8"/>
          <text:h text:style-name="P5" text:outline-level="3"><text:bookmark text:name="SESSION_SERIALIZER_2354"/>SESSION_SERIALIZER</text:h>
          <text:p text:style-name="P14">По умолчанию: «django.contrib.sessions.serializers.JSONSerializer».</text:p>
          <text:p text:style-name="P14">Полный путь импорта класса сериализатора, используемого для сериализации данных сеанса. Включенные сериализаторы включают:</text:p>
          <text:list xml:id="list1278627808" text:style-name="L13">
            <text:list-item>
              <text:p text:style-name="P24">‘<text:span text:style-name="T1">django.contrib.sessions.serializers.PickleSerializer’</text:span></text:p>
            </text:list-item>
            <text:list-item>
              <text:p text:style-name="P24">‘<text:span text:style-name="T1">django.contrib.sessions.serializers.JSONSerializer’</text:span></text:p>
            </text:list-item>
          </text:list>
          <text:p text:style-name="P14">Дополнительные сведения см. В разделе «Сериализация сеанса», включая предупреждения о возможном удаленном выполнении кода при использовании PickleSerializer.</text:p>
          <text:p text:style-name="P8"/>
          <text:h text:style-name="P3" text:outline-level="2"><text:bookmark text:name="5_2367"/>5. Веб-сайт</text:h>
          <text:p text:style-name="P14">Установите django.contrib.sites.</text:p>
          <text:p text:style-name="P8"/>
          <text:h text:style-name="P5" text:outline-level="3"><text:bookmark text:name="SITE_ID_2373"/>SITE_ID</text:h>
          <text:p text:style-name="P14">Значение по умолчанию: undefined</text:p>
          <text:p text:style-name="P14">Идентификатор (целое число) текущего сайта в таблице базы данных django_site. Это используется для того, чтобы данные приложения могли быть связаны с определенным сайтом, а одна база данных может управлять содержимым нескольких сайтов.</text:p>
          <text:p text:style-name="P8"/>
          <text:h text:style-name="P3" text:outline-level="2"><text:bookmark text:name="6_2381"/><text:soft-page-break/>6. Статические файлы</text:h>
          <text:p text:style-name="P14">Установите django.contrib.staticfiles.</text:p>
          <text:p text:style-name="P8"/>
          <text:h text:style-name="P5" text:outline-level="3"><text:bookmark text:name="STATIC_ROOT_2387"/>STATIC_ROOT</text:h>
          <text:p text:style-name="P14">По умолчанию: Нет</text:p>
          <text:p text:style-name="P14">Абсолютный путь к каталогу, в котором collectstatic будет собирать статические файлы для развертывания.</text:p>
          <text:p text:style-name="P14">Пример: "/var/www/example.com/static/"</text:p>
          <text:p text:style-name="P14">Если приложение staticfiles contrib включено (как в шаблоне проекта по умолчанию), команда collectstaticmanagement собирает статические файлы в этот каталог. Для получения более подробной информации об использовании, пожалуйста, обратитесь к методам управления статическими файлами.</text:p>
          <text:p text:style-name="P9"><text:span text:style-name="Source_20_Text"><text:span text:style-name="T3">предостережение </text:span></text:span></text:p>
          <text:p text:style-name="P10"/>
          <text:p text:style-name="P10"><text:span text:style-name="Source_20_Text"><text:span text:style-name="T4"><text:s/></text:span></text:span><text:span text:style-name="Source_20_Text"><text:span text:style-name="T3">Это должен быть изначально пустой целевой каталог для сбора статических файлов из их постоянного расположения в каталог для упрощения развертывания;</text:span></text:span></text:p>
          <text:p text:style-name="P10"><text:span text:style-name="Source_20_Text"><text:span text:style-name="T4"><text:s/></text:span></text:span><text:span text:style-name="Source_20_Text"><text:span text:style-name="T3">Это не место для постоянного хранения статических файлов. Вы должны выполнить поиск в каталоге staticfiles,</text:span></text:span></text:p>
          <text:p text:style-name="P10"><text:span text:style-name="Source_20_Text"><text:span text:style-name="T4"><text:s/></text:span></text:span><text:span text:style-name="Source_20_Text"><text:span text:style-name="T3">По умолчанию эти «статические /» каталоги являются подкаталогами приложения и любыми каталогами, в которые вы включаете STATICFILES_DIRS.</text:span></text:span></text:p>
          <text:p text:style-name="P11">12345</text:p>
          <text:p text:style-name="P8"/>
          <text:h text:style-name="P5" text:outline-level="3"><text:bookmark text:name="STATIC_URL_2407"/>STATIC_URL</text:h>
          <text:p text:style-name="P14">По умолчанию: Нет</text:p>
          <text:p text:style-name="P14"><text:soft-page-break/>URL-адрес STATIC_ROOT, используемый при ссылке на расположенный статический файл.</text:p>
          <text:p text:style-name="P15"><text:span text:style-name="T8">Пример: "/ static /" или "</text:span><text:a xlink:type="simple" xlink:href="http://static.example.com/" office:target-frame-name="_blank" xlink:show="new" text:style-name="Internet_20_link" text:visited-style-name="Visited_20_Internet_20_Link"><text:span text:style-name="T2">http://static.example.com/</text:span></text:a><text:span text:style-name="T8">”</text:span></text:p>
          <text:p text:style-name="P14">Если нет None, он будет использоваться как базовый путь для определения актива (класс Media) и приложения staticfiles.</text:p>
          <text:p text:style-name="P14">Если установлено непустое значение, оно должно заканчиваться косой чертой.</text:p>
          <text:p text:style-name="P14">Возможно, вам потребуется настроить эти файлы, чтобы они были доступны в разработке, и обязательно нужно сделать это в производственной среде.</text:p>
          <text:p text:style-name="P8"/>
          <text:h text:style-name="P5" text:outline-level="3"><text:bookmark text:name="STATICFILES_DIRS_2423"/>STATICFILES_DIRS</text:h>
          <text:p text:style-name="P14">Значение по умолчанию: ([] список)</text:p>
          <text:p text:style-name="P14">Если в FileSystemFinder включен Finder, этот параметр будет определять другие местоположения, которые будет перемещаться приложением staticfiles, например, если вы используете команды управления collectstatic или findstatic или используете представления для обслуживания статических файлов.</text:p>
          <text:p text:style-name="P14">Это должен быть список строк, содержащих полный путь к дополнительному каталогу файлов, например:</text:p>
          <text:p text:style-name="P9"><text:span text:style-name="Source_20_Text"><text:span text:style-name="T3">STATICFILES_DIR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5">"/home/special.polls.com/polls/static"</text:span></text:span><text:span text:style-name="Source_20_Text"><text:span text:style-name="T6">,</text:span></text:span></text:p>
          <text:p text:style-name="P10"><text:span text:style-name="Source_20_Text"><text:span text:style-name="T4"><text:s text:c="4"/></text:span></text:span><text:span text:style-name="Source_20_Text"><text:span text:style-name="T5">"/home/polls.com/polls/static"</text:span></text:span><text:span text:style-name="Source_20_Text"><text:span text:style-name="T6">,</text:span></text:span></text:p>
          <text:p text:style-name="P10"><text:span text:style-name="Source_20_Text"><text:span text:style-name="T4"><text:s text:c="4"/></text:span></text:span><text:span text:style-name="Source_20_Text"><text:span text:style-name="T5">"/opt/webfiles/common"</text:span></text:span><text:span text:style-name="Source_20_Text"><text:span text:style-name="T6">,</text:span></text:span></text:p>
          <text:p text:style-name="P10"><text:span text:style-name="Source_20_Text"><text:span text:style-name="T6">]</text:span></text:span></text:p>
          <text:p text:style-name="P11">12345</text:p>
          <text:p text:style-name="P14"><text:soft-page-break/>Обратите внимание, что в этих путях должны использоваться косые черты в стиле Unix даже в Windows (например, «C: / Users / user / mysite / extra_static_content»).</text:p>
          <text:p text:style-name="P8"/>
          <text:h text:style-name="P6" text:outline-level="4"><text:bookmark text:name="_2443"/>Префикс (необязательно)</text:h>
          <text:p text:style-name="P14">Если вы хотите использовать другое пространство имен для ссылки на файлы в одном из расположений, вы можете указать префикс в виде кортежа, например: (префикс, путь)</text:p>
          <text:p text:style-name="P9"><text:span text:style-name="Source_20_Text"><text:span text:style-name="T3">STATICFILES_DIRS </text:span></text:span><text:span text:style-name="Source_20_Text"><text:span text:style-name="T5">=</text:span></text:span><text:span text:style-name="Source_20_Text"><text:span text:style-name="T3"> </text:span></text:span><text:span text:style-name="Source_20_Text"><text:span text:style-name="T6">[</text:span></text:span></text:p>
          <text:p text:style-name="P10"><text:span text:style-name="Source_20_Text"><text:span text:style-name="T4"><text:s text:c="4"/></text:span></text:span><text:span text:style-name="Source_20_Text"><text:span text:style-name="T11"># ...</text:span></text:span></text:p>
          <text:p text:style-name="P10"><text:span text:style-name="Source_20_Text"><text:span text:style-name="T4"><text:s text:c="4"/></text:span></text:span><text:span text:style-name="Source_20_Text"><text:span text:style-name="T6">(</text:span></text:span><text:span text:style-name="Source_20_Text"><text:span text:style-name="T5">"downloads"</text:span></text:span><text:span text:style-name="Source_20_Text"><text:span text:style-name="T6">,</text:span></text:span><text:span text:style-name="Source_20_Text"><text:span text:style-name="T3"> </text:span></text:span><text:span text:style-name="Source_20_Text"><text:span text:style-name="T5">"/opt/webfiles/stats"</text:span></text:span><text:span text:style-name="Source_20_Text"><text:span text:style-name="T6">),</text:span></text:span></text:p>
          <text:p text:style-name="P10"><text:span text:style-name="Source_20_Text"><text:span text:style-name="T6">]</text:span></text:span></text:p>
          <text:p text:style-name="P11">1234</text:p>
          <text:p text:style-name="P14">Например, предположим, что вы установили STATIC_URL на «/ static /», команда управления collectstatic будет собирать подкаталог «downloads» STATIC_ROOT файла «stats».</text:p>
          <text:p text:style-name="P14">Это позволит вам ссылаться на локальные файлы '/ opt / webfiles / stats / polls_20101022.tar.gz' и '/ static / downloads / polls_20101022.tar.gz' в вашем шаблоне, например:</text:p>
          <text:p text:style-name="P9"><text:span text:style-name="Source_20_Text"><text:span text:style-name="T3">&lt;a href="{% static "downloads/polls_20101022.tar.gz" %}"&gt;</text:span></text:span></text:p>
          <text:p text:style-name="P11">1</text:p>
          <text:p text:style-name="P14">STATICFILES_STORAGE¶<text:line-break/>По умолчанию: «django.contrib.staticfiles.storage.StaticFilesStorage»</text:p>
          <text:p text:style-name="P14">Механизм хранения файлов, используемый при сборе статических файлов с помощью команды управления collectstatic.</text:p>
          <text:p text:style-name="P14"><text:soft-page-break/>Готовый к использованию экземпляр серверной части хранилища, определенный в этом параметре, можно найти здесь django.contrib.staticfiles.storage.staticfiles_storage.</text:p>
          <text:p text:style-name="P14">Примеры см. В разделе Обслуживание статических файлов из облачных сервисов или CDN.</text:p>
          <text:p text:style-name="P8"/>
          <text:h text:style-name="P5" text:outline-level="3"><text:bookmark text:name="STATICFILES_FINDERS_2473"/>STATICFILES_FINDERS</text:h>
          <text:p text:style-name="P14">дефолт:</text:p>
          <text:p text:style-name="P9"><text:span text:style-name="Source_20_Text"><text:span text:style-name="T6">[</text:span></text:span></text:p>
          <text:p text:style-name="P10"><text:span text:style-name="Source_20_Text"><text:span text:style-name="T4"><text:s text:c="4"/></text:span></text:span><text:span text:style-name="Source_20_Text"><text:span text:style-name="T5">'django.contrib.staticfiles.finders.FileSystemFinder'</text:span></text:span><text:span text:style-name="Source_20_Text"><text:span text:style-name="T6">,</text:span></text:span></text:p>
          <text:p text:style-name="P10"><text:span text:style-name="Source_20_Text"><text:span text:style-name="T4"><text:s text:c="4"/></text:span></text:span><text:span text:style-name="Source_20_Text"><text:span text:style-name="T5">'django.contrib.staticfiles.finders.AppDirectoriesFinder'</text:span></text:span><text:span text:style-name="Source_20_Text"><text:span text:style-name="T6">,</text:span></text:span></text:p>
          <text:p text:style-name="P10"><text:span text:style-name="Source_20_Text"><text:span text:style-name="T6">]</text:span></text:span></text:p>
          <text:p text:style-name="P11">1234</text:p>
          <text:p text:style-name="P14">Посмотрите список серверных программ, чтобы узнать, как найти статические файлы в разных местах.</text:p>
          <text:p text:style-name="P14">По умолчанию будут найдены файлы, хранящиеся в параметре STATICFILES_DIRS (с помощью django.contrib.staticfiles.finders.FileSystemFinder) и статических подкаталогах каждого приложения (с помощью django.contrib.staticfiles.finders.AppDirectoriesFinder). Если имеется несколько файлов с одинаковым именем, будет использован первый найденный файл.</text:p>
          <text:p text:style-name="P14">По умолчанию один искатель отключен: django.contrib.staticfiles.finders.DefaultStorageFinder. Если он добавлен в ваш параметр STATICFILES_FINDERS, он будет искать статические файлы в хранилище файлов по умолчанию, определенном параметром DEFAULT_FILE_STORAGE.</text:p>
          <text:p text:style-name="P9"><text:span text:style-name="Source_20_Text"><text:span text:style-name="T3">Внимание</text:span></text:span></text:p>
          <text:p text:style-name="P10"><text:soft-page-break/></text:p>
          <text:p text:style-name="P10"><text:span text:style-name="Source_20_Text"><text:span text:style-name="T4"><text:s/></text:span></text:span><text:span text:style-name="Source_20_Text"><text:span text:style-name="T3">При использовании AppDirectoriesFinderfinder убедитесь, что статические файлы могут найти ваше приложение. Просто добавьте приложение в настройки INSTALLED_APPS вашего веб-сайта.</text:span></text:span></text:p>
          <text:p text:style-name="P10"/>
          <text:p text:style-name="P10"><text:span text:style-name="Source_20_Text"><text:span text:style-name="T4"><text:s/></text:span></text:span><text:span text:style-name="Source_20_Text"><text:span text:style-name="T3">Поиск статических файлов в настоящее время считается выделенным интерфейсом, поэтому этот интерфейс не документирован.</text:span></text:span></text:p>
          <text:p text:style-name="P11">12345</text:p>
        </text:section>
      </text:section>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1" svg:font-family="Consolas, Inconsolata, Courier, monospace"/>
    <style:font-face style:name="Consolas" svg:font-family="Consolas, Inconsolata, Courier, monospace, 'PingFang SC', 'Microsoft YaHei', sans-serif"/>
    <style:font-face style:name="Lato" svg:font-family="Lato, apple-system, 'SF UI Text', Arial, 'PingFang SC', 'Hiragino Sans GB', 'Microsoft YaHei', 'WenQuanYi Micro Hei', sans-serif"/>
    <style:font-face style:name="inherit" svg:font-family="inherit"/>
    <style:font-face style:name="oswaldbook" svg:font-family="oswaldbook,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16:47:29.945441855</meta:creation-date>
    <dc:date>2022-07-29T16:50:48.252121299</dc:date>
    <meta:editing-duration>PT3M19S</meta:editing-duration>
    <meta:editing-cycles>1</meta:editing-cycles>
    <meta:document-statistic meta:table-count="0" meta:image-count="0" meta:object-count="1" meta:page-count="94" meta:paragraph-count="1332" meta:word-count="11252" meta:character-count="90605" meta:non-whitespace-character-count="80291"/>
    <meta:generator>LibreOffice/7.0.4.2$Linux_X86_64 LibreOffice_project/00$Build-2</meta:generator>
  </office:meta>
</office:document-meta>
</file>